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21c9c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21c9c" officeooo:paragraph-rsid="00121c9c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40c78" officeooo:paragraph-rsid="00140c78" fo:background-color="transparent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9fd8e" officeooo:paragraph-rsid="0019fd8e" fo:background-color="transparent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266564" officeooo:paragraph-rsid="00266564" fo:background-color="#ffffff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2bf381" officeooo:paragraph-rsid="002bf381" fo:background-color="#ffffff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21c9c" officeooo:paragraph-rsid="00121c9c" fo:background-color="#ff8000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90b12" officeooo:paragraph-rsid="00190b12" fo:background-color="#ff8000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2bf381" officeooo:paragraph-rsid="002bf381" fo:background-color="#ff8000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21c9c" officeooo:paragraph-rsid="00121c9c" fo:background-color="transparent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65f0b" officeooo:paragraph-rsid="00165f0b" fo:background-color="transparent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77055" officeooo:paragraph-rsid="00177055" fo:background-color="transparent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bbac9" officeooo:paragraph-rsid="001bbac9" fo:background-color="transparent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c6457" officeooo:paragraph-rsid="001c6457" fo:background-color="transparent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dc40b" officeooo:paragraph-rsid="001dc40b" fo:background-color="transparent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e7b4b" officeooo:paragraph-rsid="001e7b4b" fo:background-color="transparent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eb3d6" officeooo:paragraph-rsid="001eb3d6" fo:background-color="transparent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1a0c4" officeooo:paragraph-rsid="0021a0c4" fo:background-color="transparent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1a0c4" officeooo:paragraph-rsid="0021d944" fo:background-color="transparent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1ffd7" officeooo:paragraph-rsid="0021d944" fo:background-color="transparent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2a4d2" officeooo:paragraph-rsid="0022a4d2" fo:background-color="transparent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2e94c" officeooo:paragraph-rsid="0022e94c" fo:background-color="transparent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4b75d" officeooo:paragraph-rsid="0024b75d" fo:background-color="transparent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79e28" officeooo:paragraph-rsid="00279e28" fo:background-color="transparent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9ad02" officeooo:paragraph-rsid="0029ad02" fo:background-color="transparent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bf381" officeooo:paragraph-rsid="002bf381" fo:background-color="transparent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deece" officeooo:paragraph-rsid="002e20b1" fo:background-color="transparent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Bitstream Vera Sans Mono" fo:font-size="10pt" style:text-underline-style="none" fo:font-weight="normal" officeooo:rsid="00165f0b" officeooo:paragraph-rsid="00165f0b" fo:background-color="#b4c7dc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Bitstream Vera Sans Mono" fo:font-size="10pt" style:text-underline-style="none" fo:font-weight="normal" officeooo:rsid="00190b12" officeooo:paragraph-rsid="00190b12" fo:background-color="#b4c7dc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21c9c" style:font-size-asian="16pt" style:font-weight-asian="bold" style:font-size-complex="16pt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40c78" style:font-size-asian="16pt" style:font-weight-asian="bold" style:font-size-complex="16pt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9fd8e" style:font-size-asian="16pt" style:font-weight-asian="bold" style:font-size-complex="16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22a4d2" style:font-size-asian="16pt" style:font-weight-asian="bold" style:font-size-complex="16pt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2bf381" style:font-size-asian="16pt" style:font-weight-asian="bold" style:font-size-complex="16pt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33097c" style:font-size-asian="16pt" style:font-weight-asian="bold" style:font-size-complex="16pt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408618" style:font-size-asian="16pt" style:font-weight-asian="bold" style:font-size-complex="16pt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4b8e8a" style:font-size-asian="16pt" style:font-weight-asian="bold" style:font-size-complex="16pt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5ca04b" style:font-size-asian="16pt" style:font-weight-asian="bold" style:font-size-complex="16pt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636443" style:font-size-asian="16pt" style:font-weight-asian="bold" style:font-size-complex="16pt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Droid Sans Mono" fo:font-size="10pt" style:text-underline-style="none" fo:font-weight="normal" officeooo:rsid="00190b12" officeooo:paragraph-rsid="00190b12" fo:background-color="#1e1e1e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style:line-height-at-least="0.503cm"/>
      <style:text-properties style:font-name="Droid Sans Mono" fo:font-size="10pt" fo:font-weight="normal" fo:background-color="#1e1e1e" style:font-size-asian="10pt" style:font-size-complex="10pt"/>
    </style:style>
    <style:style style:name="P42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190b12" officeooo:paragraph-rsid="00190b12" fo:background-color="#1e1e1e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1c6457" officeooo:paragraph-rsid="001c6457" fo:background-color="#1e1e1e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1dc40b" officeooo:paragraph-rsid="001dc40b" fo:background-color="#1e1e1e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1e7b4b" officeooo:paragraph-rsid="001e7b4b" fo:background-color="#1e1e1e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1a0c4" officeooo:paragraph-rsid="0021a0c4" fo:background-color="#1e1e1e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1ffd7" officeooo:paragraph-rsid="0021d944" fo:background-color="#1e1e1e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79e28" officeooo:paragraph-rsid="00279e28" fo:background-color="#1e1e1e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2a4d2" officeooo:paragraph-rsid="0022a4d2" fo:background-color="#1e1e1e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e20b1" officeooo:paragraph-rsid="002e20b1" fo:background-color="#1e1e1e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style:text-underline-style="none" fo:font-weight="normal" officeooo:rsid="0033097c" officeooo:paragraph-rsid="0033097c" fo:background-color="#1e1e1e" style:font-size-asian="10pt" style:font-weight-asian="normal" style:font-size-complex="10pt" style:font-weight-complex="normal"/>
    </style:style>
    <style:style style:name="P52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style:text-underline-style="none" fo:font-weight="normal" officeooo:rsid="00408618" officeooo:paragraph-rsid="00408618" fo:background-color="#1e1e1e" style:font-size-asian="10pt" style:font-weight-asian="normal" style:font-size-complex="10pt" style:font-weight-complex="normal"/>
    </style:style>
    <style:style style:name="P53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style:text-underline-style="none" fo:font-weight="normal" officeooo:rsid="004cfad0" officeooo:paragraph-rsid="004cfad0" fo:background-color="#1e1e1e" style:font-size-asian="10pt" style:font-weight-asian="normal" style:font-size-complex="10pt" style:font-weight-complex="normal"/>
    </style:style>
    <style:style style:name="P54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style:text-underline-style="none" fo:font-weight="normal" officeooo:rsid="004b8e8a" officeooo:paragraph-rsid="004b8e8a" fo:background-color="#1e1e1e" style:font-size-asian="10pt" style:font-weight-asian="normal" style:font-size-complex="10pt" style:font-weight-complex="normal"/>
    </style:style>
    <style:style style:name="P55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style:text-underline-style="none" fo:font-weight="normal" officeooo:rsid="005e9b61" officeooo:paragraph-rsid="005e9b61" fo:background-color="#1e1e1e" style:font-size-asian="10pt" style:font-weight-asian="normal" style:font-size-complex="10pt" style:font-weight-complex="normal"/>
    </style:style>
    <style:style style:name="P56" style:family="paragraph" style:parent-style-name="Standard">
      <style:paragraph-properties style:line-height-at-least="0.503cm"/>
      <style:text-properties fo:color="#d4d4d4" style:font-name="Droid Sans Mono" fo:font-size="10pt" fo:font-weight="normal" fo:background-color="#1e1e1e" style:font-size-asian="10pt" style:font-size-complex="10pt"/>
    </style:style>
    <style:style style:name="P57" style:family="paragraph" style:parent-style-name="Standard">
      <style:paragraph-properties style:line-height-at-least="0.503cm"/>
      <style:text-properties fo:color="#d4d4d4" style:font-name="Droid Sans Mono" fo:font-size="10pt" fo:font-weight="normal" officeooo:paragraph-rsid="002e20b1" fo:background-color="#1e1e1e" style:font-size-asian="10pt" style:font-size-complex="10pt"/>
    </style:style>
    <style:style style:name="P58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3484a0" fo:background-color="#1e1e1e" style:font-size-asian="10pt" style:font-size-complex="10pt"/>
    </style:style>
    <style:style style:name="P59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440883" fo:background-color="#1e1e1e" style:font-size-asian="10pt" style:font-size-complex="10pt"/>
    </style:style>
    <style:style style:name="P60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470722" fo:background-color="#1e1e1e" style:font-size-asian="10pt" style:font-size-complex="10pt"/>
    </style:style>
    <style:style style:name="P61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47eec3" fo:background-color="#1e1e1e" style:font-size-asian="10pt" style:font-size-complex="10pt"/>
    </style:style>
    <style:style style:name="P62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48e020" fo:background-color="#1e1e1e" style:font-size-asian="10pt" style:font-size-complex="10pt"/>
    </style:style>
    <style:style style:name="P63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4a0ecb" fo:background-color="#1e1e1e" style:font-size-asian="10pt" style:font-size-complex="10pt"/>
    </style:style>
    <style:style style:name="P64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4ad125" fo:background-color="#1e1e1e" style:font-size-asian="10pt" style:font-size-complex="10pt"/>
    </style:style>
    <style:style style:name="P65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4e2148" fo:background-color="#1e1e1e" style:font-size-asian="10pt" style:font-size-complex="10pt"/>
    </style:style>
    <style:style style:name="P66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4f5aeb" fo:background-color="#1e1e1e" style:font-size-asian="10pt" style:font-size-complex="10pt"/>
    </style:style>
    <style:style style:name="P67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540a4b" fo:background-color="#1e1e1e" style:font-size-asian="10pt" style:font-size-complex="10pt"/>
    </style:style>
    <style:style style:name="P68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540d31" fo:background-color="#1e1e1e" style:font-size-asian="10pt" style:font-size-complex="10pt"/>
    </style:style>
    <style:style style:name="P69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551c6c" fo:background-color="#1e1e1e" style:font-size-asian="10pt" style:font-size-complex="10pt"/>
    </style:style>
    <style:style style:name="P70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583e70" fo:background-color="#1e1e1e" style:font-size-asian="10pt" style:font-size-complex="10pt"/>
    </style:style>
    <style:style style:name="P71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paragraph-rsid="0021d944" fo:background-color="#1e1e1e" style:font-size-asian="10pt" style:font-size-complex="10pt"/>
    </style:style>
    <style:style style:name="P72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paragraph-rsid="002e20b1" fo:background-color="#1e1e1e" style:font-size-asian="10pt" style:font-size-complex="10pt"/>
    </style:style>
    <style:style style:name="P73" style:family="paragraph" style:parent-style-name="Standard">
      <style:paragraph-properties style:line-height-at-least="0.503cm"/>
      <style:text-properties fo:color="#d4d4d4" style:font-name="Droid Sans Mono" fo:font-size="10pt" fo:font-weight="bold" fo:background-color="#1e1e1e" style:font-size-asian="10pt" style:font-weight-asian="bold" style:font-size-complex="10pt" style:font-weight-complex="bold"/>
    </style:style>
    <style:style style:name="P74" style:family="paragraph" style:parent-style-name="Standard">
      <style:paragraph-properties fo:text-align="justify" style:justify-single-word="false"/>
      <style:text-properties fo:color="#d4d4d4" style:font-name="Droid Sans Mono" fo:font-size="12pt" style:text-underline-style="none" fo:font-weight="normal" officeooo:rsid="00190b12" officeooo:paragraph-rsid="00190b12" fo:background-color="#1e1e1e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justify" style:justify-single-word="false"/>
      <style:text-properties fo:color="#d4d4d4" style:font-name="Droid Sans Mono" fo:font-size="12pt" fo:font-weight="normal" officeooo:paragraph-rsid="002e20b1" fo:background-color="#1e1e1e" style:font-size-asian="10.5pt" style:font-size-complex="12pt"/>
    </style:style>
    <style:style style:name="P76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77" style:family="paragraph" style:parent-style-name="Standard">
      <style:paragraph-properties fo:text-align="justify" style:justify-single-word="false"/>
      <style:text-properties fo:color="#d4d4d4" style:font-name="Droid Sans Mono" fo:font-size="10.5pt" fo:font-weight="normal" officeooo:paragraph-rsid="0024b75d" fo:background-color="#1e1e1e"/>
    </style:style>
    <style:style style:name="P78" style:family="paragraph" style:parent-style-name="Standard">
      <style:paragraph-properties style:line-height-at-least="0.503cm"/>
      <style:text-properties fo:font-size="10pt" style:font-size-asian="10pt" style:font-size-complex="10pt"/>
    </style:style>
    <style:style style:name="P79" style:family="paragraph" style:parent-style-name="Standard">
      <style:paragraph-properties style:line-height-at-least="0.503cm" fo:text-align="justify" style:justify-single-word="false"/>
      <style:text-properties fo:font-size="10pt" officeooo:paragraph-rsid="00408618" style:font-size-asian="10pt" style:font-size-complex="10pt"/>
    </style:style>
    <style:style style:name="P80" style:family="paragraph" style:parent-style-name="Standard">
      <style:paragraph-properties fo:text-align="justify" style:justify-single-word="false"/>
      <style:text-properties fo:font-size="10pt" officeooo:paragraph-rsid="002e20b1" style:font-size-asian="10pt" style:font-size-complex="10pt"/>
    </style:style>
    <style:style style:name="P81" style:family="paragraph" style:parent-style-name="Standard">
      <style:paragraph-properties fo:text-align="justify" style:justify-single-word="false"/>
      <style:text-properties fo:font-size="10pt" officeooo:rsid="002e20b1" officeooo:paragraph-rsid="002e20b1" style:font-size-asian="10pt" style:font-size-complex="10pt"/>
    </style:style>
    <style:style style:name="P82" style:family="paragraph" style:parent-style-name="Standard">
      <style:paragraph-properties fo:text-align="justify" style:justify-single-word="false"/>
      <style:text-properties fo:color="#6a9955" style:font-name="Droid Sans Mono" fo:font-size="10pt" style:text-underline-style="none" fo:font-weight="normal" officeooo:rsid="00190b12" officeooo:paragraph-rsid="00190b12" fo:background-color="#1e1e1e" style:font-size-asian="10pt" style:font-weight-asian="normal" style:font-size-complex="10pt" style:font-weight-complex="normal"/>
    </style:style>
    <style:style style:name="P83" style:family="paragraph" style:parent-style-name="Standard">
      <style:paragraph-properties fo:text-align="justify" style:justify-single-word="false"/>
      <style:text-properties fo:color="#6a9955" style:font-name="Droid Sans Mono" fo:font-size="10pt" style:text-underline-style="none" fo:font-weight="normal" officeooo:rsid="00279e28" officeooo:paragraph-rsid="00279e28" fo:background-color="#1e1e1e" style:font-size-asian="10pt" style:font-weight-asian="normal" style:font-size-complex="10pt" style:font-weight-complex="normal"/>
    </style:style>
    <style:style style:name="P84" style:family="paragraph" style:parent-style-name="Standard">
      <style:paragraph-properties fo:text-align="justify" style:justify-single-word="false"/>
      <style:text-properties fo:color="#6a9955" style:font-name="Droid Sans Mono" fo:font-size="10pt" style:text-underline-style="none" fo:font-weight="normal" officeooo:rsid="002bf381" officeooo:paragraph-rsid="002bf381" fo:background-color="#1e1e1e" style:font-size-asian="10pt" style:font-weight-asian="normal" style:font-size-complex="10pt" style:font-weight-complex="normal"/>
    </style:style>
    <style:style style:name="P85" style:family="paragraph" style:parent-style-name="Standard">
      <style:paragraph-properties style:line-height-at-least="0.503cm" fo:text-align="justify" style:justify-single-word="false"/>
      <style:text-properties fo:color="#6a9955" style:font-name="Droid Sans Mono" fo:font-size="10pt" style:text-underline-style="none" fo:font-weight="normal" officeooo:rsid="002bf381" officeooo:paragraph-rsid="002c1181" fo:background-color="#1e1e1e" style:font-size-asian="10pt" style:font-weight-asian="normal" style:font-size-complex="10pt" style:font-weight-complex="normal"/>
    </style:style>
    <style:style style:name="P86" style:family="paragraph" style:parent-style-name="Standard">
      <style:paragraph-properties style:line-height-at-least="0.503cm" fo:text-align="justify" style:justify-single-word="false"/>
      <style:text-properties fo:color="#6a9955" style:font-name="Droid Sans Mono" fo:font-size="10pt" style:text-underline-style="none" fo:font-weight="normal" officeooo:rsid="0033097c" officeooo:paragraph-rsid="0033097c" fo:background-color="#1e1e1e" style:font-size-asian="10pt" style:font-weight-asian="normal" style:font-size-complex="10pt" style:font-weight-complex="normal"/>
    </style:style>
    <style:style style:name="P87" style:family="paragraph" style:parent-style-name="Standard">
      <style:paragraph-properties style:line-height-at-least="0.503cm" fo:text-align="justify" style:justify-single-word="false"/>
      <style:text-properties fo:color="#6a9955" style:font-name="Droid Sans Mono" fo:font-size="10pt" style:text-underline-style="none" fo:font-weight="normal" officeooo:rsid="004b8e8a" officeooo:paragraph-rsid="004b8e8a" fo:background-color="#1e1e1e" style:font-size-asian="10pt" style:font-weight-asian="normal" style:font-size-complex="10pt" style:font-weight-complex="normal"/>
    </style:style>
    <style:style style:name="P88" style:family="paragraph" style:parent-style-name="Standard">
      <style:paragraph-properties style:line-height-at-least="0.503cm" fo:text-align="justify" style:justify-single-word="false"/>
      <style:text-properties fo:color="#6a9955" style:font-name="Droid Sans Mono" fo:font-size="10pt" style:text-underline-style="none" fo:font-weight="normal" officeooo:rsid="005ca04b" officeooo:paragraph-rsid="005ca04b" fo:background-color="#1e1e1e" style:font-size-asian="10pt" style:font-weight-asian="normal" style:font-size-complex="10pt" style:font-weight-complex="normal"/>
    </style:style>
    <style:style style:name="P89" style:family="paragraph" style:parent-style-name="Standard">
      <style:paragraph-properties style:line-height-at-least="0.503cm" fo:text-align="justify" style:justify-single-word="false"/>
      <style:text-properties fo:color="#6a9955" style:font-name="Droid Sans Mono" fo:font-size="10pt" style:text-underline-style="none" fo:font-weight="normal" officeooo:rsid="00620cae" officeooo:paragraph-rsid="00620cae" fo:background-color="#1e1e1e" style:font-size-asian="10pt" style:font-weight-asian="normal" style:font-size-complex="10pt" style:font-weight-complex="normal"/>
    </style:style>
    <style:style style:name="P90" style:family="paragraph" style:parent-style-name="Standard">
      <style:paragraph-properties style:line-height-at-least="0.503cm" fo:text-align="justify" style:justify-single-word="false"/>
      <style:text-properties fo:color="#6a9955" style:font-name="Droid Sans Mono" fo:font-size="10pt" style:text-underline-style="none" fo:font-weight="normal" officeooo:rsid="00636443" officeooo:paragraph-rsid="00636443" fo:background-color="#1e1e1e" style:font-size-asian="10pt" style:font-weight-asian="normal" style:font-size-complex="10pt" style:font-weight-complex="normal"/>
    </style:style>
    <style:style style:name="P91" style:family="paragraph" style:parent-style-name="Standard">
      <style:paragraph-properties style:line-height-at-least="0.503cm" fo:text-align="justify" style:justify-single-word="false"/>
      <style:text-properties fo:color="#6a9955" style:font-name="Droid Sans Mono" fo:font-size="10pt" style:text-underline-style="none" fo:font-weight="normal" officeooo:rsid="0066aece" officeooo:paragraph-rsid="0066aece" fo:background-color="#1e1e1e" style:font-size-asian="10pt" style:font-weight-asian="normal" style:font-size-complex="10pt" style:font-weight-complex="normal"/>
    </style:style>
    <style:style style:name="P92" style:family="paragraph" style:parent-style-name="Standard">
      <style:paragraph-properties style:line-height-at-least="0.503cm"/>
      <style:text-properties fo:color="#6a9955" style:font-name="Droid Sans Mono" fo:font-size="10pt" fo:font-weight="normal" fo:background-color="#1e1e1e" style:font-size-asian="10pt" style:font-size-complex="10pt"/>
    </style:style>
    <style:style style:name="P93" style:family="paragraph" style:parent-style-name="Standard">
      <style:paragraph-properties style:line-height-at-least="0.503cm" fo:text-align="justify" style:justify-single-word="false"/>
      <style:text-properties fo:color="#6a9955" style:font-name="Droid Sans Mono" fo:font-size="10.5pt" style:text-underline-style="none" fo:font-weight="normal" officeooo:rsid="004b8e8a" officeooo:paragraph-rsid="004b8e8a" fo:background-color="#1e1e1e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justify" style:justify-single-word="false"/>
      <style:text-properties fo:color="#6a9955" style:font-name="Bitstream Vera Sans Mono" fo:font-size="10pt" style:text-underline-style="none" fo:font-weight="normal" officeooo:rsid="0022e94c" officeooo:paragraph-rsid="0022e94c" fo:background-color="transparent" style:font-size-asian="10pt" style:font-weight-asian="normal" style:font-size-complex="10pt" style:font-weight-complex="normal"/>
    </style:style>
    <style:style style:name="P95" style:family="paragraph" style:parent-style-name="Standard">
      <style:paragraph-properties style:line-height-at-least="0.503cm"/>
      <style:text-properties fo:color="#ce9178" style:font-name="Droid Sans Mono" fo:font-size="10pt" fo:font-weight="normal" fo:background-color="#1e1e1e" style:font-size-asian="10pt" style:font-size-complex="10pt"/>
    </style:style>
    <style:style style:name="P96" style:family="paragraph" style:parent-style-name="Standard">
      <style:paragraph-properties fo:text-align="justify" style:justify-single-word="false"/>
      <style:text-properties officeooo:paragraph-rsid="0021d944"/>
    </style:style>
    <style:style style:name="P97" style:family="paragraph" style:parent-style-name="Standard">
      <style:paragraph-properties style:line-height-at-least="0.503cm"/>
    </style:style>
    <style:style style:name="P98" style:family="paragraph" style:parent-style-name="Standard">
      <style:paragraph-properties style:line-height-at-least="0.503cm" fo:text-align="justify" style:justify-single-word="false"/>
      <style:text-properties officeooo:paragraph-rsid="0066aece"/>
    </style:style>
    <style:style style:name="P99" style:family="paragraph" style:parent-style-name="Standard">
      <style:paragraph-properties fo:text-align="justify" style:justify-single-word="false"/>
      <style:text-properties fo:color="#000000" style:font-name="Bitstream Vera Sans Mono" fo:font-size="12pt" style:text-underline-style="none" fo:font-weight="normal" officeooo:rsid="002deece" officeooo:paragraph-rsid="002e20b1" fo:background-color="transparent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justify" style:justify-single-word="false"/>
      <style:text-properties fo:color="#000000" style:font-name="Bitstream Vera Sans Mono" fo:font-size="12pt" style:text-underline-style="none" fo:font-weight="normal" officeooo:rsid="002e20b1" officeooo:paragraph-rsid="002e20b1" fo:background-color="transparent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33097c" officeooo:paragraph-rsid="0033097c" fo:background-color="transparent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33097c" officeooo:paragraph-rsid="00383ebd" fo:background-color="transparent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33097c" officeooo:paragraph-rsid="003484a0" fo:background-color="transparent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3aef76" officeooo:paragraph-rsid="003aef76" fo:background-color="transparent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3c4d6c" officeooo:paragraph-rsid="003c4d6c" fo:background-color="transparent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3d586e" officeooo:paragraph-rsid="003d586e" fo:background-color="transparent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4b8e8a" fo:background-color="transparent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4e2148" fo:background-color="transparent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4f5aeb" fo:background-color="transparent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540a4b" fo:background-color="transparent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540d31" fo:background-color="transparent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5924e6" fo:background-color="transparent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551c6c" fo:background-color="transparent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583e70" fo:background-color="transparent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style:line-height-at-least="0.503cm"/>
      <style:text-properties fo:color="#000000" style:font-name="Bitstream Vera Sans Mono" fo:font-size="12pt" style:text-underline-style="none" fo:font-weight="normal" officeooo:rsid="004b8e8a" officeooo:paragraph-rsid="005ca04b" fo:background-color="transparent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cfad0" officeooo:paragraph-rsid="004cfad0" fo:background-color="transparent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636443" officeooo:paragraph-rsid="00636443" fo:background-color="transparent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66aece" officeooo:paragraph-rsid="0066aece" fo:background-color="transparent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08618" fo:background-color="transparent" style:font-size-asian="12pt" style:font-weight-asian="normal" style:font-size-complex="12pt" style:font-weight-complex="normal"/>
    </style:style>
    <style:style style:name="P120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40883" fo:background-color="transparent" style:font-size-asian="12pt" style:font-weight-asian="normal" style:font-size-complex="12pt" style:font-weight-complex="normal"/>
    </style:style>
    <style:style style:name="P121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70722" fo:background-color="transparent" style:font-size-asian="12pt" style:font-weight-asian="normal" style:font-size-complex="12pt" style:font-weight-complex="normal"/>
    </style:style>
    <style:style style:name="P122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7eec3" fo:background-color="transparent" style:font-size-asian="12pt" style:font-weight-asian="normal" style:font-size-complex="12pt" style:font-weight-complex="normal"/>
    </style:style>
    <style:style style:name="P123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8e020" fo:background-color="transparent" style:font-size-asian="12pt" style:font-weight-asian="normal" style:font-size-complex="12pt" style:font-weight-complex="normal"/>
    </style:style>
    <style:style style:name="P124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a0ecb" fo:background-color="transparent" style:font-size-asian="12pt" style:font-weight-asian="normal" style:font-size-complex="12pt" style:font-weight-complex="normal"/>
    </style:style>
    <style:style style:name="P125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ad125" fo:background-color="transparent" style:font-size-asian="12pt" style:font-weight-asian="normal" style:font-size-complex="12pt" style:font-weight-complex="normal"/>
    </style:style>
    <style:style style:name="P126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27d70" officeooo:paragraph-rsid="00427d70" fo:background-color="transparent" style:font-size-asian="12pt" style:font-weight-asian="normal" style:font-size-complex="12pt" style:font-weight-complex="normal"/>
    </style:style>
    <style:style style:name="P127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5ca04b" officeooo:paragraph-rsid="005ca04b" fo:background-color="transparent" style:font-size-asian="12pt" style:font-weight-asian="normal" style:font-size-complex="12pt" style:font-weight-complex="normal"/>
    </style:style>
    <style:style style:name="P128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5e9b61" officeooo:paragraph-rsid="005e9b61" fo:background-color="transparent" style:font-size-asian="12pt" style:font-weight-asian="normal" style:font-size-complex="12pt" style:font-weight-complex="normal"/>
    </style:style>
    <style:style style:name="P129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620cae" officeooo:paragraph-rsid="00620cae" fo:background-color="transparent" style:font-size-asian="12pt" style:font-weight-asian="normal" style:font-size-complex="12pt" style:font-weight-complex="normal"/>
    </style:style>
    <style:style style:name="P130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bold" officeooo:rsid="00427d70" officeooo:paragraph-rsid="00427d70" fo:background-color="transparent" style:font-size-asian="12pt" style:font-weight-asian="bold" style:font-size-complex="12pt" style:font-weight-complex="bold"/>
    </style:style>
    <style:style style:name="P131" style:family="paragraph" style:parent-style-name="Standard">
      <style:paragraph-properties style:line-height-at-least="0.503cm" fo:text-align="center" style:justify-single-word="false"/>
      <style:text-properties fo:color="#000000" style:font-name="Bitstream Vera Sans Mono" fo:font-size="16pt" style:text-underline-style="solid" style:text-underline-width="auto" style:text-underline-color="font-color" fo:font-weight="bold" officeooo:rsid="00408618" officeooo:paragraph-rsid="00408618" fo:background-color="#ffffff" style:font-size-asian="16pt" style:font-weight-asian="bold" style:font-size-complex="16pt" style:font-weight-complex="bold"/>
    </style:style>
    <style:style style:name="P132" style:family="paragraph" style:parent-style-name="Standard">
      <style:paragraph-properties style:line-height-at-least="0.503cm" fo:text-align="center" style:justify-single-word="false"/>
      <style:text-properties fo:color="#000000" style:font-name="Bitstream Vera Sans Mono" fo:font-size="16pt" style:text-underline-style="solid" style:text-underline-width="auto" style:text-underline-color="font-color" fo:font-weight="bold" officeooo:rsid="005ca04b" officeooo:paragraph-rsid="005ca04b" fo:background-color="#ffffff" style:font-size-asian="16pt" style:font-weight-asian="bold" style:font-size-complex="16pt" style:font-weight-complex="bold"/>
    </style:style>
    <style:style style:name="P133" style:family="paragraph" style:parent-style-name="Standard">
      <style:paragraph-properties style:line-height-at-least="0.503cm" fo:text-align="center" style:justify-single-word="false"/>
      <style:text-properties fo:color="#000000" style:font-name="Bitstream Vera Sans Mono" fo:font-size="16pt" style:text-underline-style="solid" style:text-underline-width="auto" style:text-underline-color="font-color" fo:font-weight="bold" officeooo:rsid="00636443" officeooo:paragraph-rsid="00636443" fo:background-color="#ffffff" style:font-size-asian="16pt" style:font-weight-asian="bold" style:font-size-complex="16pt" style:font-weight-complex="bold"/>
    </style:style>
    <style:style style:name="P134" style:family="paragraph" style:parent-style-name="Standard">
      <style:paragraph-properties style:line-height-at-least="0.503cm" fo:text-align="center" style:justify-single-word="false"/>
      <style:text-properties fo:color="#000000" style:font-name="Bitstream Vera Sans Mono" fo:font-size="16pt" style:text-underline-style="solid" style:text-underline-width="auto" style:text-underline-color="font-color" fo:font-weight="bold" officeooo:rsid="004b8e8a" officeooo:paragraph-rsid="004b8e8a" fo:background-color="#fff200" style:font-size-asian="16pt" style:font-weight-asian="bold" style:font-size-complex="16pt" style:font-weight-complex="bold"/>
    </style:style>
    <style:style style:name="P135" style:family="paragraph" style:parent-style-name="Standard">
      <style:paragraph-properties style:line-height-at-least="0.503cm" fo:text-align="center" style:justify-single-word="false"/>
      <style:text-properties fo:color="#000000" style:font-name="Bitstream Vera Sans Mono" fo:font-size="16pt" style:text-underline-style="solid" style:text-underline-width="auto" style:text-underline-color="font-color" fo:font-weight="bold" officeooo:rsid="0033097c" officeooo:paragraph-rsid="0033097c" fo:background-color="transparent" style:font-size-asian="16pt" style:font-weight-asian="bold" style:font-size-complex="16pt" style:font-weight-complex="bold"/>
    </style:style>
    <style:style style:name="P136" style:family="paragraph" style:parent-style-name="Standard">
      <style:paragraph-properties style:line-height-at-least="0.503cm"/>
      <style:text-properties fo:color="#000000" style:font-name="Droid Sans Mono" fo:font-size="12pt" fo:font-weight="normal" officeooo:rsid="00408618" officeooo:paragraph-rsid="00408618" fo:background-color="transparent" style:font-size-asian="12pt" style:font-size-complex="12pt"/>
    </style:style>
    <style:style style:name="P137" style:family="paragraph" style:parent-style-name="Standard">
      <style:paragraph-properties style:line-height-at-least="0.503cm"/>
      <style:text-properties fo:color="#000000" style:font-name="Droid Sans Mono" fo:font-size="12pt" style:text-underline-style="none" fo:font-weight="normal" officeooo:rsid="004b8e8a" officeooo:paragraph-rsid="004b8e8a" fo:background-color="transparent" style:font-size-asian="12pt" style:font-weight-asian="normal" style:font-size-complex="12pt" style:font-weight-complex="normal"/>
    </style:style>
    <style:style style:name="P138" style:family="paragraph" style:parent-style-name="Standard">
      <style:paragraph-properties style:line-height-at-least="0.503cm"/>
      <style:text-properties fo:color="#b5cea8" style:font-name="Droid Sans Mono" fo:font-size="10pt" fo:font-weight="normal" fo:background-color="#1e1e1e" style:font-size-asian="10pt" style:font-size-complex="10pt"/>
    </style:style>
    <style:style style:name="P139" style:family="paragraph" style:parent-style-name="Standard">
      <style:paragraph-properties style:line-height-at-least="0.503cm"/>
      <style:text-properties fo:color="#c586c0" style:font-name="Droid Sans Mono" fo:font-size="10pt" fo:font-weight="normal" fo:background-color="#1e1e1e" style:font-size-asian="10pt" style:font-size-complex="10pt"/>
    </style:style>
    <style:style style:name="P140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40c78" style:font-size-asian="16pt" style:font-weight-asian="bold" style:font-size-complex="16pt" style:font-weight-complex="bold"/>
    </style:style>
    <style:style style:name="P141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9fd8e" style:font-size-asian="16pt" style:font-weight-asian="bold" style:font-size-complex="16pt" style:font-weight-complex="bold"/>
    </style:style>
    <style:style style:name="P142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22a4d2" style:font-size-asian="16pt" style:font-weight-asian="bold" style:font-size-complex="16pt" style:font-weight-complex="bold"/>
    </style:style>
    <style:style style:name="P143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2bf381" style:font-size-asian="16pt" style:font-weight-asian="bold" style:font-size-complex="16pt" style:font-weight-complex="bold"/>
    </style:style>
    <style:style style:name="P144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33097c" style:font-size-asian="16pt" style:font-weight-asian="bold" style:font-size-complex="16pt" style:font-weight-complex="bold"/>
    </style:style>
    <style:style style:name="P145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408618" style:font-size-asian="16pt" style:font-weight-asian="bold" style:font-size-complex="16pt" style:font-weight-complex="bold"/>
    </style:style>
    <style:style style:name="P146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4b8e8a" style:font-size-asian="16pt" style:font-weight-asian="bold" style:font-size-complex="16pt" style:font-weight-complex="bold"/>
    </style:style>
    <style:style style:name="P147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5ca04b" style:font-size-asian="16pt" style:font-weight-asian="bold" style:font-size-complex="16pt" style:font-weight-complex="bold"/>
    </style:style>
    <style:style style:name="P148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636443" style:font-size-asian="16pt" style:font-weight-asian="bold" style:font-size-complex="16pt" style:font-weight-complex="bold"/>
    </style:style>
    <style:style style:name="P149" style:family="paragraph" style:parent-style-name="Standard">
      <style:paragraph-properties fo:margin-top="0cm" fo:margin-bottom="0.499cm" loext:contextual-spacing="false" style:line-height-at-least="0.503cm"/>
      <style:text-properties fo:font-size="10pt" style:font-size-asian="10pt" style:font-size-complex="10pt"/>
    </style:style>
    <style:style style:name="P150" style:family="paragraph" style:parent-style-name="Standard" style:list-style-name="L1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21c9c" officeooo:paragraph-rsid="00121c9c" fo:background-color="#ff8000" style:font-size-asian="10.5pt" style:font-weight-asian="bold" style:font-size-complex="12pt" style:font-weight-complex="bold"/>
    </style:style>
    <style:style style:name="P151" style:family="paragraph" style:parent-style-name="Standard" style:list-style-name="L3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40c78" officeooo:paragraph-rsid="00140c78" fo:background-color="#ff8000" style:font-size-asian="10.5pt" style:font-weight-asian="bold" style:font-size-complex="12pt" style:font-weight-complex="bold"/>
    </style:style>
    <style:style style:name="P152" style:family="paragraph" style:parent-style-name="Standard" style:list-style-name="L3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65f0b" officeooo:paragraph-rsid="00165f0b" fo:background-color="#ff8000" style:font-size-asian="10.5pt" style:font-weight-asian="bold" style:font-size-complex="12pt" style:font-weight-complex="bold"/>
    </style:style>
    <style:style style:name="P153" style:family="paragraph" style:parent-style-name="Standard" style:list-style-name="L3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77055" officeooo:paragraph-rsid="00177055" fo:background-color="#ff8000" style:font-size-asian="10.5pt" style:font-weight-asian="bold" style:font-size-complex="12pt" style:font-weight-complex="bold"/>
    </style:style>
    <style:style style:name="P154" style:family="paragraph" style:parent-style-name="Standard" style:list-style-name="L3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90b12" officeooo:paragraph-rsid="00190b12" fo:background-color="#ff8000" style:font-size-asian="10.5pt" style:font-weight-asian="bold" style:font-size-complex="12pt" style:font-weight-complex="bold"/>
    </style:style>
    <style:style style:name="P155" style:family="paragraph" style:parent-style-name="Standard" style:list-style-name="L8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9fd8e" officeooo:paragraph-rsid="0019fd8e" fo:background-color="#ff8000" style:font-size-asian="10.5pt" style:font-weight-asian="bold" style:font-size-complex="12pt" style:font-weight-complex="bold"/>
    </style:style>
    <style:style style:name="P156" style:family="paragraph" style:parent-style-name="Standard" style:list-style-name="L8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9fd8e" officeooo:paragraph-rsid="0021a0c4" fo:background-color="#ff8000" style:font-size-asian="10.5pt" style:font-weight-asian="bold" style:font-size-complex="12pt" style:font-weight-complex="bold"/>
    </style:style>
    <style:style style:name="P157" style:family="paragraph" style:parent-style-name="Standard" style:list-style-name="L19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22a4d2" officeooo:paragraph-rsid="0022a4d2" fo:background-color="#ff8000" style:font-size-asian="10.5pt" style:font-weight-asian="bold" style:font-size-complex="12pt" style:font-weight-complex="bold"/>
    </style:style>
    <style:style style:name="P158" style:family="paragraph" style:parent-style-name="Standard" style:list-style-name="L19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22a4d2" officeooo:paragraph-rsid="0024c2b6" fo:background-color="#ff8000" style:font-size-asian="10.5pt" style:font-weight-asian="bold" style:font-size-complex="12pt" style:font-weight-complex="bold"/>
    </style:style>
    <style:style style:name="P159" style:family="paragraph" style:parent-style-name="Standard" style:list-style-name="L24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2bf381" officeooo:paragraph-rsid="002bf381" fo:background-color="#ff8000" style:font-size-asian="10.5pt" style:font-weight-asian="bold" style:font-size-complex="12pt" style:font-weight-complex="bold"/>
    </style:style>
    <style:style style:name="P160" style:family="paragraph" style:parent-style-name="Standard" style:list-style-name="L24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2bf381" officeooo:paragraph-rsid="002e20b1" fo:background-color="#ff8000" style:font-size-asian="10.5pt" style:font-weight-asian="bold" style:font-size-complex="12pt" style:font-weight-complex="bold"/>
    </style:style>
    <style:style style:name="P161" style:family="paragraph" style:parent-style-name="Standard" style:list-style-name="L2">
      <style:paragraph-properties fo:text-align="justify" style:justify-single-word="false"/>
      <style:text-properties style:font-name="Bitstream Vera Sans Mono" fo:font-size="12pt" style:text-underline-style="none" fo:font-weight="bold" officeooo:rsid="00121c9c" officeooo:paragraph-rsid="00121c9c" fo:background-color="transparent" style:font-size-asian="10.5pt" style:font-weight-asian="bold" style:font-size-complex="12pt" style:font-weight-complex="bold"/>
    </style:style>
    <style:style style:name="P162" style:family="paragraph" style:parent-style-name="Standard" style:list-style-name="L2">
      <style:paragraph-properties fo:text-align="justify" style:justify-single-word="false"/>
      <style:text-properties style:font-name="Bitstream Vera Sans Mono" fo:font-size="12pt" style:text-underline-style="none" fo:font-weight="bold" officeooo:rsid="00140c78" officeooo:paragraph-rsid="00140c78" fo:background-color="transparent" style:font-size-asian="10.5pt" style:font-weight-asian="bold" style:font-size-complex="12pt" style:font-weight-complex="bold"/>
    </style:style>
    <style:style style:name="P163" style:family="paragraph" style:parent-style-name="Standard" style:list-style-name="L4">
      <style:paragraph-properties fo:text-align="justify" style:justify-single-word="false"/>
      <style:text-properties style:font-name="Bitstream Vera Sans Mono" fo:font-size="12pt" style:text-underline-style="none" fo:font-weight="bold" officeooo:rsid="00165f0b" officeooo:paragraph-rsid="00165f0b" fo:background-color="transparent" style:font-size-asian="10.5pt" style:font-weight-asian="bold" style:font-size-complex="12pt" style:font-weight-complex="bold"/>
    </style:style>
    <style:style style:name="P164" style:family="paragraph" style:parent-style-name="Standard" style:list-style-name="L9">
      <style:paragraph-properties fo:text-align="justify" style:justify-single-word="false"/>
      <style:text-properties style:font-name="Bitstream Vera Sans Mono" fo:font-size="12pt" style:text-underline-style="none" fo:font-weight="bold" officeooo:rsid="001bbac9" officeooo:paragraph-rsid="001bbac9" fo:background-color="transparent" style:font-size-asian="10.5pt" style:font-weight-asian="bold" style:font-size-complex="12pt" style:font-weight-complex="bold"/>
    </style:style>
    <style:style style:name="P165" style:family="paragraph" style:parent-style-name="Standard" style:list-style-name="L12">
      <style:paragraph-properties fo:text-align="justify" style:justify-single-word="false"/>
      <style:text-properties style:font-name="Bitstream Vera Sans Mono" fo:font-size="12pt" style:text-underline-style="none" fo:font-weight="bold" officeooo:rsid="001e7b4b" officeooo:paragraph-rsid="001e7b4b" fo:background-color="transparent" style:font-size-asian="10.5pt" style:font-weight-asian="bold" style:font-size-complex="12pt" style:font-weight-complex="bold"/>
    </style:style>
    <style:style style:name="P166" style:family="paragraph" style:parent-style-name="Standard" style:list-style-name="L2">
      <style:paragraph-properties fo:text-align="justify" style:justify-single-word="false"/>
      <style:text-properties style:font-name="Bitstream Vera Sans Mono" fo:font-size="12pt" style:text-underline-style="none" fo:font-weight="normal" officeooo:rsid="00140c78" officeooo:paragraph-rsid="00140c78" fo:background-color="transparent" style:font-size-asian="10.5pt" style:font-weight-asian="normal" style:font-size-complex="12pt" style:font-weight-complex="normal"/>
    </style:style>
    <style:style style:name="P167" style:family="paragraph" style:parent-style-name="Standard" style:list-style-name="L2">
      <style:paragraph-properties fo:text-align="justify" style:justify-single-word="false"/>
      <style:text-properties style:font-name="Bitstream Vera Sans Mono" fo:font-size="12pt" style:text-underline-style="none" fo:font-weight="normal" officeooo:rsid="00121c9c" officeooo:paragraph-rsid="00121c9c" fo:background-color="transparent" style:font-size-asian="10.5pt" style:font-weight-asian="normal" style:font-size-complex="12pt" style:font-weight-complex="normal"/>
    </style:style>
    <style:style style:name="P168" style:family="paragraph" style:parent-style-name="Standard" style:list-style-name="L4">
      <style:paragraph-properties fo:text-align="justify" style:justify-single-word="false"/>
      <style:text-properties style:font-name="Bitstream Vera Sans Mono" fo:font-size="12pt" style:text-underline-style="none" fo:font-weight="normal" officeooo:rsid="00165f0b" officeooo:paragraph-rsid="00165f0b" fo:background-color="transparent" style:font-size-asian="10.5pt" style:font-weight-asian="normal" style:font-size-complex="12pt" style:font-weight-complex="normal"/>
    </style:style>
    <style:style style:name="P169" style:family="paragraph" style:parent-style-name="Standard" style:list-style-name="L5">
      <style:paragraph-properties fo:text-align="justify" style:justify-single-word="false"/>
      <style:text-properties style:font-name="Bitstream Vera Sans Mono" fo:font-size="12pt" style:text-underline-style="none" fo:font-weight="normal" officeooo:rsid="00177055" officeooo:paragraph-rsid="00177055" fo:background-color="transparent" style:font-size-asian="10.5pt" style:font-weight-asian="normal" style:font-size-complex="12pt" style:font-weight-complex="normal"/>
    </style:style>
    <style:style style:name="P170" style:family="paragraph" style:parent-style-name="Standard" style:list-style-name="L6">
      <style:paragraph-properties fo:text-align="justify" style:justify-single-word="false"/>
      <style:text-properties style:font-name="Bitstream Vera Sans Mono" fo:font-size="12pt" style:text-underline-style="none" fo:font-weight="normal" officeooo:rsid="00190b12" officeooo:paragraph-rsid="00190b12" fo:background-color="transparent" style:font-size-asian="10.5pt" style:font-weight-asian="normal" style:font-size-complex="12pt" style:font-weight-complex="normal"/>
    </style:style>
    <style:style style:name="P171" style:family="paragraph" style:parent-style-name="Standard" style:list-style-name="L7">
      <style:paragraph-properties fo:text-align="justify" style:justify-single-word="false"/>
      <style:text-properties style:font-name="Bitstream Vera Sans Mono" fo:font-size="12pt" style:text-underline-style="none" fo:font-weight="normal" officeooo:rsid="00190b12" officeooo:paragraph-rsid="00190b12" fo:background-color="transparent" style:font-size-asian="10.5pt" style:font-weight-asian="normal" style:font-size-complex="12pt" style:font-weight-complex="normal"/>
    </style:style>
    <style:style style:name="P172" style:family="paragraph" style:parent-style-name="Standard" style:list-style-name="L9">
      <style:paragraph-properties fo:text-align="justify" style:justify-single-word="false"/>
      <style:text-properties style:font-name="Bitstream Vera Sans Mono" fo:font-size="12pt" style:text-underline-style="none" fo:font-weight="normal" officeooo:rsid="001bbac9" officeooo:paragraph-rsid="001bbac9" fo:background-color="transparent" style:font-size-asian="10.5pt" style:font-weight-asian="normal" style:font-size-complex="12pt" style:font-weight-complex="normal"/>
    </style:style>
    <style:style style:name="P173" style:family="paragraph" style:parent-style-name="Standard" style:list-style-name="L10">
      <style:paragraph-properties fo:text-align="justify" style:justify-single-word="false"/>
      <style:text-properties style:font-name="Bitstream Vera Sans Mono" fo:font-size="12pt" style:text-underline-style="none" fo:font-weight="normal" officeooo:rsid="001c6457" officeooo:paragraph-rsid="001c6457" fo:background-color="transparent" style:font-size-asian="10.5pt" style:font-weight-asian="normal" style:font-size-complex="12pt" style:font-weight-complex="normal"/>
    </style:style>
    <style:style style:name="P174" style:family="paragraph" style:parent-style-name="Standard" style:list-style-name="L12">
      <style:paragraph-properties fo:text-align="justify" style:justify-single-word="false"/>
      <style:text-properties style:font-name="Bitstream Vera Sans Mono" fo:font-size="12pt" style:text-underline-style="none" fo:font-weight="normal" officeooo:rsid="001e7b4b" officeooo:paragraph-rsid="001e7b4b" fo:background-color="transparent" style:font-size-asian="10.5pt" style:font-weight-asian="normal" style:font-size-complex="12pt" style:font-weight-complex="normal"/>
    </style:style>
    <style:style style:name="P175" style:family="paragraph" style:parent-style-name="Standard" style:list-style-name="L13">
      <style:paragraph-properties fo:text-align="justify" style:justify-single-word="false"/>
      <style:text-properties style:font-name="Bitstream Vera Sans Mono" fo:font-size="12pt" style:text-underline-style="none" fo:font-weight="normal" officeooo:rsid="0019fd8e" officeooo:paragraph-rsid="0021a0c4" fo:background-color="transparent" style:font-size-asian="10.5pt" style:font-weight-asian="normal" style:font-size-complex="12pt" style:font-weight-complex="normal"/>
    </style:style>
    <style:style style:name="P176" style:family="paragraph" style:parent-style-name="Standard" style:list-style-name="L14">
      <style:paragraph-properties fo:text-align="justify" style:justify-single-word="false"/>
      <style:text-properties style:font-name="Bitstream Vera Sans Mono" fo:font-size="12pt" style:text-underline-style="none" fo:font-weight="normal" officeooo:rsid="0021a0c4" officeooo:paragraph-rsid="0021d944" fo:background-color="transparent" style:font-size-asian="10.5pt" style:font-weight-asian="normal" style:font-size-complex="12pt" style:font-weight-complex="normal"/>
    </style:style>
    <style:style style:name="P177" style:family="paragraph" style:parent-style-name="Standard" style:list-style-name="L15">
      <style:paragraph-properties fo:text-align="justify" style:justify-single-word="false"/>
      <style:text-properties style:font-name="Bitstream Vera Sans Mono" fo:font-size="12pt" style:text-underline-style="none" fo:font-weight="normal" officeooo:rsid="0021ffd7" officeooo:paragraph-rsid="0021ffd7" fo:background-color="transparent" style:font-size-asian="10.5pt" style:font-weight-asian="normal" style:font-size-complex="12pt" style:font-weight-complex="normal"/>
    </style:style>
    <style:style style:name="P178" style:family="paragraph" style:parent-style-name="Standard" style:list-style-name="L16">
      <style:paragraph-properties fo:text-align="justify" style:justify-single-word="false"/>
      <style:text-properties style:font-name="Bitstream Vera Sans Mono" fo:font-size="12pt" style:text-underline-style="none" fo:font-weight="normal" officeooo:rsid="0021ffd7" officeooo:paragraph-rsid="0021ffd7" fo:background-color="transparent" style:font-size-asian="10.5pt" style:font-weight-asian="normal" style:font-size-complex="12pt" style:font-weight-complex="normal"/>
    </style:style>
    <style:style style:name="P179" style:family="paragraph" style:parent-style-name="Standard" style:list-style-name="L17">
      <style:paragraph-properties fo:text-align="justify" style:justify-single-word="false"/>
      <style:text-properties style:font-name="Bitstream Vera Sans Mono" fo:font-size="12pt" style:text-underline-style="none" fo:font-weight="normal" officeooo:rsid="0022a4d2" officeooo:paragraph-rsid="0022a4d2" fo:background-color="transparent" style:font-size-asian="10.5pt" style:font-weight-asian="normal" style:font-size-complex="12pt" style:font-weight-complex="normal"/>
    </style:style>
    <style:style style:name="P180" style:family="paragraph" style:parent-style-name="Standard" style:list-style-name="L18">
      <style:paragraph-properties fo:text-align="justify" style:justify-single-word="false"/>
      <style:text-properties style:font-name="Bitstream Vera Sans Mono" fo:font-size="12pt" style:text-underline-style="none" fo:font-weight="normal" officeooo:rsid="0022a4d2" officeooo:paragraph-rsid="0022a4d2" fo:background-color="transparent" style:font-size-asian="10.5pt" style:font-weight-asian="normal" style:font-size-complex="12pt" style:font-weight-complex="normal"/>
    </style:style>
    <style:style style:name="P181" style:family="paragraph" style:parent-style-name="Standard" style:list-style-name="L18">
      <style:paragraph-properties fo:text-align="justify" style:justify-single-word="false"/>
      <style:text-properties style:font-name="Bitstream Vera Sans Mono" fo:font-size="12pt" style:text-underline-style="none" fo:font-weight="normal" officeooo:rsid="0022a4d2" officeooo:paragraph-rsid="00724894" fo:background-color="transparent" style:font-size-asian="10.5pt" style:font-weight-asian="normal" style:font-size-complex="12pt" style:font-weight-complex="normal"/>
    </style:style>
    <style:style style:name="P182" style:family="paragraph" style:parent-style-name="Standard" style:list-style-name="L20">
      <style:paragraph-properties fo:text-align="justify" style:justify-single-word="false"/>
      <style:text-properties style:font-name="Bitstream Vera Sans Mono" fo:font-size="12pt" style:text-underline-style="none" fo:font-weight="normal" officeooo:rsid="0022e94c" officeooo:paragraph-rsid="0022e94c" fo:background-color="transparent" style:font-size-asian="10.5pt" style:font-weight-asian="normal" style:font-size-complex="12pt" style:font-weight-complex="normal"/>
    </style:style>
    <style:style style:name="P183" style:family="paragraph" style:parent-style-name="Standard" style:list-style-name="L21">
      <style:paragraph-properties fo:text-align="justify" style:justify-single-word="false"/>
      <style:text-properties style:font-name="Bitstream Vera Sans Mono" fo:font-size="12pt" style:text-underline-style="none" fo:font-weight="normal" officeooo:rsid="0024b75d" officeooo:paragraph-rsid="0024b75d" fo:background-color="transparent" style:font-size-asian="10.5pt" style:font-weight-asian="normal" style:font-size-complex="12pt" style:font-weight-complex="normal"/>
    </style:style>
    <style:style style:name="P184" style:family="paragraph" style:parent-style-name="Standard" style:list-style-name="L22">
      <style:paragraph-properties fo:text-align="justify" style:justify-single-word="false"/>
      <style:text-properties style:font-name="Bitstream Vera Sans Mono" fo:font-size="12pt" style:text-underline-style="none" fo:font-weight="normal" officeooo:rsid="00279e28" officeooo:paragraph-rsid="00279e28" fo:background-color="transparent" style:font-size-asian="10.5pt" style:font-weight-asian="normal" style:font-size-complex="12pt" style:font-weight-complex="normal"/>
    </style:style>
    <style:style style:name="P185" style:family="paragraph" style:parent-style-name="Standard" style:list-style-name="L23">
      <style:paragraph-properties fo:text-align="justify" style:justify-single-word="false"/>
      <style:text-properties style:font-name="Bitstream Vera Sans Mono" fo:font-size="12pt" style:text-underline-style="none" fo:font-weight="normal" officeooo:rsid="0029ad02" officeooo:paragraph-rsid="0029ad02" fo:background-color="transparent" style:font-size-asian="10.5pt" style:font-weight-asian="normal" style:font-size-complex="12pt" style:font-weight-complex="normal"/>
    </style:style>
    <style:style style:name="P186" style:family="paragraph" style:parent-style-name="Standard" style:list-style-name="L11">
      <style:paragraph-properties fo:text-align="justify" style:justify-single-word="false"/>
      <style:text-properties fo:font-weight="bold" officeooo:paragraph-rsid="001dc40b" style:font-weight-asian="bold" style:font-weight-complex="bold"/>
    </style:style>
    <style:style style:name="P187" style:family="paragraph" style:parent-style-name="Standard" style:list-style-name="L22">
      <style:paragraph-properties fo:text-align="justify" style:justify-single-word="false"/>
      <style:text-properties fo:font-weight="bold" officeooo:paragraph-rsid="00279e28" style:font-weight-asian="bold" style:font-weight-complex="bold"/>
    </style:style>
    <style:style style:name="P188" style:family="paragraph" style:parent-style-name="Standard" style:list-style-name="L14">
      <style:paragraph-properties fo:text-align="justify" style:justify-single-word="false"/>
      <style:text-properties officeooo:paragraph-rsid="0021d944"/>
    </style:style>
    <style:style style:name="P189" style:family="paragraph" style:parent-style-name="Standard" style:list-style-name="L23">
      <style:paragraph-properties fo:text-align="justify" style:justify-single-word="false"/>
      <style:text-properties officeooo:rsid="0029ad02" officeooo:paragraph-rsid="0029ad02"/>
    </style:style>
    <style:style style:name="P190" style:family="paragraph" style:parent-style-name="Standard" style:list-style-name="L25">
      <style:paragraph-properties style:line-height-at-least="0.503cm" fo:text-align="justify" style:justify-single-word="false"/>
      <style:text-properties fo:color="#000000" style:font-name="Bitstream Vera Sans Mono" fo:font-size="12pt" style:text-underline-style="solid" style:text-underline-width="auto" style:text-underline-color="font-color" fo:font-weight="bold" officeooo:rsid="0033097c" officeooo:paragraph-rsid="0033097c" fo:background-color="#ff8000" style:font-size-asian="10.5pt" style:font-weight-asian="bold" style:font-size-complex="12pt" style:font-weight-complex="bold"/>
    </style:style>
    <style:style style:name="P191" style:family="paragraph" style:parent-style-name="Standard" style:list-style-name="L38">
      <style:paragraph-properties style:line-height-at-least="0.503cm" fo:text-align="justify" style:justify-single-word="false"/>
      <style:text-properties fo:color="#000000" style:font-name="Bitstream Vera Sans Mono" fo:font-size="12pt" style:text-underline-style="solid" style:text-underline-width="auto" style:text-underline-color="font-color" fo:font-weight="bold" officeooo:rsid="004b8e8a" officeooo:paragraph-rsid="004b8e8a" fo:background-color="#ff8000" style:font-size-asian="10.5pt" style:font-weight-asian="bold" style:font-size-complex="12pt" style:font-weight-complex="bold"/>
    </style:style>
    <style:style style:name="P192" style:family="paragraph" style:parent-style-name="Standard" style:list-style-name="L46">
      <style:paragraph-properties style:line-height-at-least="0.503cm" fo:text-align="justify" style:justify-single-word="false"/>
      <style:text-properties fo:color="#000000" style:font-name="Bitstream Vera Sans Mono" fo:font-size="12pt" style:text-underline-style="solid" style:text-underline-width="auto" style:text-underline-color="font-color" fo:font-weight="bold" officeooo:rsid="00636443" officeooo:paragraph-rsid="00636443" fo:background-color="#ff8000" style:font-size-asian="10.5pt" style:font-weight-asian="bold" style:font-size-complex="12pt" style:font-weight-complex="bold"/>
    </style:style>
    <style:style style:name="P193" style:family="paragraph" style:parent-style-name="Standard" style:list-style-name="L47">
      <style:paragraph-properties style:line-height-at-least="0.503cm" fo:text-align="justify" style:justify-single-word="false"/>
      <style:text-properties fo:color="#000000" style:font-name="Bitstream Vera Sans Mono" fo:font-size="12pt" style:text-underline-style="solid" style:text-underline-width="auto" style:text-underline-color="font-color" fo:font-weight="bold" officeooo:rsid="0066aece" officeooo:paragraph-rsid="0066aece" fo:background-color="#ff8000" style:font-size-asian="10.5pt" style:font-weight-asian="bold" style:font-size-complex="12pt" style:font-weight-complex="bold"/>
    </style:style>
    <style:style style:name="P194" style:family="paragraph" style:parent-style-name="Standard" style:list-style-name="L27">
      <style:paragraph-properties style:line-height-at-least="0.503cm" fo:text-align="justify" style:justify-single-word="false"/>
      <style:text-properties fo:color="#000000" style:font-name="Bitstream Vera Sans Mono" fo:font-size="12pt" style:text-underline-style="solid" style:text-underline-width="auto" style:text-underline-color="font-color" fo:font-weight="bold" officeooo:rsid="00408618" officeooo:paragraph-rsid="00408618" fo:background-color="#ff8000" style:font-size-asian="12pt" style:font-weight-asian="bold" style:font-size-complex="12pt" style:font-weight-complex="bold"/>
    </style:style>
    <style:style style:name="P195" style:family="paragraph" style:parent-style-name="Standard" style:list-style-name="L45">
      <style:paragraph-properties style:line-height-at-least="0.503cm" fo:text-align="justify" style:justify-single-word="false"/>
      <style:text-properties fo:color="#000000" style:font-name="Bitstream Vera Sans Mono" fo:font-size="12pt" style:text-underline-style="solid" style:text-underline-width="auto" style:text-underline-color="font-color" fo:font-weight="bold" officeooo:rsid="005ca04b" officeooo:paragraph-rsid="005ca04b" fo:background-color="#ff8000" style:font-size-asian="12pt" style:font-weight-asian="bold" style:font-size-complex="12pt" style:font-weight-complex="bold"/>
    </style:style>
    <style:style style:name="P196" style:family="paragraph" style:parent-style-name="Standard" style:list-style-name="L26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33097c" officeooo:paragraph-rsid="003484a0" fo:background-color="transparent" style:font-size-asian="10.5pt" style:font-weight-asian="normal" style:font-size-complex="12pt" style:font-weight-complex="normal"/>
    </style:style>
    <style:style style:name="P197" style:family="paragraph" style:parent-style-name="Standard" style:list-style-name="L39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4e2148" fo:background-color="transparent" style:font-size-asian="10.5pt" style:font-weight-asian="normal" style:font-size-complex="12pt" style:font-weight-complex="normal"/>
    </style:style>
    <style:style style:name="P198" style:family="paragraph" style:parent-style-name="Standard" style:list-style-name="L40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4f5aeb" fo:background-color="transparent" style:font-size-asian="10.5pt" style:font-weight-asian="normal" style:font-size-complex="12pt" style:font-weight-complex="normal"/>
    </style:style>
    <style:style style:name="P199" style:family="paragraph" style:parent-style-name="Standard" style:list-style-name="L41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540a4b" fo:background-color="transparent" style:font-size-asian="10.5pt" style:font-weight-asian="normal" style:font-size-complex="12pt" style:font-weight-complex="normal"/>
    </style:style>
    <style:style style:name="P200" style:family="paragraph" style:parent-style-name="Standard" style:list-style-name="L42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540d31" fo:background-color="transparent" style:font-size-asian="10.5pt" style:font-weight-asian="normal" style:font-size-complex="12pt" style:font-weight-complex="normal"/>
    </style:style>
    <style:style style:name="P201" style:family="paragraph" style:parent-style-name="Standard" style:list-style-name="L43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551c6c" fo:background-color="transparent" style:font-size-asian="10.5pt" style:font-weight-asian="normal" style:font-size-complex="12pt" style:font-weight-complex="normal"/>
    </style:style>
    <style:style style:name="P202" style:family="paragraph" style:parent-style-name="Standard" style:list-style-name="L44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583e70" fo:background-color="transparent" style:font-size-asian="10.5pt" style:font-weight-asian="normal" style:font-size-complex="12pt" style:font-weight-complex="normal"/>
    </style:style>
    <style:style style:name="P203" style:family="paragraph" style:parent-style-name="Standard" style:list-style-name="L28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40883" fo:background-color="transparent" style:font-size-asian="12pt" style:font-weight-asian="normal" style:font-size-complex="12pt" style:font-weight-complex="normal"/>
    </style:style>
    <style:style style:name="P204" style:family="paragraph" style:parent-style-name="Standard" style:list-style-name="L29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66210" fo:background-color="transparent" style:font-size-asian="12pt" style:font-weight-asian="normal" style:font-size-complex="12pt" style:font-weight-complex="normal"/>
    </style:style>
    <style:style style:name="P205" style:family="paragraph" style:parent-style-name="Standard" style:list-style-name="L30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66210" fo:background-color="transparent" style:font-size-asian="12pt" style:font-weight-asian="normal" style:font-size-complex="12pt" style:font-weight-complex="normal"/>
    </style:style>
    <style:style style:name="P206" style:family="paragraph" style:parent-style-name="Standard" style:list-style-name="L31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66210" fo:background-color="transparent" style:font-size-asian="12pt" style:font-weight-asian="normal" style:font-size-complex="12pt" style:font-weight-complex="normal"/>
    </style:style>
    <style:style style:name="P207" style:family="paragraph" style:parent-style-name="Standard" style:list-style-name="L32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70722" fo:background-color="transparent" style:font-size-asian="12pt" style:font-weight-asian="normal" style:font-size-complex="12pt" style:font-weight-complex="normal"/>
    </style:style>
    <style:style style:name="P208" style:family="paragraph" style:parent-style-name="Standard" style:list-style-name="L33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7eec3" fo:background-color="transparent" style:font-size-asian="12pt" style:font-weight-asian="normal" style:font-size-complex="12pt" style:font-weight-complex="normal"/>
    </style:style>
    <style:style style:name="P209" style:family="paragraph" style:parent-style-name="Standard" style:list-style-name="L34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8e020" fo:background-color="transparent" style:font-size-asian="12pt" style:font-weight-asian="normal" style:font-size-complex="12pt" style:font-weight-complex="normal"/>
    </style:style>
    <style:style style:name="P210" style:family="paragraph" style:parent-style-name="Standard" style:list-style-name="L35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a0ecb" fo:background-color="transparent" style:font-size-asian="12pt" style:font-weight-asian="normal" style:font-size-complex="12pt" style:font-weight-complex="normal"/>
    </style:style>
    <style:style style:name="P211" style:family="paragraph" style:parent-style-name="Standard" style:list-style-name="L36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08618" fo:background-color="transparent" style:font-size-asian="12pt" style:font-weight-asian="normal" style:font-size-complex="12pt" style:font-weight-complex="normal"/>
    </style:style>
    <style:style style:name="P212" style:family="paragraph" style:parent-style-name="Standard" style:list-style-name="L37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ad125" fo:background-color="transparent" style:font-size-asian="12pt" style:font-weight-asian="normal" style:font-size-complex="12pt" style:font-weight-complex="normal"/>
    </style:style>
    <style:style style:name="P213" style:family="paragraph" style:parent-style-name="Standard">
      <style:paragraph-properties style:line-height-at-least="0.503cm" fo:text-align="center" style:justify-single-word="false"/>
      <style:text-properties fo:color="#000000" style:font-name="Bitstream Vera Sans Mono" fo:font-size="16pt" style:text-underline-style="solid" style:text-underline-width="auto" style:text-underline-color="font-color" fo:font-weight="bold" officeooo:rsid="0066aece" officeooo:paragraph-rsid="0066aece" fo:background-color="#fff200" style:font-size-asian="16pt" style:font-weight-asian="bold" style:font-size-complex="16pt" style:font-weight-complex="bold"/>
    </style:style>
    <style:style style:name="P214" style:family="paragraph" style:parent-style-name="Standard" style:list-style-name="L28">
      <style:paragraph-properties style:line-height-at-least="0.503cm" fo:text-align="justify" style:justify-single-word="false"/>
      <style:text-properties officeooo:paragraph-rsid="00440883"/>
    </style:style>
    <style:style style:name="P215" style:family="paragraph" style:parent-style-name="Standard" style:list-style-name="L30">
      <style:paragraph-properties style:line-height-at-least="0.503cm" fo:text-align="justify" style:justify-single-word="false"/>
      <style:text-properties officeooo:paragraph-rsid="00466210"/>
    </style:style>
    <style:style style:name="P216" style:family="paragraph" style:parent-style-name="Standard" style:list-style-name="L31">
      <style:paragraph-properties style:line-height-at-least="0.503cm" fo:text-align="justify" style:justify-single-word="false"/>
      <style:text-properties officeooo:paragraph-rsid="00466210"/>
    </style:style>
    <style:style style:name="P217" style:family="paragraph" style:parent-style-name="Standard" style:list-style-name="L39">
      <style:paragraph-properties style:line-height-at-least="0.503cm" fo:text-align="justify" style:justify-single-word="false"/>
      <style:text-properties officeooo:paragraph-rsid="004e2148"/>
    </style:style>
    <style:style style:name="P218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66aece" fo:background-color="#fff200" style:font-size-asian="16pt" style:font-weight-asian="bold" style:font-size-complex="16pt" style:font-weight-complex="bold"/>
    </style:style>
    <style:style style:name="P219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66aece" fo:background-color="#fff200" style:font-size-asian="16pt" style:font-weight-asian="bold" style:font-size-complex="16pt" style:font-weight-complex="bold"/>
    </style:style>
    <style:style style:name="T1" style:family="text">
      <style:text-properties style:font-name="Bitstream Vera Sans Mono"/>
    </style:style>
    <style:style style:name="T2" style:family="text">
      <style:text-properties style:font-name="Bitstream Vera Sans Mono" officeooo:rsid="00121c9c"/>
    </style:style>
    <style:style style:name="T3" style:family="text">
      <style:text-properties style:font-name="Bitstream Vera Sans Mono" fo:font-size="12pt" style:text-underline-style="none" fo:font-weight="normal" fo:background-color="transparent" loext:char-shading-value="0" style:font-size-asian="10.5pt" style:font-weight-asian="normal" style:font-size-complex="12pt" style:font-weight-complex="normal"/>
    </style:style>
    <style:style style:name="T4" style:family="text">
      <style:text-properties style:font-name="Bitstream Vera Sans Mono" fo:font-size="12pt" style:text-underline-style="none" fo:font-weight="normal" officeooo:rsid="0021a0c4" fo:background-color="transparent" loext:char-shading-value="0" style:font-size-asian="10.5pt" style:font-weight-asian="normal" style:font-size-complex="12pt" style:font-weight-complex="normal"/>
    </style:style>
    <style:style style:name="T5" style:family="text">
      <style:text-properties style:font-name="Bitstream Vera Sans Mono" fo:font-size="12pt" style:text-underline-style="none" fo:font-weight="normal" officeooo:rsid="0021d944" fo:background-color="transparent" loext:char-shading-value="0" style:font-size-asian="10.5pt" style:font-weight-asian="normal" style:font-size-complex="12pt" style:font-weight-complex="normal"/>
    </style:style>
    <style:style style:name="T6" style:family="text">
      <style:text-properties style:font-name="Bitstream Vera Sans Mono" fo:font-size="12pt" style:text-underline-style="none" fo:font-weight="normal" officeooo:rsid="00279e28" fo:background-color="transparent" loext:char-shading-value="0" style:font-size-asian="10.5pt" style:font-weight-asian="normal" style:font-size-complex="12pt" style:font-weight-complex="normal"/>
    </style:style>
    <style:style style:name="T7" style:family="text">
      <style:text-properties style:font-name="Bitstream Vera Sans Mono" fo:font-size="12pt" style:text-underline-style="none" fo:font-weight="normal" officeooo:rsid="002b74e4" fo:background-color="transparent" loext:char-shading-value="0" style:font-size-asian="10.5pt" style:font-weight-asian="normal" style:font-size-complex="12pt" style:font-weight-complex="normal"/>
    </style:style>
    <style:style style:name="T8" style:family="text">
      <style:text-properties style:font-name="Bitstream Vera Sans Mono" fo:font-size="12pt" style:text-underline-style="none" officeooo:rsid="001dc40b" fo:background-color="transparent" loext:char-shading-value="0" style:font-size-asian="10.5pt" style:font-size-complex="12pt"/>
    </style:style>
    <style:style style:name="T9" style:family="text">
      <style:text-properties style:font-name="Bitstream Vera Sans Mono" fo:font-size="12pt" style:text-underline-style="none" officeooo:rsid="001eb3d6" fo:background-color="transparent" loext:char-shading-value="0" style:font-size-asian="10.5pt" style:font-size-complex="12pt"/>
    </style:style>
    <style:style style:name="T10" style:family="text">
      <style:text-properties style:font-name="Bitstream Vera Sans Mono" fo:font-size="12pt" style:text-underline-style="none" officeooo:rsid="00279e28" fo:background-color="transparent" loext:char-shading-value="0" style:font-size-asian="10.5pt" style:font-size-complex="12pt"/>
    </style:style>
    <style:style style:name="T11" style:family="text">
      <style:text-properties style:font-name="Bitstream Vera Sans Mono" fo:font-size="12pt" style:text-underline-style="none" fo:font-weight="bold" fo:background-color="transparent" loext:char-shading-value="0" style:font-size-asian="10.5pt" style:font-weight-asian="bold" style:font-size-complex="12pt" style:font-weight-complex="bold"/>
    </style:style>
    <style:style style:name="T12" style:family="text">
      <style:text-properties style:font-name="Bitstream Vera Sans Mono" fo:font-size="12pt" style:text-underline-style="none" fo:font-weight="bold" officeooo:rsid="002b74e4" fo:background-color="transparent" loext:char-shading-value="0" style:font-size-asian="10.5pt" style:font-weight-asian="bold" style:font-size-complex="12pt" style:font-weight-complex="bold"/>
    </style:style>
    <style:style style:name="T13" style:family="text">
      <style:text-properties officeooo:rsid="00140c78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9cdcfe"/>
    </style:style>
    <style:style style:name="T17" style:family="text">
      <style:text-properties fo:color="#9cdcfe" style:font-name="Droid Sans Mono" fo:font-size="10.5pt" fo:font-weight="normal" fo:background-color="#1e1e1e" loext:char-shading-value="0"/>
    </style:style>
    <style:style style:name="T18" style:family="text">
      <style:text-properties fo:color="#9cdcfe" style:font-name="Droid Sans Mono" fo:font-weight="normal" fo:background-color="#1e1e1e" loext:char-shading-value="0"/>
    </style:style>
    <style:style style:name="T19" style:family="text">
      <style:text-properties fo:color="#9cdcfe" style:text-underline-style="none" officeooo:rsid="002e20b1" fo:background-color="#ffffff" loext:char-shading-value="0" style:font-weight-asian="normal" style:font-weight-complex="normal"/>
    </style:style>
    <style:style style:name="T20" style:family="text">
      <style:text-properties fo:color="#9cdcfe" style:text-underline-style="none" officeooo:rsid="0030f80a" fo:background-color="#ffffff" loext:char-shading-value="0" style:font-weight-asian="normal" style:font-weight-complex="normal"/>
    </style:style>
    <style:style style:name="T21" style:family="text">
      <style:text-properties fo:color="#9cdcfe" officeooo:rsid="0030f80a"/>
    </style:style>
    <style:style style:name="T22" style:family="text">
      <style:text-properties fo:color="#d4d4d4"/>
    </style:style>
    <style:style style:name="T23" style:family="text">
      <style:text-properties fo:color="#d4d4d4" style:font-name="Droid Sans Mono" fo:font-size="10.5pt" fo:font-weight="normal" fo:background-color="#1e1e1e" loext:char-shading-value="0"/>
    </style:style>
    <style:style style:name="T24" style:family="text">
      <style:text-properties fo:color="#d4d4d4" style:font-name="Droid Sans Mono" fo:font-weight="normal" fo:background-color="#1e1e1e" loext:char-shading-value="0"/>
    </style:style>
    <style:style style:name="T25" style:family="text">
      <style:text-properties fo:color="#dcdcaa"/>
    </style:style>
    <style:style style:name="T26" style:family="text">
      <style:text-properties fo:color="#dcdcaa" style:font-name="Droid Sans Mono" fo:font-size="10.5pt" fo:font-weight="normal" fo:background-color="#1e1e1e" loext:char-shading-value="0"/>
    </style:style>
    <style:style style:name="T27" style:family="text">
      <style:text-properties fo:color="#dcdcaa" style:font-name="Droid Sans Mono" fo:font-weight="normal" fo:background-color="#1e1e1e" loext:char-shading-value="0"/>
    </style:style>
    <style:style style:name="T28" style:family="text">
      <style:text-properties fo:color="#ce9178"/>
    </style:style>
    <style:style style:name="T29" style:family="text">
      <style:text-properties fo:color="#ce9178" style:font-name="Droid Sans Mono" fo:font-weight="normal" fo:background-color="#1e1e1e" loext:char-shading-value="0"/>
    </style:style>
    <style:style style:name="T30" style:family="text">
      <style:text-properties fo:color="#808080"/>
    </style:style>
    <style:style style:name="T31" style:family="text">
      <style:text-properties fo:color="#569cd6"/>
    </style:style>
    <style:style style:name="T32" style:family="text">
      <style:text-properties fo:color="#569cd6" style:font-name="Droid Sans Mono" fo:font-size="10.5pt" fo:font-weight="normal" fo:background-color="#1e1e1e" loext:char-shading-value="0"/>
    </style:style>
    <style:style style:name="T33" style:family="text">
      <style:text-properties fo:color="#569cd6" style:font-name="Droid Sans Mono" fo:font-weight="normal" fo:background-color="#1e1e1e" loext:char-shading-value="0"/>
    </style:style>
    <style:style style:name="T34" style:family="text">
      <style:text-properties fo:color="#569cd6" style:text-underline-style="none" officeooo:rsid="002e20b1" fo:background-color="#ffffff" loext:char-shading-value="0" style:font-weight-asian="normal" style:font-weight-complex="normal"/>
    </style:style>
    <style:style style:name="T35" style:family="text">
      <style:text-properties fo:color="#6a9955"/>
    </style:style>
    <style:style style:name="T36" style:family="text">
      <style:text-properties fo:color="#6a9955" style:font-name="Droid Sans Mono" fo:font-weight="normal" fo:background-color="#1e1e1e" loext:char-shading-value="0"/>
    </style:style>
    <style:style style:name="T37" style:family="text">
      <style:text-properties fo:color="#b5cea8"/>
    </style:style>
    <style:style style:name="T38" style:family="text">
      <style:text-properties fo:color="#b5cea8" style:font-name="Droid Sans Mono" fo:font-weight="normal" fo:background-color="#1e1e1e" loext:char-shading-value="0"/>
    </style:style>
    <style:style style:name="T39" style:family="text">
      <style:text-properties officeooo:rsid="0021a0c4"/>
    </style:style>
    <style:style style:name="T40" style:family="text">
      <style:text-properties fo:color="#4fc1ff"/>
    </style:style>
    <style:style style:name="T41" style:family="text">
      <style:text-properties fo:color="#4fc1ff" style:font-name="Droid Sans Mono" fo:font-weight="normal" fo:background-color="#1e1e1e" loext:char-shading-value="0"/>
    </style:style>
    <style:style style:name="T42" style:family="text">
      <style:text-properties fo:color="#4ec9b0"/>
    </style:style>
    <style:style style:name="T43" style:family="text">
      <style:text-properties fo:color="#4ec9b0" style:font-name="Droid Sans Mono" fo:font-weight="normal" fo:background-color="#1e1e1e" loext:char-shading-value="0"/>
    </style:style>
    <style:style style:name="T44" style:family="text">
      <style:text-properties officeooo:rsid="0027eb52"/>
    </style:style>
    <style:style style:name="T45" style:family="text">
      <style:text-properties officeooo:rsid="002c1181"/>
    </style:style>
    <style:style style:name="T46" style:family="text">
      <style:text-properties style:text-underline-style="none" officeooo:rsid="002e20b1" fo:background-color="#ffffff" loext:char-shading-value="0" style:font-weight-asian="normal" style:font-weight-complex="normal"/>
    </style:style>
    <style:style style:name="T47" style:family="text">
      <style:text-properties officeooo:rsid="00383ebd"/>
    </style:style>
    <style:style style:name="T48" style:family="text">
      <style:text-properties fo:color="#c586c0"/>
    </style:style>
    <style:style style:name="T49" style:family="text">
      <style:text-properties officeooo:rsid="0039d3a7"/>
    </style:style>
    <style:style style:name="T50" style:family="text">
      <style:text-properties officeooo:rsid="003c4d6c"/>
    </style:style>
    <style:style style:name="T51" style:family="text">
      <style:text-properties fo:color="#000000" style:font-name="Bitstream Vera Sans Mono" fo:font-size="12pt" style:text-underline-style="none" fo:font-weight="normal" officeooo:rsid="00408618" fo:background-color="transparent" loext:char-shading-value="0" style:font-size-asian="12pt" style:font-weight-asian="normal" style:font-size-complex="12pt" style:font-weight-complex="normal"/>
    </style:style>
    <style:style style:name="T52" style:family="text">
      <style:text-properties fo:color="#000000" style:font-name="Bitstream Vera Sans Mono" fo:font-size="12pt" style:text-underline-style="none" fo:font-weight="normal" officeooo:rsid="00440883" fo:background-color="transparent" loext:char-shading-value="0" style:font-size-asian="12pt" style:font-weight-asian="normal" style:font-size-complex="12pt" style:font-weight-complex="normal"/>
    </style:style>
    <style:style style:name="T53" style:family="text">
      <style:text-properties fo:color="#000000" style:font-name="Bitstream Vera Sans Mono" fo:font-size="12pt" style:text-underline-style="none" fo:font-weight="normal" officeooo:rsid="00448215" fo:background-color="transparent" loext:char-shading-value="0" style:font-size-asian="12pt" style:font-weight-asian="normal" style:font-size-complex="12pt" style:font-weight-complex="normal"/>
    </style:style>
    <style:style style:name="T54" style:family="text">
      <style:text-properties fo:color="#000000" style:font-name="Bitstream Vera Sans Mono" fo:font-size="12pt" style:text-underline-style="none" fo:font-weight="normal" officeooo:rsid="00466210" fo:background-color="transparent" loext:char-shading-value="0" style:font-size-asian="12pt" style:font-weight-asian="normal" style:font-size-complex="12pt" style:font-weight-complex="normal"/>
    </style:style>
    <style:style style:name="T55" style:family="text">
      <style:text-properties fo:color="#000000" style:font-name="Bitstream Vera Sans Mono" fo:font-size="12pt" style:text-underline-style="none" fo:font-weight="normal" officeooo:rsid="004b8e8a" fo:background-color="transparent" loext:char-shading-value="0" style:font-size-asian="10.5pt" style:font-weight-asian="normal" style:font-size-complex="12pt" style:font-weight-complex="normal"/>
    </style:style>
    <style:style style:name="T56" style:family="text">
      <style:text-properties fo:color="#000000" style:font-name="Bitstream Vera Sans Mono" fo:font-size="12pt" style:text-underline-style="none" fo:font-weight="normal" officeooo:rsid="004e2148" fo:background-color="transparent" loext:char-shading-value="0" style:font-size-asian="10.5pt" style:font-weight-asian="normal" style:font-size-complex="12pt" style:font-weight-complex="normal"/>
    </style:style>
    <style:style style:name="T57" style:family="text">
      <style:text-properties fo:color="#000000" style:font-name="Bitstream Vera Sans Mono" fo:font-size="12pt" style:text-underline-style="none" fo:font-weight="bold" officeooo:rsid="00408618" fo:background-color="transparent" loext:char-shading-value="0" style:font-size-asian="12pt" style:font-weight-asian="bold" style:font-size-complex="12pt" style:font-weight-complex="bold"/>
    </style:style>
    <style:style style:name="T58" style:family="text">
      <style:text-properties officeooo:rsid="004da59a"/>
    </style:style>
    <style:style style:name="T59" style:family="text">
      <style:text-properties officeooo:rsid="00551c6c"/>
    </style:style>
    <style:style style:name="T60" style:family="text">
      <style:text-properties officeooo:rsid="00688db8"/>
    </style:style>
    <style:style style:name="T61" style:family="text">
      <style:text-properties officeooo:rsid="006a1040"/>
    </style:style>
    <style:style style:name="T62" style:family="text">
      <style:text-properties officeooo:rsid="006c642b"/>
    </style:style>
    <style:style style:name="T63" style:family="text">
      <style:text-properties officeooo:rsid="006ebcd6"/>
    </style:style>
    <style:style style:name="T64" style:family="text">
      <style:text-properties officeooo:rsid="00721c81"/>
    </style:style>
    <style:style style:name="T65" style:family="text">
      <style:text-properties officeooo:rsid="0072b512"/>
    </style:style>
    <style:style style:name="T66" style:family="text">
      <style:text-properties officeooo:rsid="0074a451"/>
    </style:style>
    <style:style style:name="T67" style:family="text">
      <style:text-properties officeooo:rsid="007e4be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ias estelares</text:p>
      <text:p text:style-name="P30"><text:span text:style-name="T1">O guia estelar de </text:span><text:span text:style-name="T2">JavaScript</text:span></text:p>
      <text:p text:style-name="P2">Introdução</text:p>
      <text:list xml:id="list2071946817" text:style-name="L1">
        <text:list-item>
          <text:p text:style-name="P150">Abertura</text:p>
        </text:list-item>
      </text:list>
      <text:p text:style-name="P10">Vamos aprender sobre programação e Java Script. O que é o JavaScript, para o que ele serve, primeiros passos, tipos de dados, variáveis, prática, funções, manipulações de dados, expressões.</text:p>
      <text:p text:style-name="P10"/>
      <text:list xml:id="list173431921231657" text:continue-numbering="true" text:style-name="L1">
        <text:list-item>
          <text:p text:style-name="P150">JavaScript</text:p>
        </text:list-item>
      </text:list>
      <text:list xml:id="list2475886269" text:style-name="L2">
        <text:list-item>
          <text:p text:style-name="P161">JavaScript <text:span text:style-name="T13">Core</text:span></text:p>
          <text:list>
            <text:list-item>
              <text:p text:style-name="P166">linguagem de programação que roda Navegador do usuário (front-end):</text:p>
              <text:list>
                <text:list-item>
                  <text:p text:style-name="P166">Se você clicar em algum botão da página e aparece uma janela. Isso é o JavaScript.</text:p>
                </text:list-item>
                <text:list-item>
                  <text:p text:style-name="P167">Alteração do site ou aplicativo, conforme a interação do usuário.</text:p>
                </text:list-item>
              </text:list>
            </text:list-item>
            <text:list-item>
              <text:p text:style-name="P167">Roda também no computador (back-end)</text:p>
            </text:list-item>
          </text:list>
        </text:list-item>
        <text:list-item>
          <text:p text:style-name="P161">O que podemos fazer?</text:p>
          <text:list>
            <text:list-item>
              <text:p text:style-name="P167">Podemos criar aplicações web, mobile (React Native), desktop (Electron);</text:p>
            </text:list-item>
            <text:list-item>
              <text:p text:style-name="P167">Empresas famosas que usam:</text:p>
              <text:list>
                <text:list-item>
                  <text:p text:style-name="P167">Facebook (Instagram, WhatsApp);</text:p>
                </text:list-item>
                <text:list-item>
                  <text:p text:style-name="P167">Google (Youtube, Gmail, Drive);</text:p>
                </text:list-item>
                <text:list-item>
                  <text:p text:style-name="P167">Uber;</text:p>
                </text:list-item>
                <text:list-item>
                  <text:p text:style-name="P167">Netflix</text:p>
                </text:list-item>
                <text:list-item>
                  <text:p text:style-name="P167">TikTok</text:p>
                </text:list-item>
                <text:list-item>
                  <text:p text:style-name="P167">…</text:p>
                </text:list-item>
              </text:list>
            </text:list-item>
            <text:list-item>
              <text:p text:style-name="P167">99.99% dos sites na web usam JavaScript;</text:p>
            </text:list-item>
            <text:list-item>
              <text:p text:style-name="P167">Linguagem obrigatória para quem programa o Front-end Web.</text:p>
            </text:list-item>
          </text:list>
        </text:list-item>
        <text:list-item>
          <text:p text:style-name="P162">Evolução</text:p>
          <text:list>
            <text:list-item>
              <text:p text:style-name="P166">A comunidade cresce cada vez mais e a linguagem está sempre evoluindo.</text:p>
            </text:list-item>
          </text:list>
        </text:list-item>
        <text:list-item>
          <text:p text:style-name="P162">O que vamos ver o curso?</text:p>
          <text:list>
            <text:list-item>
              <text:p text:style-name="P166">Tipos de dados</text:p>
            </text:list-item>
            <text:list-item>
              <text:p text:style-name="P166">Variáveis</text:p>
            </text:list-item>
            <text:list-item>
              <text:p text:style-name="P166">Funções</text:p>
            </text:list-item>
            <text:list-item>
              <text:p text:style-name="P166">Condicionais</text:p>
            </text:list-item>
            <text:list-item>
              <text:p text:style-name="P166">Estruturas de repetição</text:p>
            </text:list-item>
            <text:list-item>
              <text:p text:style-name="P166">…</text:p>
            </text:list-item>
          </text:list>
        </text:list-item>
        <text:list-item>
          <text:p text:style-name="P162">Como vai funcionar a dinâmica do curso?</text:p>
          <text:list>
            <text:list-item>
              <text:p text:style-name="P166">Treino de futebol</text:p>
            </text:list-item>
            <text:list-item>
              <text:p text:style-name="P166">Treino de artes marciais</text:p>
            </text:list-item>
            <text:list-item>
              <text:p text:style-name="P166">Conceitos e fundamentos</text:p>
            </text:list-item>
            <text:list-item>
              <text:p text:style-name="P166">Prática</text:p>
            </text:list-item>
            <text:list-item>
              <text:p text:style-name="P166">Revisão</text:p>
            </text:list-item>
          </text:list>
        </text:list-item>
      </text:list>
      <text:p text:style-name="P7"/>
      <text:p text:style-name="P140">Guias estelares</text:p>
      <text:p text:style-name="P31"><text:span text:style-name="T1">O guia estelar de </text:span><text:span text:style-name="T2">JavaScript</text:span></text:p>
      <text:p text:style-name="P3">Primeiros Passos</text:p>
      <text:list xml:id="list3936073559" text:style-name="L3">
        <text:list-item>
          <text:p text:style-name="P151">Sintaxe</text:p>
        </text:list-item>
      </text:list>
      <text:list xml:id="list1802967615" text:style-name="L4">
        <text:list-item>
          <text:p text:style-name="P163">A importância da Sintaxe<text:span text:style-name="T14"> – escrever texto de uma maneira correta.</text:span></text:p>
          <text:list>
            <text:list-item>
              <text:p text:style-name="P168">Toda linguagem tem;</text:p>
            </text:list-item>
            <text:list-item>
              <text:p text:style-name="P168">Uma boa comunicação necessita de uma boa sintaxe;</text:p>
            </text:list-item>
            <text:list-item>
              <text:p text:style-name="P168">82% dos erros para iniciantes programação</text:p>
            </text:list-item>
          </text:list>
        </text:list-item>
      </text:list>
      <text:p text:style-name="P11"/>
      <text:p text:style-name="P28">js</text:p>
      <text:p text:style-name="P28"><text:s text:c="2"/>console.log(“Bem vindos ao Starter”)</text:p>
      <text:p text:style-name="P11"/>
      <text:list xml:id="list173432007010893" text:continue-list="list3936073559" text:style-name="L3">
        <text:list-item>
          <text:p text:style-name="P152">Maneiras de executar o JavaScript</text:p>
        </text:list-item>
      </text:list>
      <text:list xml:id="list1729683670" text:style-name="L5">
        <text:list-item>
          <text:p text:style-name="P169">Abra o navegador do seu computador e aperte a tecla <text:span text:style-name="T15">F12</text:span>, clique em “<text:span text:style-name="T15">console</text:span>” e pronto, já pode codar.</text:p>
        </text:list-item>
        <text:list-item>
          <text:p text:style-name="P169"><text:a xlink:type="simple" xlink:href="https://codepen.io/" text:style-name="Internet_20_link" text:visited-style-name="Visited_20_Internet_20_Link">https://codepen.io/</text:a></text:p>
        </text:list-item>
        <text:list-item>
          <text:p text:style-name="P169">Visual Studio Code</text:p>
        </text:list-item>
      </text:list>
      <text:p text:style-name="P12"/>
      <text:list xml:id="list173432229600231" text:continue-list="list173432007010893" text:style-name="L3">
        <text:list-item>
          <text:p text:style-name="P153">Adicionando arquivos JS</text:p>
        </text:list-item>
      </text:list>
      <text:list xml:id="list2733202463" text:style-name="L6">
        <text:list-item>
          <text:p text:style-name="P170">HTML</text:p>
        </text:list-item>
      </text:list>
      <text:p text:style-name="P42"><text:span text:style-name="T30">&lt;!</text:span><text:span text:style-name="T31">DOCTYPE</text:span> <text:span text:style-name="T16">html</text:span><text:span text:style-name="T30">&gt;</text:span></text:p>
      <text:p text:style-name="P56"><text:span text:style-name="T30">&lt;</text:span><text:span text:style-name="T31">html</text:span> <text:span text:style-name="T16">lang</text:span>=<text:span text:style-name="T28">"en"</text:span><text:span text:style-name="T30">&gt;</text:span></text:p>
      <text:p text:style-name="P56"><text:span text:style-name="T30">&lt;</text:span><text:span text:style-name="T31">head</text:span><text:span text:style-name="T30">&gt;</text:span></text:p>
      <text:p text:style-name="P56"><text:span text:style-name="T30">&lt;</text:span><text:span text:style-name="T31">meta</text:span> <text:span text:style-name="T16">charset</text:span>=<text:span text:style-name="T28">"UTF-8"</text:span><text:span text:style-name="T30">&gt;</text:span></text:p>
      <text:p text:style-name="P56"><text:span text:style-name="T30">&lt;</text:span><text:span text:style-name="T31">meta</text:span> <text:span text:style-name="T16">http-equiv</text:span>=<text:span text:style-name="T28">"X-UA-Compatible"</text:span> <text:span text:style-name="T16">content</text:span>=<text:span text:style-name="T28">"IE=edge"</text:span><text:span text:style-name="T30">&gt;</text:span></text:p>
      <text:p text:style-name="P56"><text:span text:style-name="T30">&lt;</text:span><text:span text:style-name="T31">meta</text:span> <text:span text:style-name="T16">name</text:span>=<text:span text:style-name="T28">"viewport"</text:span> <text:span text:style-name="T16">content</text:span>=<text:span text:style-name="T28">"width=device-width, initial-scale=1.0"</text:span><text:span text:style-name="T30">&gt;</text:span></text:p>
      <text:p text:style-name="P56"><text:span text:style-name="T30">&lt;</text:span><text:span text:style-name="T31">title</text:span><text:span text:style-name="T30">&gt;</text:span>Document<text:span text:style-name="T30">&lt;/</text:span><text:span text:style-name="T31">title</text:span><text:span text:style-name="T30">&gt;</text:span></text:p>
      <text:p text:style-name="P56"><text:span text:style-name="T30">&lt;/</text:span><text:span text:style-name="T31">head</text:span><text:span text:style-name="T30">&gt;</text:span></text:p>
      <text:p text:style-name="P56"><text:span text:style-name="T30">&lt;</text:span><text:span text:style-name="T31">body</text:span><text:span text:style-name="T30">&gt;</text:span></text:p>
      <text:p text:style-name="P73"><text:span text:style-name="T30">&lt;</text:span><text:span text:style-name="T31">script</text:span> <text:span text:style-name="T16">src</text:span>= <text:span text:style-name="T28">"./scripts.js"</text:span><text:span text:style-name="T30">&gt;&lt;/</text:span><text:span text:style-name="T31">script</text:span><text:span text:style-name="T30">&gt;</text:span></text:p>
      <text:p text:style-name="P56"><text:span text:style-name="T30">&lt;/</text:span><text:span text:style-name="T31">body</text:span><text:span text:style-name="T30">&gt;</text:span></text:p>
      <text:p text:style-name="P56"><text:span text:style-name="T30">&lt;/</text:span><text:span text:style-name="T31">html</text:span><text:span text:style-name="T30">&gt;</text:span></text:p>
      <text:p text:style-name="P29"/>
      <text:list xml:id="list2624372630" text:style-name="L7">
        <text:list-item>
          <text:p text:style-name="P171">JAVA SCRIPT</text:p>
        </text:list-item>
      </text:list>
      <text:p text:style-name="P40"><text:span text:style-name="T16">console</text:span><text:span text:style-name="T22">.</text:span><text:span text:style-name="T25">log</text:span><text:span text:style-name="T22">(</text:span><text:span text:style-name="T28">'Bem vindos ao Starter!!'</text:span><text:span text:style-name="T22">)</text:span></text:p>
      <text:p text:style-name="P74"/>
      <text:list xml:id="list173433621642166" text:continue-list="list173432229600231" text:style-name="L3">
        <text:list-item>
          <text:p text:style-name="P154">Comentários</text:p>
        </text:list-item>
      </text:list>
      <text:p text:style-name="P82">//Aqui eu tenho um comentário em linha</text:p>
      <text:p text:style-name="P92">/*</text:p>
      <text:p text:style-name="P92">Aqui eu tenho um comentário multi linha (bloco)</text:p>
      <text:p text:style-name="P78"/>
      <text:p text:style-name="P92">o código abaixo escreve alguma mensagem no devtools</text:p>
      <text:p text:style-name="P92">*/</text:p>
      <text:p text:style-name="P78"/>
      <text:p text:style-name="P56"><text:span text:style-name="T16">console</text:span>.<text:span text:style-name="T25">log</text:span>(<text:span text:style-name="T28">'Bem vindos ao Starter!!'</text:span>) <text:span text:style-name="T35">//algum cometário console.log('iria ignorar')</text:span></text:p>
      <text:p text:style-name="P56"><text:span text:style-name="T16">console</text:span>.<text:span text:style-name="T25">log</text:span>(<text:span text:style-name="T28">'não iria ignorar'</text:span>)</text:p>
      <text:p text:style-name="P8"/>
      <text:p text:style-name="P141">Guias estelares</text:p>
      <text:p text:style-name="P32"><text:span text:style-name="T1">O guia estelar de </text:span><text:span text:style-name="T2">JavaScript</text:span></text:p>
      <text:p text:style-name="P4">Tipos de dados</text:p>
      <text:list xml:id="list2734843642" text:style-name="L8">
        <text:list-item>
          <text:p text:style-name="P155">Introdução</text:p>
        </text:list-item>
      </text:list>
      <text:list xml:id="list1775540470" text:style-name="L9">
        <text:list-item>
          <text:p text:style-name="P164">Tipos de dados</text:p>
          <text:list>
            <text:list-item>
              <text:p text:style-name="P172">Gramática:</text:p>
              <text:list>
                <text:list-item>
                  <text:p text:style-name="P172">Elementos da linguagem e suas combinações</text:p>
                </text:list-item>
                <text:list-item>
                  <text:p text:style-name="P172">A arte de falar e escrever corretamente</text:p>
                </text:list-item>
              </text:list>
            </text:list-item>
            <text:list-item>
              <text:p text:style-name="P172">Vocabulário:</text:p>
              <text:list>
                <text:list-item>
                  <text:p text:style-name="P172">Conjunto de termos e expressões</text:p>
                </text:list-item>
                <text:list-item>
                  <text:p text:style-name="P172">Agrupamento de palavras</text:p>
                </text:list-item>
              </text:list>
            </text:list-item>
            <text:list-item>
              <text:p text:style-name="P172">Precisamos saber como escrever</text:p>
            </text:list-item>
            <text:list-item>
              <text:p text:style-name="P172">Precisamos saber os significados</text:p>
            </text:list-item>
            <text:list-item>
              <text:p text:style-name="P172">Precisamos continuar aprendendo, para crescer nosso vocabulário</text:p>
            </text:list-item>
          </text:list>
        </text:list-item>
        <text:list-item>
          <text:p text:style-name="P164">Como vai ser a dinâmica do aprendizado?</text:p>
          <text:list>
            <text:list-item>
              <text:p text:style-name="P172">Conceitos e escrita</text:p>
            </text:list-item>
            <text:list-item>
              <text:p text:style-name="P172">Vamos aprender os tipos de dados utilizados na linguagem</text:p>
              <text:list>
                <text:list-item>
                  <text:p text:style-name="P172">Você sabia que é possível aprender 80% de uma língua nova, com cerca de 20% do vocabulário? (até menos)</text:p>
                </text:list-item>
              </text:list>
            </text:list-item>
          </text:list>
        </text:list-item>
      </text:list>
      <text:p text:style-name="P13"/>
      <text:list xml:id="list173433073056339" text:continue-list="list2734843642" text:style-name="L8">
        <text:list-item>
          <text:p text:style-name="P155">String</text:p>
        </text:list-item>
      </text:list>
      <text:list xml:id="list23036776" text:style-name="L10">
        <text:list-item>
          <text:p text:style-name="P173">Cadeia de caracteres</text:p>
          <text:list>
            <text:list-item>
              <text:p text:style-name="P173">“” aspas duplas</text:p>
            </text:list-item>
            <text:list-item>
              <text:p text:style-name="P173">‘’ aspas simples</text:p>
            </text:list-item>
            <text:list-item>
              <text:p text:style-name="P173">`` template literais ou tamplate strings (permite multi linhas) e permiter expressões dentro da string (interpolação).Ex. `${1+1}`</text:p>
            </text:list-item>
          </text:list>
        </text:list-item>
      </text:list>
      <text:p text:style-name="P14"/>
      <text:p text:style-name="P43"><text:span text:style-name="T16">console</text:span>.<text:span text:style-name="T25">log</text:span>(<text:span text:style-name="T28">"Thiago Carlos"</text:span>)</text:p>
      <text:p text:style-name="P56"><text:span text:style-name="T16">console</text:span>.<text:span text:style-name="T25">log</text:span>(<text:span text:style-name="T28">'Limeira da Silva'</text:span>)</text:p>
      <text:p text:style-name="P56"><text:span text:style-name="T16">console</text:span>.<text:span text:style-name="T25">log</text:span>(<text:span text:style-name="T28">`com crases eu posso </text:span></text:p>
      <text:p text:style-name="P78"/>
      <text:p text:style-name="P95">quebrar linha</text:p>
      <text:p text:style-name="P78"/>
      <text:p text:style-name="P56"><text:span text:style-name="T28">`</text:span>)</text:p>
      <text:p text:style-name="P78"/>
      <text:p text:style-name="P56"><text:span text:style-name="T16">console</text:span>.<text:span text:style-name="T25">log</text:span>(<text:span text:style-name="T28">"um 'exemplo'com asplas duplas"</text:span>)</text:p>
      <text:p text:style-name="P56"><text:span text:style-name="T16">console</text:span>.<text:span text:style-name="T25">log</text:span>(<text:span text:style-name="T28">'um "exemplo" com aspas simples'</text:span>)</text:p>
      <text:p text:style-name="P56"><text:span text:style-name="T16">console</text:span>.<text:span text:style-name="T25">log</text:span>(<text:span text:style-name="T28">`um "exemplo" com 'crases'`</text:span>)</text:p>
      <text:p text:style-name="P14"/>
      <text:list xml:id="list173432514971011" text:continue-list="list173433073056339" text:style-name="L8">
        <text:list-item>
          <text:p text:style-name="P155">Number</text:p>
        </text:list-item>
      </text:list>
      <text:list xml:id="list670616114" text:style-name="L11">
        <text:list-item>
          <text:p text:style-name="P186"><text:span text:style-name="T9">N</text:span><text:span text:style-name="T8">úmeros</text:span></text:p>
        </text:list-item>
      </text:list>
      <text:p text:style-name="P15"><text:s text:c="4"/>33 <text:s/>// inteiros</text:p>
      <text:p text:style-name="P15"><text:s text:c="4"/>12.5 // reais - float</text:p>
      <text:p text:style-name="P15"><text:s text:c="4"/>NaN // Not a Number</text:p>
      <text:p text:style-name="P15"><text:s text:c="4"/>Infinity // infinito</text:p>
      <text:p text:style-name="P15"/>
      <text:p text:style-name="P44"><text:span text:style-name="T16">console</text:span>.<text:span text:style-name="T25">log</text:span>(<text:span text:style-name="T37">33</text:span>)</text:p>
      <text:p text:style-name="P56"><text:span text:style-name="T16">console</text:span>.<text:span text:style-name="T25">log</text:span>(-<text:span text:style-name="T37">33</text:span>)</text:p>
      <text:p text:style-name="P56"><text:span text:style-name="T16">console</text:span>.<text:span text:style-name="T25">log</text:span>(<text:span text:style-name="T37">12.5</text:span>)</text:p>
      <text:p text:style-name="P56"><text:soft-page-break/><text:span text:style-name="T16">console</text:span>.<text:span text:style-name="T25">log</text:span>(<text:span text:style-name="T37">12</text:span> + <text:span text:style-name="T37">12</text:span>)</text:p>
      <text:p text:style-name="P56"><text:span text:style-name="T16">console</text:span>.<text:span text:style-name="T25">log</text:span>(<text:span text:style-name="T37">15</text:span> / <text:span text:style-name="T37">3</text:span>)</text:p>
      <text:p text:style-name="P56"><text:span text:style-name="T16">console</text:span>.<text:span text:style-name="T25">log</text:span>(<text:span text:style-name="T37">15</text:span> / <text:span text:style-name="T28">"axsd"</text:span>)</text:p>
      <text:p text:style-name="P41"><text:span text:style-name="T16">console</text:span><text:span text:style-name="T22">.</text:span><text:span text:style-name="T25">log</text:span><text:span text:style-name="T22">(</text:span><text:span text:style-name="T37">12</text:span><text:span text:style-name="T22"> === </text:span><text:span text:style-name="T16">Infinity</text:span><text:span text:style-name="T22">)</text:span></text:p>
      <text:p text:style-name="P15"/>
      <text:list xml:id="list173433186172520" text:continue-list="list173432514971011" text:style-name="L8">
        <text:list-item>
          <text:p text:style-name="P155">Boolean</text:p>
        </text:list-item>
      </text:list>
      <text:list xml:id="list3031561792" text:style-name="L12">
        <text:list-item>
          <text:p text:style-name="P165">Boolean - Booleano</text:p>
          <text:list>
            <text:list-item>
              <text:p text:style-name="P174">é um tipo de dado que só tem 2 valores:</text:p>
            </text:list-item>
          </text:list>
        </text:list-item>
      </text:list>
      <text:p text:style-name="P16"><text:s text:c="4"/>true // verdadeiro</text:p>
      <text:p text:style-name="P16"><text:s text:c="4"/>false // falso</text:p>
      <text:p text:style-name="P16"/>
      <text:p text:style-name="P45"><text:span text:style-name="T16">console</text:span>.<text:span text:style-name="T25">log</text:span>(<text:span text:style-name="T31">true</text:span>)</text:p>
      <text:p text:style-name="P41"><text:span text:style-name="T16">console</text:span><text:span text:style-name="T22">.</text:span><text:span text:style-name="T25">log</text:span><text:span text:style-name="T22">(</text:span><text:span text:style-name="T31">false</text:span><text:span text:style-name="T22">)</text:span></text:p>
      <text:p text:style-name="P16"/>
      <text:list xml:id="list173432868643738" text:continue-list="list173433186172520" text:style-name="L8">
        <text:list-item>
          <text:p text:style-name="P156">Unde<text:span text:style-name="T39">fined vs null</text:span></text:p>
        </text:list-item>
      </text:list>
      <text:list xml:id="list746936076" text:style-name="L13">
        <text:list-item>
          <text:p text:style-name="P175">undefined</text:p>
          <text:list>
            <text:list-item>
              <text:p text:style-name="P175">indefinido - não existe</text:p>
            </text:list-item>
          </text:list>
        </text:list-item>
        <text:list-item>
          <text:p text:style-name="P175">null</text:p>
          <text:list>
            <text:list-item>
              <text:p text:style-name="P175">nulo</text:p>
            </text:list-item>
            <text:list-item>
              <text:p text:style-name="P175">objeto que não possui nada</text:p>
            </text:list-item>
            <text:list-item>
              <text:p text:style-name="P175">diferente de indefinido</text:p>
            </text:list-item>
          </text:list>
        </text:list-item>
        <text:list-item>
          <text:p text:style-name="P175">null !== undefinedfined vs null</text:p>
        </text:list-item>
      </text:list>
      <text:p text:style-name="P17"/>
      <text:p text:style-name="P46"><text:span text:style-name="T16">console</text:span>.<text:span text:style-name="T25">log</text:span>(<text:span text:style-name="T31">undefined</text:span>)</text:p>
      <text:p text:style-name="P56"><text:span text:style-name="T16">console</text:span>.<text:span text:style-name="T25">log</text:span>(<text:span text:style-name="T31">null</text:span>)</text:p>
      <text:p text:style-name="P56"><text:span text:style-name="T16">console</text:span>.<text:span text:style-name="T25">log</text:span>(<text:span text:style-name="T31">null</text:span> === <text:span text:style-name="T31">undefined</text:span>) <text:span text:style-name="T35">//igual</text:span></text:p>
      <text:p text:style-name="P41"><text:span text:style-name="T16">console</text:span><text:span text:style-name="T22">.</text:span><text:span text:style-name="T25">log</text:span><text:span text:style-name="T22">(</text:span><text:span text:style-name="T31">null</text:span><text:span text:style-name="T22"> !== </text:span><text:span text:style-name="T31">undefined</text:span><text:span text:style-name="T22">) </text:span><text:span text:style-name="T35">// diferente</text:span></text:p>
      <text:p text:style-name="P18"/>
      <text:list xml:id="list173433197545024" text:continue-list="list173432868643738" text:style-name="L8">
        <text:list-item>
          <text:p text:style-name="P155">Object</text:p>
        </text:list-item>
      </text:list>
      <text:list xml:id="list3783108305" text:style-name="L14">
        <text:list-item>
          <text:p text:style-name="P176">Object</text:p>
          <text:list>
            <text:list-item>
              <text:p text:style-name="P188"><text:span text:style-name="T4">Objet</text:span><text:span text:style-name="T5">o</text:span></text:p>
            </text:list-item>
            <text:list-item>
              <text:p text:style-name="P176">Dado estrutural</text:p>
            </text:list-item>
            <text:list-item>
              <text:p text:style-name="P176">Proriedades / Atributos</text:p>
            </text:list-item>
            <text:list-item>
              <text:p text:style-name="P176">Funcionalidades / Métodos</text:p>
            </text:list-item>
          </text:list>
        </text:list-item>
        <text:list-item>
          <text:p text:style-name="P176">{propriedade: "valor"}</text:p>
        </text:list-item>
      </text:list>
      <text:p text:style-name="P19"/>
      <text:p text:style-name="P71"><text:span text:style-name="T16">console</text:span>.<text:span text:style-name="T25">log</text:span>({</text:p>
      <text:p text:style-name="P56"><text:span text:style-name="T16"><text:tab/>name:</text:span> <text:span text:style-name="T28">"Thiago"</text:span>,</text:p>
      <text:p text:style-name="P56"><text:span text:style-name="T16"><text:tab/>idade:</text:span> <text:span text:style-name="T37">33</text:span>,</text:p>
      <text:p text:style-name="P56"><text:span text:style-name="T25"><text:tab/>andar</text:span><text:span text:style-name="T16">:</text:span> <text:span text:style-name="T31">function</text:span>(){</text:p>
      <text:p text:style-name="P56"><text:span text:style-name="T16"><text:tab/><text:tab/>console</text:span>.<text:span text:style-name="T25">log</text:span>(<text:span text:style-name="T28">'andar'</text:span>)</text:p>
      <text:p text:style-name="P56"><text:tab/>}</text:p>
      <text:p text:style-name="P56">})</text:p>
      <text:p text:style-name="P96"/>
      <text:p text:style-name="P19"/>
      <text:list xml:id="list173432050588457" text:continue-list="list173433197545024" text:style-name="L8">
        <text:list-item>
          <text:p text:style-name="P155">Array</text:p>
        </text:list-item>
      </text:list>
      <text:list xml:id="list3409127519" text:style-name="L15">
        <text:list-item>
          <text:p text:style-name="P177">Array (vetores)</text:p>
        </text:list-item>
      </text:list>
      <text:list xml:id="list451963133" text:style-name="L16">
        <text:list-item>
          <text:list>
            <text:list-item>
              <text:p text:style-name="P178">Uma lista</text:p>
            </text:list-item>
          </text:list>
        </text:list-item>
      </text:list>
      <text:list xml:id="list173431844995245" text:continue-list="list3409127519" text:style-name="L15">
        <text:list-item>
          <text:list>
            <text:list-item>
              <text:p text:style-name="P177">Agrupamento de dado</text:p>
            </text:list-item>
          </text:list>
        </text:list-item>
      </text:list>
      <text:p text:style-name="P20"><text:s text:c="4"/></text:p>
      <text:p text:style-name="P20"><text:s text:c="4"/>["thiago", 33]</text:p>
      <text:p text:style-name="P20"/>
      <text:p text:style-name="P47"><text:soft-page-break/><text:span text:style-name="T16">console</text:span>.<text:span text:style-name="T25">log</text:span>([<text:span text:style-name="T28">"Thiago"</text:span>, <text:span text:style-name="T37">33</text:span>])</text:p>
      <text:p text:style-name="P56"><text:span text:style-name="T16">console</text:span>.<text:span text:style-name="T25">log</text:span>([</text:p>
      <text:p text:style-name="P56"><text:span text:style-name="T28"><text:tab/>"leite"</text:span>,</text:p>
      <text:p text:style-name="P56"><text:span text:style-name="T28"><text:tab/>"ovos"</text:span>,</text:p>
      <text:p text:style-name="P56"><text:span text:style-name="T37"><text:tab/>2</text:span>,</text:p>
      <text:p text:style-name="P56"><text:span text:style-name="T37"><text:tab/>3</text:span>,</text:p>
      <text:p text:style-name="P56">])</text:p>
      <text:p text:style-name="P20"/>
      <text:list xml:id="list173432171552770" text:continue-list="list173432050588457" text:style-name="L8">
        <text:list-item>
          <text:p text:style-name="P155">Conclusão</text:p>
        </text:list-item>
      </text:list>
      <text:list xml:id="list809368277" text:style-name="L17">
        <text:list-item>
          <text:p text:style-name="P179">Tipos de dados</text:p>
        </text:list-item>
      </text:list>
      <text:p text:style-name="P21"><text:tab/>Conforme o ECMAScr<text:span text:style-name="T64">i</text:span>pt standard temos 9 tipos de dados:</text:p>
      <text:list xml:id="list3431062889" text:style-name="L18">
        <text:list-item>
          <text:list>
            <text:list-item>
              <text:p text:style-name="P180">Data types</text:p>
              <text:list>
                <text:list-item>
                  <text:p text:style-name="P180">Primitive / Primitive value</text:p>
                </text:list-item>
                <text:list-item>
                  <text:p text:style-name="P180">Structural</text:p>
                </text:list-item>
                <text:list-item>
                  <text:p text:style-name="P180">Structural Primitive</text:p>
                </text:list-item>
              </text:list>
            </text:list-item>
          </text:list>
        </text:list-item>
        <text:list-item>
          <text:p text:style-name="P180">Primitivos</text:p>
          <text:list>
            <text:list-item>
              <text:p text:style-name="P180">String</text:p>
            </text:list-item>
            <text:list-item>
              <text:p text:style-name="P180">Number</text:p>
            </text:list-item>
            <text:list-item>
              <text:p text:style-name="P180">Boolean</text:p>
            </text:list-item>
            <text:list-item>
              <text:p text:style-name="P180">undefined</text:p>
            </text:list-item>
            <text:list-item>
              <text:p text:style-name="P180">Symbol</text:p>
            </text:list-item>
            <text:list-item>
              <text:p text:style-name="P180">BigInt</text:p>
            </text:list-item>
          </text:list>
        </text:list-item>
        <text:list-item>
          <text:p text:style-name="P180">Estruturais</text:p>
          <text:list>
            <text:list-item>
              <text:p text:style-name="P180">Object</text:p>
              <text:list>
                <text:list-item>
                  <text:p text:style-name="P180">Array</text:p>
                </text:list-item>
                <text:list-item>
                  <text:p text:style-name="P180">Map</text:p>
                </text:list-item>
                <text:list-item>
                  <text:p text:style-name="P181">Set</text:p>
                </text:list-item>
                <text:list-item>
                  <text:p text:style-name="P181">Date</text:p>
                </text:list-item>
                <text:list-item>
                  <text:p text:style-name="P180">…</text:p>
                </text:list-item>
              </text:list>
            </text:list-item>
            <text:list-item>
              <text:p text:style-name="P180">Function</text:p>
            </text:list-item>
          </text:list>
        </text:list-item>
        <text:list-item>
          <text:p text:style-name="P180"><text:span text:style-name="T65">P</text:span>rimitivo Estrutural / Structural Root Primitive</text:p>
          <text:list>
            <text:list-item>
              <text:p text:style-name="P180">null</text:p>
            </text:list-item>
          </text:list>
        </text:list-item>
      </text:list>
      <text:p text:style-name="P21"/>
      <text:p text:style-name="P142">Guias estelares</text:p>
      <text:p text:style-name="P33"><text:span text:style-name="T1">O guia estelar de </text:span><text:span text:style-name="T2">JavaScript</text:span></text:p>
      <text:p text:style-name="P5">Variáveis</text:p>
      <text:list xml:id="list969275376" text:style-name="L19">
        <text:list-item>
          <text:p text:style-name="P157">Conhecendo as variáveis</text:p>
        </text:list-item>
      </text:list>
      <text:list xml:id="list4277716469" text:style-name="L20">
        <text:list-item>
          <text:p text:style-name="P182">Variáveis</text:p>
          <text:list>
            <text:list-item>
              <text:p text:style-name="P182">Nomes simbólicos para receber algum valor;</text:p>
            </text:list-item>
            <text:list-item>
              <text:p text:style-name="P182">Atalhos de código;</text:p>
            </text:list-item>
            <text:list-item>
              <text:p text:style-name="P182">Identificadores;</text:p>
            </text:list-item>
            <text:list-item>
              <text:p text:style-name="P182">3 palavras reservadas para criar uma variável:</text:p>
              <text:list>
                <text:list-item>
                  <text:p text:style-name="P182">var</text:p>
                </text:list-item>
                <text:list-item>
                  <text:p text:style-name="P182">let</text:p>
                </text:list-item>
                <text:list-item>
                  <text:p text:style-name="P182">const</text:p>
                </text:list-item>
              </text:list>
            </text:list-item>
          </text:list>
        </text:list-item>
      </text:list>
      <text:p text:style-name="P22"/>
      <text:p text:style-name="P94">// var</text:p>
      <text:p text:style-name="P56"><text:span text:style-name="T31">var</text:span> <text:span text:style-name="T16">clima</text:span> = <text:span text:style-name="T28">"Quente"</text:span></text:p>
      <text:p text:style-name="P56"><text:span text:style-name="T16">clima</text:span> = <text:span text:style-name="T28">"Frio"</text:span></text:p>
      <text:p text:style-name="P78"/>
      <text:p text:style-name="P56"><text:span text:style-name="T16">console</text:span>.<text:span text:style-name="T25">log</text:span>(<text:span text:style-name="T16">clima</text:span>)</text:p>
      <text:p text:style-name="P78"/>
      <text:p text:style-name="P92">// let</text:p>
      <text:p text:style-name="P56"><text:span text:style-name="T31">let</text:span> <text:span text:style-name="T16">dia</text:span> = <text:span text:style-name="T28">"Wednesday"</text:span></text:p>
      <text:p text:style-name="P56"><text:span text:style-name="T16">dia</text:span> = <text:span text:style-name="T28">"Friday"</text:span></text:p>
      <text:p text:style-name="P78"/>
      <text:p text:style-name="P56"><text:span text:style-name="T16">console</text:span>.<text:span text:style-name="T25">log</text:span>(<text:span text:style-name="T16">dia</text:span>)</text:p>
      <text:p text:style-name="P78"/>
      <text:p text:style-name="P92">// cont - não pode mudar o valor</text:p>
      <text:p text:style-name="P56"><text:span text:style-name="T31">const</text:span> <text:span text:style-name="T40">mes</text:span> = <text:span text:style-name="T28">"April"</text:span></text:p>
      <text:p text:style-name="P92">//mes = "Octuber"</text:p>
      <text:p text:style-name="P78"/>
      <text:p text:style-name="P78"><text:span text:style-name="T18">console</text:span><text:span text:style-name="T24">.</text:span><text:span text:style-name="T27">log</text:span><text:span text:style-name="T24">(</text:span><text:span text:style-name="T41">mes</text:span><text:span text:style-name="T24">)</text:span></text:p>
      <text:p text:style-name="P22"/>
      <text:list xml:id="list173433965177217" text:continue-list="list969275376" text:style-name="L19">
        <text:list-item>
          <text:p text:style-name="P157">Tipos dinâmicos</text:p>
        </text:list-item>
      </text:list>
      <text:list xml:id="list3402367978" text:style-name="L21">
        <text:list-item>
          <text:p text:style-name="P183">O JS é uma linguagem fracamente tipada e dinâmica:</text:p>
          <text:list>
            <text:list-item>
              <text:p text:style-name="P183">Variáveis não precisam ter um tipo previamente definido;</text:p>
            </text:list-item>
            <text:list-item>
              <text:p text:style-name="P183">Podemos mudar o conteúdo da variável.</text:p>
            </text:list-item>
          </text:list>
        </text:list-item>
      </text:list>
      <text:p text:style-name="P23"/>
      <text:p text:style-name="P77"><text:span text:style-name="T31">let</text:span> <text:span text:style-name="T16">clima</text:span>:<text:span text:style-name="T42">String</text:span> = <text:span text:style-name="T28">""</text:span> <text:span text:style-name="T35">// fortemente tipada e estática</text:span></text:p>
      <text:p text:style-name="P76"><text:span text:style-name="T16">console</text:span>.<text:span text:style-name="T25">log</text:span>(<text:span text:style-name="T16">clima</text:span>)</text:p>
      <text:p text:style-name="P97"/>
      <text:p text:style-name="P76"><text:span text:style-name="T31">let</text:span> <text:span text:style-name="T16">clima</text:span> = <text:span text:style-name="T28">""</text:span></text:p>
      <text:p text:style-name="P97"><text:span text:style-name="T17">console</text:span><text:span text:style-name="T23">.</text:span><text:span text:style-name="T26">log</text:span><text:span text:style-name="T23">(</text:span><text:span text:style-name="T32">typeof</text:span><text:span text:style-name="T23"> </text:span><text:span text:style-name="T17">clima</text:span><text:span text:style-name="T23">)</text:span></text:p>
      <text:p text:style-name="P23"/>
      <text:list xml:id="list173431919507169" text:continue-list="list173433965177217" text:style-name="L19">
        <text:list-item>
          <text:p text:style-name="P158">Scope e var</text:p>
        </text:list-item>
      </text:list>
      <text:list xml:id="list3599894164" text:style-name="L22">
        <text:list-item>
          <text:p text:style-name="P184">Escopo determina a visibilidade de alguma variável no JS.</text:p>
        </text:list-item>
        <text:list-item>
          <text:p text:style-name="P187"><text:span text:style-name="T10">Block statement</text:span><text:span text:style-name="T6"> – declaração de bloco.</text:span></text:p>
        </text:list-item>
      </text:list>
      <text:p text:style-name="P24"/>
      <text:p text:style-name="P83">// vamos iniciar um bloco</text:p>
      <text:p text:style-name="P56">{</text:p>
      <text:p text:style-name="P92">// aqui dentro é um bloco e posso colocar qualquer código</text:p>
      <text:p text:style-name="P41"><text:span text:style-name="T22">}</text:span><text:span text:style-name="T35">// aqui fechamos o bloco</text:span></text:p>
      <text:p text:style-name="P24">O bloco, também criará um novo escopo. Chamos de <text:span text:style-name="T15">block-scoped</text:span>.</text:p>
      <text:p text:style-name="P24"><text:soft-page-break/><text:span text:style-name="T15">var</text:span> é global e poderá funcionar fora de um escopo de bloco.</text:p>
      <text:p text:style-name="P24"><text:span text:style-name="T15">var</text:span> é global e também local.</text:p>
      <text:p text:style-name="P24"><text:span text:style-name="T15">Hoisting</text:span> – quando o JS pega a variável local e transforma ela em global.</text:p>
      <text:p text:style-name="P24"/>
      <text:p text:style-name="P48"><text:span text:style-name="T16">console</text:span>.<text:span text:style-name="T25">log</text:span>(<text:span text:style-name="T28">'&gt; existe x antes do bloco?'</text:span>, <text:span text:style-name="T16">x</text:span>)</text:p>
      <text:p text:style-name="P56">{</text:p>
      <text:p text:style-name="P56"><text:span text:style-name="T31">var</text:span> <text:span text:style-name="T16">x</text:span> = <text:span text:style-name="T37">0</text:span></text:p>
      <text:p text:style-name="P56">}</text:p>
      <text:p text:style-name="P41"><text:span text:style-name="T16">console</text:span><text:span text:style-name="T22">.</text:span><text:span text:style-name="T25">log</text:span><text:span text:style-name="T22">(</text:span><text:span text:style-name="T28">'&gt; existe x depois do bloco?'</text:span><text:span text:style-name="T22">, </text:span><text:span text:style-name="T16">x</text:span><text:span text:style-name="T22">)</text:span></text:p>
      <text:p text:style-name="P24"/>
      <text:p text:style-name="P24"/>
      <text:list xml:id="list173433786293363" text:continue-list="list173431919507169" text:style-name="L19">
        <text:list-item>
          <text:p text:style-name="P158">Scope let e const</text:p>
        </text:list-item>
      </text:list>
      <text:p text:style-name="P21"><text:span text:style-name="T15">const</text:span> e <text:span text:style-name="T15">let</text:span> são locais e só funcionam no escopo onde fo<text:span text:style-name="T44">ram</text:span> criada<text:span text:style-name="T44">s</text:span>.</text:p>
      <text:p text:style-name="P21"/>
      <text:p text:style-name="P49"><text:span text:style-name="T31">let</text:span> <text:span text:style-name="T16">y</text:span> = <text:span text:style-name="T37">1</text:span></text:p>
      <text:p text:style-name="P56"><text:span text:style-name="T16">console</text:span>.<text:span text:style-name="T25">log</text:span>(<text:span text:style-name="T28">'&gt; existe y antes do bloco?'</text:span>, <text:span text:style-name="T16">y</text:span>)</text:p>
      <text:p text:style-name="P56">{</text:p>
      <text:p text:style-name="P56"><text:span text:style-name="T31">const</text:span> <text:span text:style-name="T40">y</text:span> = <text:span text:style-name="T37">0</text:span></text:p>
      <text:p text:style-name="P56"><text:span text:style-name="T16">console</text:span>.<text:span text:style-name="T25">log</text:span>(<text:span text:style-name="T28">'&gt; existe y dentro do bloco?'</text:span>, <text:span text:style-name="T40">y</text:span>)</text:p>
      <text:p text:style-name="P56">}</text:p>
      <text:p text:style-name="P41"><text:span text:style-name="T16">console</text:span><text:span text:style-name="T22">.</text:span><text:span text:style-name="T25">log</text:span><text:span text:style-name="T22">(</text:span><text:span text:style-name="T28">'&gt; existe y depois do bloco?'</text:span><text:span text:style-name="T22">, </text:span><text:span text:style-name="T16">y</text:span><text:span text:style-name="T22">)</text:span></text:p>
      <text:p text:style-name="P21"/>
      <text:list xml:id="list173433333518885" text:continue-numbering="true" text:style-name="L19">
        <text:list-item>
          <text:p text:style-name="P157">Nomeando variáveis</text:p>
        </text:list-item>
      </text:list>
      <text:list xml:id="list2054522819" text:style-name="L23">
        <text:list-item>
          <text:p text:style-name="P185">Para criar nomes</text:p>
          <text:list>
            <text:list-item>
              <text:p text:style-name="P185">JS é case-sensitive (sensível ao caso)(uma letra minúscula é diferente da mesma letra maiúscula.)</text:p>
            </text:list-item>
            <text:list-item>
              <text:p text:style-name="P185">JS aceita a cadeia de caracteres Unicode. (a variável pode ter aspas e acentuação.)</text:p>
            </text:list-item>
          </text:list>
        </text:list-item>
        <text:list-item>
          <text:p text:style-name="P185">Posso:</text:p>
          <text:list>
            <text:list-item>
              <text:p text:style-name="P185">Iniciar com esses caracteres especiais: $ _</text:p>
            </text:list-item>
            <text:list-item>
              <text:p text:style-name="P185">Iniciar com letras</text:p>
            </text:list-item>
            <text:list-item>
              <text:p text:style-name="P185">Colocar acentos</text:p>
            </text:list-item>
            <text:list-item>
              <text:p text:style-name="P185">Letras maiúsculas e minúsculas fazem diferença</text:p>
            </text:list-item>
          </text:list>
        </text:list-item>
        <text:list-item>
          <text:p text:style-name="P185">Não posso:</text:p>
          <text:list>
            <text:list-item>
              <text:p text:style-name="P185">Iniciar com números</text:p>
            </text:list-item>
            <text:list-item>
              <text:p text:style-name="P185">Colocar espaços vazios no nome</text:p>
            </text:list-item>
          </text:list>
        </text:list-item>
        <text:list-item>
          <text:p text:style-name="P185">Ideal:</text:p>
          <text:list>
            <text:list-item>
              <text:p text:style-name="P185">Criar nomes que fazem sentido</text:p>
            </text:list-item>
            <text:list-item>
              <text:p text:style-name="P185">Que explique o que a variável é ou faz</text:p>
            </text:list-item>
            <text:list-item>
              <text:p text:style-name="P189"><text:span text:style-name="T11">camelCase</text:span><text:span text:style-name="T3"> – em vez de colocar espaço entre os nomes, coloca tudo junto, sendo que a primeira letra de cada nome coloca maiúsculo. </text:span><text:span text:style-name="T7">E</text:span><text:span text:style-name="T3">x.: </text:span><text:span text:style-name="T11">CheckIfNameExist</text:span></text:p>
            </text:list-item>
            <text:list-item>
              <text:p text:style-name="P189"><text:span text:style-name="T11">snake_case</text:span><text:span text:style-name="T3"> – </text:span><text:span text:style-name="T7">quando colocar o underscore(_) entre os nomes. Ex.: </text:span><text:span text:style-name="T12">check_if_name_exist</text:span></text:p>
            </text:list-item>
            <text:list-item>
              <text:p text:style-name="P185">Escrever em inglês</text:p>
            </text:list-item>
          </text:list>
        </text:list-item>
      </text:list>
      <text:p text:style-name="P25"/>
      <text:p text:style-name="P143">Guias estelares</text:p>
      <text:p text:style-name="P34"><text:span text:style-name="T1">O guia estelar de </text:span><text:span text:style-name="T2">JavaScript</text:span></text:p>
      <text:p text:style-name="P6">Praticando e avançando</text:p>
      <text:list xml:id="list2266672850" text:style-name="L24">
        <text:list-item>
          <text:p text:style-name="P159">Declaration assignment var</text:p>
        </text:list-item>
      </text:list>
      <text:p text:style-name="P9"/>
      <text:p text:style-name="P84">// Variáveis e tipos de dados</text:p>
      <text:p text:style-name="P92">// declaração or declaration</text:p>
      <text:p text:style-name="P56"><text:span text:style-name="T31">var</text:span> <text:span text:style-name="T16">name</text:span></text:p>
      <text:p text:style-name="P78"/>
      <text:p text:style-name="P92">// assignment or atribuição de valoers</text:p>
      <text:p text:style-name="P56"><text:span text:style-name="T40">name</text:span> = <text:span text:style-name="T28">"Thiago"</text:span></text:p>
      <text:p text:style-name="P78"/>
      <text:p text:style-name="P92">// que t<text:span text:style-name="T63">i</text:span>po de dado foi colocado na variável</text:p>
      <text:p text:style-name="P56"><text:span text:style-name="T16">console</text:span>.<text:span text:style-name="T25">log</text:span>(<text:span text:style-name="T31">typeof</text:span> <text:span text:style-name="T40">name</text:span>)</text:p>
      <text:p text:style-name="P56"><text:span text:style-name="T16">console</text:span>.<text:span text:style-name="T25">log</text:span>(<text:span text:style-name="T40">name</text:span>)</text:p>
      <text:p text:style-name="P26"/>
      <text:list xml:id="list173432029804791" text:continue-numbering="true" text:style-name="L24">
        <text:list-item>
          <text:p text:style-name="P159">Agrupando declarações</text:p>
        </text:list-item>
      </text:list>
      <text:p text:style-name="P26"/>
      <text:p text:style-name="P84">// agrupamento de declarações</text:p>
      <text:p text:style-name="P56"><text:span text:style-name="T31">let</text:span> <text:span text:style-name="T16">age</text:span>, <text:span text:style-name="T16">isHuman</text:span></text:p>
      <text:p text:style-name="P56"><text:span text:style-name="T16">age</text:span> = <text:span text:style-name="T37">18</text:span></text:p>
      <text:p text:style-name="P56"><text:span text:style-name="T16">isHuman</text:span> = <text:span text:style-name="T31">true</text:span></text:p>
      <text:p text:style-name="P85">// <text:span text:style-name="T45">multiplos argumentos na função</text:span></text:p>
      <text:p text:style-name="P41"><text:span text:style-name="T16">console</text:span><text:span text:style-name="T22">.</text:span><text:span text:style-name="T25">log</text:span><text:span text:style-name="T22">(</text:span><text:span text:style-name="T40">name</text:span><text:span text:style-name="T22">, </text:span><text:span text:style-name="T16">age</text:span><text:span text:style-name="T22">, </text:span><text:span text:style-name="T16">isHuman</text:span><text:span text:style-name="T22">)</text:span></text:p>
      <text:p text:style-name="P26"/>
      <text:list xml:id="list173433556769331" text:continue-numbering="true" text:style-name="L24">
        <text:list-item>
          <text:p text:style-name="P159">Concatenando e interpolando variáveis</text:p>
        </text:list-item>
      </text:list>
      <text:p text:style-name="P26"/>
      <text:p text:style-name="P84">//escrita de texto + variáveis.</text:p>
      <text:p text:style-name="P92">//concatenando valores</text:p>
      <text:p text:style-name="P56"><text:span text:style-name="T16">console</text:span>.<text:span text:style-name="T25">log</text:span>(<text:span text:style-name="T28">'O '</text:span> + <text:span text:style-name="T40">name</text:span> + <text:span text:style-name="T28">' tem '</text:span> + <text:span text:style-name="T16">age</text:span> + <text:span text:style-name="T28">' anos.'</text:span>)</text:p>
      <text:p text:style-name="P78"/>
      <text:p text:style-name="P92">// interpolando <text:span text:style-name="T66">v</text:span>alores com t<text:span text:style-name="T66">e</text:span>mpl<text:span text:style-name="T66">a</text:span>te literals or template strings</text:p>
      <text:p text:style-name="P41"><text:span text:style-name="T16">console</text:span><text:span text:style-name="T22">.</text:span><text:span text:style-name="T25">log</text:span><text:span text:style-name="T22">(</text:span><text:span text:style-name="T28">`o </text:span><text:span text:style-name="T31">${</text:span><text:span text:style-name="T40">name</text:span><text:span text:style-name="T31">}</text:span><text:span text:style-name="T28"> tem </text:span><text:span text:style-name="T31">${</text:span><text:span text:style-name="T16">age</text:span><text:span text:style-name="T31">}</text:span><text:span text:style-name="T28"> anos.`</text:span><text:span text:style-name="T22">)</text:span></text:p>
      <text:p text:style-name="P26"/>
      <text:list xml:id="list173433229463023" text:continue-numbering="true" text:style-name="L24">
        <text:list-item>
          <text:p text:style-name="P159">Objects</text:p>
        </text:list-item>
      </text:list>
      <text:p text:style-name="P26"/>
      <text:p text:style-name="P84">//Object</text:p>
      <text:p text:style-name="P78"/>
      <text:p text:style-name="P56"><text:span text:style-name="T31">const</text:span> <text:span text:style-name="T40">person</text:span>={</text:p>
      <text:p text:style-name="P56"><text:span text:style-name="T16"><text:tab/>name:</text:span> <text:span text:style-name="T28">'thiago'</text:span>,</text:p>
      <text:p text:style-name="P56"><text:span text:style-name="T16"><text:tab/>age:</text:span> <text:span text:style-name="T37">33</text:span>,</text:p>
      <text:p text:style-name="P56"><text:span text:style-name="T16"><text:tab/>weight:</text:span> <text:span text:style-name="T37">92</text:span>,</text:p>
      <text:p text:style-name="P56"><text:span text:style-name="T16"><text:tab/>isAdmin:</text:span> <text:span text:style-name="T31">true</text:span></text:p>
      <text:p text:style-name="P56">}</text:p>
      <text:p text:style-name="P78"/>
      <text:p text:style-name="P56"><text:span text:style-name="T16">console</text:span>.<text:span text:style-name="T25">log</text:span>(<text:span text:style-name="T40">person</text:span>)</text:p>
      <text:p text:style-name="P41"><text:span text:style-name="T16">console</text:span><text:span text:style-name="T22">.</text:span><text:span text:style-name="T25">log</text:span><text:span text:style-name="T22">(</text:span><text:span text:style-name="T28">`o </text:span><text:span text:style-name="T31">${</text:span><text:span text:style-name="T40">person</text:span><text:span text:style-name="T22">.</text:span><text:span text:style-name="T16">name</text:span><text:span text:style-name="T31">}</text:span><text:span text:style-name="T28"> tem </text:span><text:span text:style-name="T31">${</text:span><text:span text:style-name="T40">person</text:span><text:span text:style-name="T22">.</text:span><text:span text:style-name="T16">age</text:span><text:span text:style-name="T31">}</text:span><text:span text:style-name="T28"> anos e é </text:span><text:span text:style-name="T31">${</text:span><text:span text:style-name="T40">person</text:span><text:span text:style-name="T22">.</text:span><text:span text:style-name="T16">isAdmin</text:span><text:span text:style-name="T31">}</text:span><text:span text:style-name="T28">`</text:span><text:span text:style-name="T22">)</text:span></text:p>
      <text:p text:style-name="P26"/>
      <text:list xml:id="list173433186099708" text:continue-numbering="true" text:style-name="L24">
        <text:list-item>
          <text:p text:style-name="P159">Arrays</text:p>
        </text:list-item>
      </text:list>
      <text:p text:style-name="P26"/>
      <text:p text:style-name="P84">// Array</text:p>
      <text:p text:style-name="P78"><text:soft-page-break/></text:p>
      <text:p text:style-name="P56"><text:span text:style-name="T31">const</text:span> <text:span text:style-name="T40">animals</text:span> = [</text:p>
      <text:p text:style-name="P56"><text:span text:style-name="T28"><text:tab/>'Lion'</text:span>,</text:p>
      <text:p text:style-name="P56"><text:span text:style-name="T28"><text:tab/>'Monkey'</text:span>,</text:p>
      <text:p text:style-name="P56"><text:span text:style-name="T28"><text:tab/>'Cat'</text:span>,</text:p>
      <text:p text:style-name="P56"><text:tab/>{</text:p>
      <text:p text:style-name="P56"><text:span text:style-name="T16"><text:tab/><text:tab/>name:</text:span> <text:span text:style-name="T28">'Fish'</text:span>,</text:p>
      <text:p text:style-name="P56"><text:span text:style-name="T16"><text:tab/><text:tab/>age:</text:span> <text:span text:style-name="T37">3</text:span></text:p>
      <text:p text:style-name="P56"><text:tab/>}</text:p>
      <text:p text:style-name="P56">]</text:p>
      <text:p text:style-name="P92">// acessar valores dentro do Array</text:p>
      <text:p text:style-name="P56"><text:span text:style-name="T16">console</text:span>.<text:span text:style-name="T25">log</text:span>(<text:span text:style-name="T40">animals</text:span>)</text:p>
      <text:p text:style-name="P56"><text:span text:style-name="T16">console</text:span>.<text:span text:style-name="T25">log</text:span>(<text:span text:style-name="T40">animals</text:span>[<text:span text:style-name="T37">0</text:span>])</text:p>
      <text:p text:style-name="P56"><text:span text:style-name="T16">console</text:span>.<text:span text:style-name="T25">log</text:span>(<text:span text:style-name="T40">animals</text:span>[<text:span text:style-name="T37">1</text:span>])</text:p>
      <text:p text:style-name="P56"><text:span text:style-name="T16">console</text:span>.<text:span text:style-name="T25">log</text:span>(<text:span text:style-name="T40">animals</text:span>[<text:span text:style-name="T37">2</text:span>])</text:p>
      <text:p text:style-name="P92">//para saber o total de elem<text:span text:style-name="T62">entos</text:span> do array</text:p>
      <text:p text:style-name="P56"><text:span text:style-name="T16">console</text:span>.<text:span text:style-name="T25">log</text:span>(<text:span text:style-name="T28">'total de elementos do array: '</text:span>)</text:p>
      <text:p text:style-name="P56"><text:span text:style-name="T16">console</text:span>.<text:span text:style-name="T25">log</text:span>(<text:span text:style-name="T40">animals</text:span>.<text:span text:style-name="T16">length</text:span>)</text:p>
      <text:p text:style-name="P92">//acessando um objeto dentro do array</text:p>
      <text:p text:style-name="P56"><text:span text:style-name="T16">console</text:span>.<text:span text:style-name="T25">log</text:span>(<text:span text:style-name="T40">animals</text:span>[<text:span text:style-name="T37">3</text:span>])</text:p>
      <text:p text:style-name="P41"><text:span text:style-name="T16">console</text:span><text:span text:style-name="T22">.</text:span><text:span text:style-name="T25">log</text:span><text:span text:style-name="T22">(</text:span><text:span text:style-name="T40">animals</text:span><text:span text:style-name="T22">[</text:span><text:span text:style-name="T37">3</text:span><text:span text:style-name="T22">].</text:span><text:span text:style-name="T16">name</text:span><text:span text:style-name="T22">)</text:span></text:p>
      <text:p text:style-name="P26"/>
      <text:list xml:id="list173432701677956" text:continue-numbering="true" text:style-name="L24">
        <text:list-item>
          <text:p text:style-name="P160">Exercícios</text:p>
        </text:list-item>
      </text:list>
      <text:p text:style-name="P27">1. Declare uma variável de nome weight:</text:p>
      <text:p text:style-name="P80"><text:span text:style-name="T33">let</text:span><text:span text:style-name="T24"> </text:span><text:span text:style-name="T18">weight</text:span><text:span text:style-name="T24">;</text:span></text:p>
      <text:p text:style-name="P75"/>
      <text:p text:style-name="P99">2.Que tipo de dado é a variável acima?</text:p>
      <text:p text:style-name="P81"><text:span text:style-name="T18">console</text:span><text:span text:style-name="T24">.</text:span><text:span text:style-name="T27">log</text:span><text:span text:style-name="T24">(</text:span><text:span text:style-name="T33">typeof</text:span><text:span text:style-name="T24"> </text:span><text:span text:style-name="T18">weight</text:span><text:span text:style-name="T24">)</text:span></text:p>
      <text:p text:style-name="P100"/>
      <text:p text:style-name="P100">3. Declare uma variável e atribua valores para cada um dos dados:</text:p>
      <text:p text:style-name="P100">* name: String</text:p>
      <text:p text:style-name="P100">* age: Number (integer)</text:p>
      <text:p text:style-name="P100">* weight; Number (float)</text:p>
      <text:p text:style-name="P100">* isSubscribed: Boolean</text:p>
      <text:p text:style-name="P100"/>
      <text:p text:style-name="P50"><text:span text:style-name="T31">let</text:span> <text:span text:style-name="T16">name</text:span> = <text:span text:style-name="T28">'Thiago Carlos'</text:span></text:p>
      <text:p text:style-name="P56"><text:span text:style-name="T31">let</text:span> <text:span text:style-name="T16">age</text:span> = <text:span text:style-name="T37">33</text:span></text:p>
      <text:p text:style-name="P56"><text:span text:style-name="T31">let</text:span> <text:span text:style-name="T16">weight</text:span> = <text:span text:style-name="T37">92.1</text:span></text:p>
      <text:p text:style-name="P56"><text:span text:style-name="T31">let</text:span> <text:span text:style-name="T16">isSubscribed</text:span> = <text:span text:style-name="T31">true</text:span></text:p>
      <text:p text:style-name="P100"/>
      <text:p text:style-name="P100">4. A variável student abaixo é de que tipo de dados?</text:p>
      <text:p text:style-name="P72"><text:span text:style-name="T34">let</text:span><text:span text:style-name="T46"> </text:span><text:span text:style-name="T19">stud</text:span><text:span text:style-name="T20">e</text:span><text:span text:style-name="T19">nt</text:span><text:span text:style-name="T46"> = {</text:span>};</text:p>
      <text:p text:style-name="P72"><text:span text:style-name="T16">console</text:span>.<text:span text:style-name="T25">log</text:span>(<text:span text:style-name="T31">typeof</text:span> <text:span text:style-name="T16">stud</text:span><text:span text:style-name="T21">e</text:span><text:span text:style-name="T16">nt</text:span>)</text:p>
      <text:p text:style-name="P100"/>
      <text:p text:style-name="P100">4.1 Atribua a ela as mesmas propriedades e valores do exercício 3.</text:p>
      <text:p text:style-name="P50"><text:span text:style-name="T31">let</text:span> <text:span text:style-name="T16">stud</text:span><text:span text:style-name="T21">e</text:span><text:span text:style-name="T16">nt</text:span> = {</text:p>
      <text:p text:style-name="P56"><text:span text:style-name="T16"><text:tab/>name:</text:span> <text:span text:style-name="T28">'Thiago Carlos'</text:span>,</text:p>
      <text:p text:style-name="P56"><text:span text:style-name="T16"><text:tab/>age:</text:span> <text:span text:style-name="T37">33</text:span>,</text:p>
      <text:p text:style-name="P57"><text:span text:style-name="T16"><text:tab/>weight:</text:span> <text:span text:style-name="T37">92.1</text:span>,</text:p>
      <text:p text:style-name="P57"><text:span text:style-name="T16"><text:tab/>isSubscribed:</text:span> <text:span text:style-name="T31">true</text:span>,</text:p>
      <text:p text:style-name="P56">};</text:p>
      <text:p text:style-name="P50"><text:span text:style-name="T16">console</text:span>.<text:span text:style-name="T25">log</text:span>(<text:span text:style-name="T16">stud</text:span><text:span text:style-name="T21">e</text:span><text:span text:style-name="T16">nt</text:span>)</text:p>
      <text:p text:style-name="P100"><text:soft-page-break/>4.2 Mostre no console a seguinte mensagem:</text:p>
      <text:p text:style-name="P100">&lt;name&gt; de idade &lt;age&gt; pesa &lt;weight&gt; kg.</text:p>
      <text:p text:style-name="P100">Atenção, substitua &lt;name&gt; &lt;age&gt; e &lt;weight&gt; pelos valores de cada propriedade do objeto.</text:p>
      <text:p text:style-name="P100"/>
      <text:p text:style-name="P50"><text:span text:style-name="T16">console</text:span>.<text:span text:style-name="T25">log</text:span>(<text:span text:style-name="T28">`</text:span><text:span text:style-name="T31">${</text:span><text:span text:style-name="T16">stud</text:span><text:span text:style-name="T21">e</text:span><text:span text:style-name="T16">nt</text:span>.<text:span text:style-name="T16">name</text:span><text:span text:style-name="T31">}</text:span><text:span text:style-name="T28"> de idade </text:span><text:span text:style-name="T31">${</text:span><text:span text:style-name="T16">stud</text:span><text:span text:style-name="T21">e</text:span><text:span text:style-name="T16">nt</text:span>.<text:span text:style-name="T16">age</text:span><text:span text:style-name="T31">}</text:span><text:span text:style-name="T28"> pesa </text:span><text:span text:style-name="T31">${</text:span><text:span text:style-name="T16">stud</text:span><text:span text:style-name="T21">e</text:span><text:span text:style-name="T16">nt</text:span>.<text:span text:style-name="T16">weight</text:span><text:span text:style-name="T31">}</text:span><text:span text:style-name="T28"> kg.`</text:span>)</text:p>
      <text:p text:style-name="P100"/>
      <text:p text:style-name="P100">5. Declare uma variável do tipo Array, de nome students e atribua a ela nenhum valor, ou seja, somente o Array vazio.</text:p>
      <text:p text:style-name="P100"/>
      <text:p text:style-name="P50"><text:span text:style-name="T31">let</text:span> <text:span text:style-name="T16">stud</text:span><text:span text:style-name="T21">e</text:span><text:span text:style-name="T16">nts</text:span>=[]</text:p>
      <text:p text:style-name="P100"/>
      <text:p text:style-name="P100">6. Reatribua valor a variável acima colocando dentro dela o objeto student da questão 4. (Não copiar e colar o objeto, mas usar o objeto criado e inserir ele ao Array)</text:p>
      <text:p text:style-name="P100"/>
      <text:p text:style-name="P50"><text:span text:style-name="T31">let</text:span> <text:span text:style-name="T16">stud</text:span><text:span text:style-name="T21">e</text:span><text:span text:style-name="T16">nts</text:span> = [</text:p>
      <text:p text:style-name="P56"><text:span text:style-name="T28"><text:tab/></text:span><text:span text:style-name="T19">student</text:span></text:p>
      <text:p text:style-name="P56">]</text:p>
      <text:p text:style-name="P100"/>
      <text:p text:style-name="P100">7. Coloque no console o valor da posição zero do Array acima.</text:p>
      <text:p text:style-name="P100"/>
      <text:p text:style-name="P50"><text:span text:style-name="T16">console</text:span>.<text:span text:style-name="T25">log</text:span>(<text:span text:style-name="T16">stud</text:span><text:span text:style-name="T21">e</text:span><text:span text:style-name="T16">nts</text:span>[<text:span text:style-name="T37">0</text:span>])</text:p>
      <text:p text:style-name="P100"/>
      <text:p text:style-name="P100">8. Crie um novo student e coloque na posição 1 do Array students.</text:p>
      <text:p text:style-name="P100"/>
      <text:p text:style-name="P72"><text:span text:style-name="T31">let</text:span> <text:span text:style-name="T16">student2</text:span> = {</text:p>
      <text:p text:style-name="P56"><text:span text:style-name="T16"><text:tab/>name:</text:span> <text:span text:style-name="T28">'Limeira'</text:span>,</text:p>
      <text:p text:style-name="P56"><text:span text:style-name="T16"><text:tab/>age:</text:span> <text:span text:style-name="T37">21</text:span>,</text:p>
      <text:p text:style-name="P56"><text:span text:style-name="T16"><text:tab/>weight:</text:span> <text:span text:style-name="T37">50</text:span></text:p>
      <text:p text:style-name="P56">}</text:p>
      <text:p text:style-name="P78"/>
      <text:p text:style-name="P56"><text:span text:style-name="T16">students</text:span>[<text:span text:style-name="T37">1</text:span>] = <text:span text:style-name="T16">student2</text:span></text:p>
      <text:p text:style-name="P78"/>
      <text:p text:style-name="P56"><text:span text:style-name="T16">console</text:span>.<text:span text:style-name="T25">log</text:span>(<text:span text:style-name="T16">students</text:span>)</text:p>
      <text:p text:style-name="P56"><text:span text:style-name="T16">console</text:span>.<text:span text:style-name="T25">log</text:span>(<text:span text:style-name="T16">students</text:span>[<text:span text:style-name="T37">0</text:span>])</text:p>
      <text:p text:style-name="P56"><text:span text:style-name="T16">console</text:span>.<text:span text:style-name="T25">log</text:span>(<text:span text:style-name="T16">students</text:span>[<text:span text:style-name="T37">1</text:span>])</text:p>
      <text:p text:style-name="P100"/>
      <text:p text:style-name="P100">9. Sem rodar o código responda qual é a resposta do código e porque? Após sua resposta, rode o código e veja se você acertou.</text:p>
      <text:p text:style-name="P100"/>
      <text:p text:style-name="P50"><text:span text:style-name="T16">console</text:span>.<text:span text:style-name="T25">log</text:span>(<text:span text:style-name="T16">a</text:span>)</text:p>
      <text:p text:style-name="P56"><text:span text:style-name="T31">var</text:span> <text:span text:style-name="T16">a</text:span> = <text:span text:style-name="T37">1</text:span></text:p>
      <text:p text:style-name="P138"/>
      <text:p text:style-name="P144">Guias estelares</text:p>
      <text:p text:style-name="P35"><text:span text:style-name="T1">O guia estelar de </text:span><text:span text:style-name="T2">JavaScript</text:span></text:p>
      <text:p text:style-name="P135">Funções</text:p>
      <text:list xml:id="list1984113961" text:style-name="L25">
        <text:list-item>
          <text:p text:style-name="P190">Functions</text:p>
        </text:list-item>
      </text:list>
      <text:list xml:id="list2016702740" text:style-name="L26">
        <text:list-item>
          <text:p text:style-name="P196">criar um aplicativos de frases motivacionais</text:p>
        </text:list-item>
        <text:list-item>
          <text:p text:style-name="P196">Finalidade - agrupamento de código, reutilização de código e dá significado.</text:p>
        </text:list-item>
        <text:list-item>
          <text:p text:style-name="P196">declaration - declaração da função</text:p>
        </text:list-item>
        <text:list-item>
          <text:p text:style-name="P196">function statement</text:p>
        </text:list-item>
      </text:list>
      <text:p text:style-name="P103"/>
      <text:p text:style-name="P58"><text:span text:style-name="T31">function</text:span> <text:span text:style-name="T25">createPhrases</text:span>(){</text:p>
      <text:p text:style-name="P56"><text:span text:style-name="T16"><text:tab/>console</text:span>.<text:span text:style-name="T25">log</text:span>(<text:span text:style-name="T28">'Estudar é muito bom'</text:span>)</text:p>
      <text:p text:style-name="P56"><text:span text:style-name="T16"><text:tab/>console</text:span>.<text:span text:style-name="T25">log</text:span>(<text:span text:style-name="T28">'Paciência e persistência'</text:span>)</text:p>
      <text:p text:style-name="P56"><text:span text:style-name="T16"><text:tab/>console</text:span>.<text:span text:style-name="T25">log</text:span>(<text:span text:style-name="T28">'Revisão é a mãe do aprendizado'</text:span>)</text:p>
      <text:p text:style-name="P56">}</text:p>
      <text:p text:style-name="P103"/>
      <text:p text:style-name="P103">// executar a função</text:p>
      <text:p text:style-name="P103">// rodar, chamar, invocar</text:p>
      <text:p text:style-name="P103">// execute, run, call, invoke</text:p>
      <text:p text:style-name="P103"/>
      <text:p text:style-name="P58"><text:span text:style-name="T25">createPhrases</text:span>()</text:p>
      <text:p text:style-name="P78"><text:span text:style-name="T18">console</text:span><text:span text:style-name="T24">.</text:span><text:span text:style-name="T27">log</text:span><text:span text:style-name="T24">(</text:span><text:span text:style-name="T29">'fim do programa'</text:span><text:span text:style-name="T24">)</text:span></text:p>
      <text:p text:style-name="P103"/>
      <text:list xml:id="list173433326569928" text:continue-list="list1984113961" text:style-name="L25">
        <text:list-item>
          <text:p text:style-name="P190">Argumentos e parâmetros</text:p>
        </text:list-item>
      </text:list>
      <text:p text:style-name="P101">// function expression</text:p>
      <text:p text:style-name="P101">// function anonymous</text:p>
      <text:p text:style-name="P101">// parâmetros (parameters<text:span text:style-name="T47">)</text:span></text:p>
      <text:p text:style-name="P101"/>
      <text:p text:style-name="P51"><text:span text:style-name="T31">const</text:span> <text:span text:style-name="T25">sum</text:span> = <text:span text:style-name="T31">function</text:span>(<text:span text:style-name="T16">number1</text:span>, <text:span text:style-name="T16">number2</text:span>){</text:p>
      <text:p text:style-name="P56"><text:span text:style-name="T16"><text:tab/>console</text:span>.<text:span text:style-name="T25">log</text:span>(<text:span text:style-name="T16">number1</text:span> + <text:span text:style-name="T16">number2</text:span>)</text:p>
      <text:p text:style-name="P56">}</text:p>
      <text:p text:style-name="P78"/>
      <text:p text:style-name="P56"><text:span text:style-name="T25">sum</text:span>(<text:span text:style-name="T37">2</text:span>, <text:span text:style-name="T37">3</text:span>) <text:span text:style-name="T35">// arguments - argumentos</text:span></text:p>
      <text:p text:style-name="P101"/>
      <text:list xml:id="list173432100667082" text:continue-numbering="true" text:style-name="L25">
        <text:list-item>
          <text:p text:style-name="P190">Retornando valores dentro da função</text:p>
        </text:list-item>
      </text:list>
      <text:p text:style-name="P102">// function expression</text:p>
      <text:p text:style-name="P102">// function anonymous</text:p>
      <text:p text:style-name="P102">// parâmetros (parameters<text:span text:style-name="T47">)</text:span></text:p>
      <text:p text:style-name="P102"/>
      <text:p text:style-name="P51"><text:span text:style-name="T31">let</text:span> <text:span text:style-name="T16">total</text:span> = <text:span text:style-name="T37">0</text:span></text:p>
      <text:p text:style-name="P56"><text:span text:style-name="T31">const</text:span> <text:span text:style-name="T25">sum</text:span> = <text:span text:style-name="T31">function</text:span>(<text:span text:style-name="T16">number1</text:span>, <text:span text:style-name="T16">number2</text:span>){</text:p>
      <text:p text:style-name="P56"><text:span text:style-name="T31"><text:tab/>let</text:span> <text:span text:style-name="T16">total</text:span> = <text:span text:style-name="T16">number1</text:span> + <text:span text:style-name="T16">number2</text:span></text:p>
      <text:p text:style-name="P56"><text:span text:style-name="T48"><text:tab/>return</text:span> <text:span text:style-name="T16">total</text:span></text:p>
      <text:p text:style-name="P56">}</text:p>
      <text:p text:style-name="P78"/>
      <text:p text:style-name="P56"><text:span text:style-name="T31">let</text:span> <text:span text:style-name="T16">number1</text:span> = <text:span text:style-name="T37">34</text:span></text:p>
      <text:p text:style-name="P56"><text:span text:style-name="T31">let</text:span> <text:span text:style-name="T16">number2</text:span> = <text:span text:style-name="T37">25</text:span></text:p>
      <text:p text:style-name="P78"/>
      <text:p text:style-name="P56"><text:span text:style-name="T16">console</text:span>.<text:span text:style-name="T25">log</text:span>(<text:span text:style-name="T28">`o número 1 é </text:span><text:span text:style-name="T31">${</text:span><text:span text:style-name="T16">number1</text:span><text:span text:style-name="T31">}</text:span><text:span text:style-name="T28">`</text:span>)</text:p>
      <text:p text:style-name="P56"><text:span text:style-name="T16">console</text:span>.<text:span text:style-name="T25">log</text:span>(<text:span text:style-name="T28">`o número 2 é </text:span><text:span text:style-name="T31">${</text:span><text:span text:style-name="T16">number2</text:span><text:span text:style-name="T31">}</text:span><text:span text:style-name="T28">`</text:span>)</text:p>
      <text:p text:style-name="P56"><text:soft-page-break/><text:span text:style-name="T16">console</text:span>.<text:span text:style-name="T25">log</text:span>(<text:span text:style-name="T28">`a soma é </text:span><text:span text:style-name="T31">${</text:span><text:span text:style-name="T25">sum</text:span>(<text:span text:style-name="T16">number1</text:span>, <text:span text:style-name="T16">number2</text:span>)<text:span text:style-name="T31">}</text:span><text:span text:style-name="T28">`</text:span>)</text:p>
      <text:p text:style-name="P56"><text:span text:style-name="T16">console</text:span>.<text:span text:style-name="T25">log</text:span>(<text:span text:style-name="T16">total</text:span>)</text:p>
      <text:p text:style-name="P101"/>
      <text:list xml:id="list173432125107719" text:continue-numbering="true" text:style-name="L25">
        <text:list-item>
          <text:p text:style-name="P190"><text:span text:style-name="T49">O</text:span>utra maneira de entender funções</text:p>
        </text:list-item>
      </text:list>
      <text:p text:style-name="P101"/>
      <text:p text:style-name="P86">// Função é um liquidificador</text:p>
      <text:p text:style-name="P78"/>
      <text:p text:style-name="P56"><text:span text:style-name="T31">function</text:span> <text:span text:style-name="T25">fazerSuco</text:span>(<text:span text:style-name="T16">fruta1</text:span>, <text:span text:style-name="T16">fruta2</text:span>){</text:p>
      <text:p text:style-name="P56"><text:span text:style-name="T48"><text:tab/>return</text:span> <text:span text:style-name="T28">'suco de : '</text:span> + <text:span text:style-name="T16">fruta1</text:span> + <text:span text:style-name="T16">fruta2</text:span></text:p>
      <text:p text:style-name="P56">}</text:p>
      <text:p text:style-name="P56"><text:span text:style-name="T31">const</text:span> <text:span text:style-name="T40">copo</text:span> = <text:span text:style-name="T25">fazerSuco</text:span>(<text:span text:style-name="T28">'banana'</text:span>, <text:span text:style-name="T28">'maçã'</text:span>)</text:p>
      <text:p text:style-name="P56"><text:span text:style-name="T16">console</text:span>.<text:span text:style-name="T25">log</text:span>(<text:span text:style-name="T40">copo</text:span>)</text:p>
      <text:p text:style-name="P101"/>
      <text:list xml:id="list173432773022845" text:continue-numbering="true" text:style-name="L25">
        <text:list-item>
          <text:p text:style-name="P190">Function scope</text:p>
        </text:list-item>
      </text:list>
      <text:p text:style-name="P101"/>
      <text:p text:style-name="P86">// function scope</text:p>
      <text:p text:style-name="P56"><text:span text:style-name="T31">let</text:span> <text:span text:style-name="T16">subject</text:span> = <text:span text:style-name="T28">'math'</text:span></text:p>
      <text:p text:style-name="P78"/>
      <text:p text:style-name="P56"><text:span text:style-name="T31">function</text:span> <text:span text:style-name="T25">createThink</text:span>(<text:span text:style-name="T16">subject</text:span>) {</text:p>
      <text:p text:style-name="P56"><text:span text:style-name="T16"><text:tab/>subject</text:span> = <text:span text:style-name="T28">'study'</text:span></text:p>
      <text:p text:style-name="P56"><text:span text:style-name="T48"><text:tab/>return</text:span> <text:span text:style-name="T16">subject</text:span></text:p>
      <text:p text:style-name="P56">}</text:p>
      <text:p text:style-name="P78"/>
      <text:p text:style-name="P56"><text:span text:style-name="T16">console</text:span>.<text:span text:style-name="T25">log</text:span>(<text:span text:style-name="T16">subject</text:span>)</text:p>
      <text:p text:style-name="P56"><text:span text:style-name="T16">console</text:span>.<text:span text:style-name="T25">log</text:span>(<text:span text:style-name="T25">createThink</text:span>(<text:span text:style-name="T16">subject</text:span>))</text:p>
      <text:p text:style-name="P56"><text:span text:style-name="T16">console</text:span>.<text:span text:style-name="T25">log</text:span>(<text:span text:style-name="T16">subject</text:span>)</text:p>
      <text:p text:style-name="P101"/>
      <text:list xml:id="list173433390600887" text:continue-numbering="true" text:style-name="L25">
        <text:list-item>
          <text:p text:style-name="P190">Function Hoisting</text:p>
        </text:list-item>
      </text:list>
      <text:p text:style-name="P104">A função foi chamada antes de ser executada <text:span text:style-name="T50">e mesmo assim não ocorreu bag. Isso porque o JS executou ela como hoisting.</text:span></text:p>
      <text:p text:style-name="P104"/>
      <text:p text:style-name="P86">// function hoisting</text:p>
      <text:p text:style-name="P78"/>
      <text:p text:style-name="P56"><text:span text:style-name="T25">sayMyName</text:span>();</text:p>
      <text:p text:style-name="P78"/>
      <text:p text:style-name="P56"><text:span text:style-name="T31">function</text:span> <text:span text:style-name="T25">sayMyName</text:span>(){</text:p>
      <text:p text:style-name="P56"><text:span text:style-name="T16"><text:tab/>console</text:span>.<text:span text:style-name="T25">log</text:span>(<text:span text:style-name="T28">'Thiago'</text:span>)</text:p>
      <text:p text:style-name="P56">}</text:p>
      <text:p text:style-name="P101"/>
      <text:list xml:id="list173432804010298" text:continue-numbering="true" text:style-name="L25">
        <text:list-item>
          <text:p text:style-name="P190">Arrow function</text:p>
        </text:list-item>
      </text:list>
      <text:p text:style-name="P105">Arrow ‘<text:span text:style-name="T15">=&gt;</text:span>’ maneira mais simples de se escrever uma função.</text:p>
      <text:p text:style-name="P105"/>
      <text:p text:style-name="P86">// arrow function</text:p>
      <text:p text:style-name="P78"/>
      <text:p text:style-name="P56"><text:span text:style-name="T31">const</text:span> <text:span text:style-name="T25">sayMyName</text:span> = () <text:span text:style-name="T31">=&gt;</text:span> {</text:p>
      <text:p text:style-name="P56"><text:span text:style-name="T16"><text:tab/>console</text:span>.<text:span text:style-name="T25">log</text:span>(<text:span text:style-name="T28">'Thiago'</text:span>)</text:p>
      <text:p text:style-name="P56">}</text:p>
      <text:p text:style-name="P78"/>
      <text:p text:style-name="P56"><text:span text:style-name="T25">sayMyName</text:span>()</text:p>
      <text:p text:style-name="P78"/>
      <text:p text:style-name="P56"><text:span text:style-name="T31">const</text:span> <text:span text:style-name="T25">sayMyNickName</text:span> = (<text:span text:style-name="T16">nickname</text:span>) <text:span text:style-name="T31">=&gt;</text:span> {</text:p>
      <text:p text:style-name="P56"><text:soft-page-break/><text:span text:style-name="T16"><text:tab/>console</text:span>.<text:span text:style-name="T25">log</text:span>(<text:span text:style-name="T16">nickname</text:span>)</text:p>
      <text:p text:style-name="P56">}</text:p>
      <text:p text:style-name="P78"/>
      <text:p text:style-name="P56"><text:span text:style-name="T25">sayMyNickName</text:span>(<text:span text:style-name="T28">'Carlos'</text:span>)</text:p>
      <text:p text:style-name="P101"/>
      <text:list xml:id="list173432364998760" text:continue-numbering="true" text:style-name="L25">
        <text:list-item>
          <text:p text:style-name="P190">Callback Function</text:p>
        </text:list-item>
      </text:list>
      <text:p text:style-name="P106">Quando invoco uma função e passo como parâmetro outra função.</text:p>
      <text:p text:style-name="P101"/>
      <text:p text:style-name="P86">// callback function</text:p>
      <text:p text:style-name="P56"><text:span text:style-name="T31">function</text:span> <text:span text:style-name="T25">sayMyName</text:span>(<text:span text:style-name="T16">name</text:span>) {</text:p>
      <text:p text:style-name="P56"><text:span text:style-name="T16"><text:tab/>console</text:span>.<text:span text:style-name="T25">log</text:span>(<text:span text:style-name="T28">'antes de executar a funcao callback'</text:span>)</text:p>
      <text:p text:style-name="P56"><text:span text:style-name="T25"><text:tab/>name</text:span>()</text:p>
      <text:p text:style-name="P56"><text:span text:style-name="T16"><text:tab/>console</text:span>.<text:span text:style-name="T25">log</text:span>(<text:span text:style-name="T28">'depois de executar a callback'</text:span>)</text:p>
      <text:p text:style-name="P56">}</text:p>
      <text:p text:style-name="P78"/>
      <text:p text:style-name="P56"><text:span text:style-name="T25">sayMyName</text:span>(</text:p>
      <text:p text:style-name="P56"><text:tab/>() <text:span text:style-name="T31">=&gt;</text:span> {</text:p>
      <text:p text:style-name="P56"><text:span text:style-name="T16"><text:tab/><text:tab/>console</text:span>.<text:span text:style-name="T25">log</text:span>(<text:span text:style-name="T28">'estou em uma callback'</text:span>)</text:p>
      <text:p text:style-name="P56">}</text:p>
      <text:p text:style-name="P56">)</text:p>
      <text:p text:style-name="P101"/>
      <text:list xml:id="list173432441369142" text:continue-numbering="true" text:style-name="L25">
        <text:list-item>
          <text:p text:style-name="P190">Funções construtoras</text:p>
        </text:list-item>
      </text:list>
      <text:p text:style-name="P101"/>
      <text:p text:style-name="P86">/*</text:p>
      <text:p text:style-name="P92">Function() constructor</text:p>
      <text:p text:style-name="P92">* expressão new</text:p>
      <text:p text:style-name="P92">* criar um novo objeto</text:p>
      <text:p text:style-name="P92">* this keyword</text:p>
      <text:p text:style-name="P92">*/</text:p>
      <text:p text:style-name="P78"/>
      <text:p text:style-name="P56"><text:span text:style-name="T31">function</text:span> <text:span text:style-name="T42">Person</text:span>(<text:span text:style-name="T16">name</text:span>) {</text:p>
      <text:p text:style-name="P56"><text:span text:style-name="T31"><text:tab/>this</text:span>.<text:span text:style-name="T16">name</text:span> = <text:span text:style-name="T16">name</text:span></text:p>
      <text:p text:style-name="P56"><text:span text:style-name="T31"><text:tab/>this</text:span>.<text:span text:style-name="T25">walk</text:span> = <text:span text:style-name="T31">function</text:span> () {</text:p>
      <text:p text:style-name="P56"><text:span text:style-name="T48"><text:tab/><text:tab/>return</text:span> <text:span text:style-name="T31">this</text:span>.<text:span text:style-name="T16">name</text:span> + <text:span text:style-name="T28">' is walking'</text:span></text:p>
      <text:p text:style-name="P56"><text:tab/>}</text:p>
      <text:p text:style-name="P56">}</text:p>
      <text:p text:style-name="P56"><text:span text:style-name="T31">const</text:span> <text:span text:style-name="T40">thiago</text:span> = <text:span text:style-name="T31">new</text:span> <text:span text:style-name="T42">Person</text:span>(<text:span text:style-name="T28">'Thiago'</text:span>)</text:p>
      <text:p text:style-name="P56"><text:span text:style-name="T31">const</text:span> <text:span text:style-name="T40">joao</text:span> = <text:span text:style-name="T31">new</text:span> <text:span text:style-name="T42">Person</text:span>(<text:span text:style-name="T28">'Joao'</text:span>)</text:p>
      <text:p text:style-name="P56"><text:span text:style-name="T16">console</text:span>.<text:span text:style-name="T25">log</text:span>(<text:span text:style-name="T40">thiago</text:span>.<text:span text:style-name="T25">walk</text:span>())</text:p>
      <text:p text:style-name="P56"><text:span text:style-name="T16">console</text:span>.<text:span text:style-name="T25">log</text:span>(<text:span text:style-name="T40">joao</text:span>.<text:span text:style-name="T25">walk</text:span>())</text:p>
      <text:p text:style-name="P78"/>
      <text:p text:style-name="P56"><text:span text:style-name="T31">let</text:span> <text:span text:style-name="T16">nickname</text:span> = <text:span text:style-name="T31">new</text:span> <text:span text:style-name="T42">String</text:span>(<text:span text:style-name="T28">'limeira'</text:span>)</text:p>
      <text:p text:style-name="P56"><text:span text:style-name="T16">console</text:span>.<text:span text:style-name="T25">log</text:span>(<text:span text:style-name="T16">nickname</text:span>)</text:p>
      <text:p text:style-name="P136"/>
      <text:p text:style-name="P145">Guias estelares</text:p>
      <text:p text:style-name="P36"><text:span text:style-name="T1">O guia estelar de </text:span><text:span text:style-name="T2">JavaScript</text:span></text:p>
      <text:p text:style-name="P131">Manipulando dados</text:p>
      <text:list xml:id="list1944063899" text:style-name="L27">
        <text:list-item>
          <text:p text:style-name="P194">Prototype</text:p>
        </text:list-item>
      </text:list>
      <text:p text:style-name="P130">Prototype</text:p>
      <text:p text:style-name="P126"><text:tab/>* prototype-based language</text:p>
      <text:p text:style-name="P126"><text:tab/>* prototype chain</text:p>
      <text:p text:style-name="P126"><text:tab/>* <text:span text:style-name="T15">__proto__</text:span></text:p>
      <text:p text:style-name="P126"/>
      <text:p text:style-name="P126">Cada tipo de dado é encapsulado por um objeto que já tem uma propriedade chamada “<text:span text:style-name="T15">__proto__</text:span>”. Podemos acessar as propriedades que são criadas em cada tipo de objeto, declarando o mesmo, em seguida adicionando um ponto e o nome da função a ser chamada. Ex.: <text:span text:style-name="T15">“thiago”.length</text:span></text:p>
      <text:p text:style-name="P126"/>
      <text:list xml:id="list173433967850186" text:continue-numbering="true" text:style-name="L27">
        <text:list-item>
          <text:p text:style-name="P194">Type conversion coersion</text:p>
        </text:list-item>
      </text:list>
      <text:list xml:id="list3203959152" text:style-name="L28">
        <text:list-item>
          <text:p text:style-name="P214"><text:span text:style-name="T51">Type conversion (typecasting) v</text:span><text:span text:style-name="T52">s</text:span><text:span text:style-name="T51"> Type coersion</text:span></text:p>
        </text:list-item>
        <text:list-item>
          <text:p text:style-name="P203">Alteração de um tipo de dado para outro tipo</text:p>
          <text:list>
            <text:list-item>
              <text:p text:style-name="P214"><text:span text:style-name="T57">type conversion</text:span><text:span text:style-name="T51"> - explicitamente altera um tipo de dado para outro. </text:span><text:span text:style-name="T52">C</text:span><text:span text:style-name="T51">apacidade do programador de realizar a troca.</text:span></text:p>
            </text:list-item>
            <text:list-item>
              <text:p text:style-name="P214"><text:span text:style-name="T57">type coersion</text:span><text:span text:style-name="T51"> - JS implicitamente realizando essa troca. capacidade do JS de força</text:span><text:span text:style-name="T52">r</text:span><text:span text:style-name="T51"> uma troca.</text:span></text:p>
            </text:list-item>
          </text:list>
        </text:list-item>
      </text:list>
      <text:p text:style-name="P120"/>
      <text:p text:style-name="P59"><text:span text:style-name="T16">console</text:span>.<text:span text:style-name="T25">log</text:span>(<text:span text:style-name="T28">'9'</text:span> + <text:span text:style-name="T37">5</text:span>) <text:span text:style-name="T35">// coersion</text:span></text:p>
      <text:p text:style-name="P78"><text:span text:style-name="T18">console</text:span><text:span text:style-name="T24">.</text:span><text:span text:style-name="T27">log</text:span><text:span text:style-name="T24">(</text:span><text:span text:style-name="T43">Number</text:span><text:span text:style-name="T24">(</text:span><text:span text:style-name="T29">'9'</text:span><text:span text:style-name="T24">) + </text:span><text:span text:style-name="T38">5</text:span><text:span text:style-name="T24">) </text:span><text:span text:style-name="T36">//conversion</text:span></text:p>
      <text:p text:style-name="P119"/>
      <text:list xml:id="list173433917079100" text:continue-list="list173433967850186" text:style-name="L27">
        <text:list-item>
          <text:p text:style-name="P194">Strings em números</text:p>
        </text:list-item>
      </text:list>
      <text:list xml:id="list3247399397" text:style-name="L29">
        <text:list-item>
          <text:p text:style-name="P204">Manipulando Strings e Números:</text:p>
        </text:list-item>
        <text:list-item>
          <text:p text:style-name="P204">Transformar String em Número e Número em String.</text:p>
        </text:list-item>
      </text:list>
      <text:p text:style-name="P119"/>
      <text:p text:style-name="P52"><text:span text:style-name="T31">let</text:span> <text:span text:style-name="T16">string</text:span> = <text:span text:style-name="T28">"123"</text:span></text:p>
      <text:p text:style-name="P56"><text:span text:style-name="T31">let</text:span> <text:span text:style-name="T16">number</text:span> = <text:span text:style-name="T37">321</text:span></text:p>
      <text:p text:style-name="P56"><text:span text:style-name="T16">console</text:span>.<text:span text:style-name="T25">log</text:span>(<text:span text:style-name="T42">Number</text:span>(<text:span text:style-name="T16">string</text:span>))</text:p>
      <text:p text:style-name="P56"><text:span text:style-name="T16">console</text:span>.<text:span text:style-name="T25">log</text:span>(<text:span text:style-name="T42">String</text:span>(<text:span text:style-name="T16">number</text:span>))</text:p>
      <text:p text:style-name="P119"/>
      <text:list xml:id="list173432942244934" text:continue-list="list173433917079100" text:style-name="L27">
        <text:list-item>
          <text:p text:style-name="P194">Contando caracteres e digitos</text:p>
        </text:list-item>
      </text:list>
      <text:list xml:id="list3724272659" text:style-name="L30">
        <text:list-item>
          <text:p text:style-name="P205">Manipulando Strings e Números:</text:p>
        </text:list-item>
        <text:list-item>
          <text:p text:style-name="P215"><text:span text:style-name="T51">Contar quantos caracteres tem uma palavra e quantos dígitos tem um númer</text:span><text:span text:style-name="T53">o</text:span><text:span text:style-name="T51">.</text:span></text:p>
        </text:list-item>
      </text:list>
      <text:p text:style-name="P119"/>
      <text:p text:style-name="P52"><text:span text:style-name="T31">let</text:span> <text:span text:style-name="T16">word</text:span> = <text:span text:style-name="T28">"Nabucodonozor"</text:span></text:p>
      <text:p text:style-name="P56"><text:span text:style-name="T16">console</text:span>.<text:span text:style-name="T25">log</text:span>(<text:span text:style-name="T16">word</text:span>.<text:span text:style-name="T40">length</text:span>)</text:p>
      <text:p text:style-name="P56"><text:span text:style-name="T31">let</text:span> <text:span text:style-name="T16">number</text:span> = <text:span text:style-name="T37">1234</text:span></text:p>
      <text:p text:style-name="P56"><text:span text:style-name="T16">console</text:span>.<text:span text:style-name="T25">log</text:span>(<text:span text:style-name="T42">String</text:span>(<text:span text:style-name="T16">number</text:span>).<text:span text:style-name="T40">length</text:span>)</text:p>
      <text:p text:style-name="P119"/>
      <text:list xml:id="list173433870046115" text:continue-list="list173432942244934" text:style-name="L27">
        <text:list-item>
          <text:p text:style-name="P194">Casas decimais</text:p>
        </text:list-item>
      </text:list>
      <text:list xml:id="list2318511235" text:style-name="L31">
        <text:list-item>
          <text:p text:style-name="P206">Manipulando Strings e Números:</text:p>
        </text:list-item>
        <text:list-item>
          <text:p text:style-name="P216"><text:span text:style-name="T54">T</text:span><text:span text:style-name="T51">ransformar um número quebrado com 2 casas decimais e trocar ponto por vírgula.</text:span></text:p>
        </text:list-item>
      </text:list>
      <text:p text:style-name="P119"/>
      <text:p text:style-name="P52"><text:soft-page-break/><text:span text:style-name="T31">let</text:span> <text:span text:style-name="T16">number</text:span> = <text:span text:style-name="T37">345.423409784059234</text:span></text:p>
      <text:p text:style-name="P56"><text:span text:style-name="T16">console</text:span>.<text:span text:style-name="T25">log</text:span>(<text:span text:style-name="T16">number</text:span>.<text:span text:style-name="T25">toFixed</text:span>(<text:span text:style-name="T37">2</text:span>).<text:span text:style-name="T25">replace</text:span>(<text:span text:style-name="T28">"."</text:span>, <text:span text:style-name="T28">","</text:span>))</text:p>
      <text:p text:style-name="P119"/>
      <text:list xml:id="list173433814419133" text:continue-list="list173433870046115" text:style-name="L27">
        <text:list-item>
          <text:p text:style-name="P194">Maiúsculas e minúsculas</text:p>
        </text:list-item>
      </text:list>
      <text:list xml:id="list3425825927" text:style-name="L32">
        <text:list-item>
          <text:p text:style-name="P207">Manipulando Strings e Números:</text:p>
        </text:list-item>
        <text:list-item>
          <text:p text:style-name="P207">Transforme letras minúsculas em maiúsculas. Faça o contraŕio disso também.</text:p>
        </text:list-item>
      </text:list>
      <text:p text:style-name="P121"/>
      <text:p text:style-name="P60"><text:span text:style-name="T31">let</text:span> <text:span text:style-name="T16">word</text:span> = <text:span text:style-name="T28">"Programar é muito bacana!"</text:span></text:p>
      <text:p text:style-name="P56"><text:span text:style-name="T16">console</text:span>.<text:span text:style-name="T25">log</text:span>(<text:span text:style-name="T16">word</text:span>.<text:span text:style-name="T25">toLowerCase</text:span>()) <text:span text:style-name="T35">// minúsculo</text:span></text:p>
      <text:p text:style-name="P78"><text:span text:style-name="T18">console</text:span><text:span text:style-name="T24">.</text:span><text:span text:style-name="T27">log</text:span><text:span text:style-name="T24">(</text:span><text:span text:style-name="T18">word</text:span><text:span text:style-name="T24">.</text:span><text:span text:style-name="T27">toUpperCase</text:span><text:span text:style-name="T24">()) </text:span><text:span text:style-name="T36">// maiúsculo</text:span></text:p>
      <text:p text:style-name="P121"/>
      <text:list xml:id="list173432806478021" text:continue-list="list173433814419133" text:style-name="L27">
        <text:list-item>
          <text:p text:style-name="P194">Separando strings</text:p>
        </text:list-item>
      </text:list>
      <text:list xml:id="list2818475398" text:style-name="L33">
        <text:list-item>
          <text:p text:style-name="P208">Manipulando Strings e Números:</text:p>
        </text:list-item>
        <text:list-item>
          <text:p text:style-name="P208">Separe um texto que contém espaços, em um novo array onde cada texto é uma posição do array. Depois disso, transforme o array em um texto e onde eram espaços, coloque _ .</text:p>
        </text:list-item>
      </text:list>
      <text:p text:style-name="P122"/>
      <text:p text:style-name="P61"><text:span text:style-name="T31">let</text:span> <text:span text:style-name="T16">phrase</text:span> = <text:span text:style-name="T28">"O rato roeu a roupa do rei de roma"</text:span></text:p>
      <text:p text:style-name="P56"><text:span text:style-name="T31">let</text:span> <text:span text:style-name="T16">myArray</text:span> = <text:span text:style-name="T16">phrase</text:span>.<text:span text:style-name="T25">split</text:span>(<text:span text:style-name="T28">" "</text:span>)</text:p>
      <text:p text:style-name="P56"><text:span text:style-name="T16">console</text:span>.<text:span text:style-name="T25">log</text:span>(<text:span text:style-name="T16">phrase</text:span>)</text:p>
      <text:p text:style-name="P56"><text:span text:style-name="T16">console</text:span>.<text:span text:style-name="T25">log</text:span>(<text:span text:style-name="T16">myArray</text:span>)</text:p>
      <text:p text:style-name="P56"><text:span text:style-name="T31">let</text:span> <text:span text:style-name="T16">phraseWithUnderscore</text:span> = <text:span text:style-name="T16">myArray</text:span>.<text:span text:style-name="T25">join</text:span>(<text:span text:style-name="T28">"_"</text:span>)</text:p>
      <text:p text:style-name="P78"><text:span text:style-name="T18">console</text:span><text:span text:style-name="T24">.</text:span><text:span text:style-name="T27">log</text:span><text:span text:style-name="T24">(</text:span><text:span text:style-name="T18">phraseWithUnderscore</text:span><text:span text:style-name="T24">)</text:span></text:p>
      <text:p text:style-name="P122"/>
      <text:list xml:id="list173432708351373" text:continue-list="list173432806478021" text:style-name="L27">
        <text:list-item>
          <text:p text:style-name="P194">Encontrando palavras em frases</text:p>
        </text:list-item>
      </text:list>
      <text:list xml:id="list2069325617" text:style-name="L34">
        <text:list-item>
          <text:p text:style-name="P209">Manipulando Strings e Números</text:p>
        </text:list-item>
        <text:list-item>
          <text:p text:style-name="P209">Verificar se o texto contém a palavra Amor.</text:p>
        </text:list-item>
        <text:list-item>
          <text:p text:style-name="P209">.includes() é case sencitive</text:p>
        </text:list-item>
      </text:list>
      <text:p text:style-name="P123"/>
      <text:p text:style-name="P62"><text:span text:style-name="T31">let</text:span> <text:span text:style-name="T16">phrase</text:span> = <text:span text:style-name="T28">"Eu que viver o Amor!"</text:span></text:p>
      <text:p text:style-name="P78"><text:span text:style-name="T18">console</text:span><text:span text:style-name="T24">.</text:span><text:span text:style-name="T27">log</text:span><text:span text:style-name="T24">(</text:span><text:span text:style-name="T18">phrase</text:span><text:span text:style-name="T24">.</text:span><text:span text:style-name="T27">includes</text:span><text:span text:style-name="T24">(</text:span><text:span text:style-name="T29">"Amor"</text:span><text:span text:style-name="T24">))</text:span></text:p>
      <text:p text:style-name="P123"/>
      <text:list xml:id="list173432476131956" text:continue-list="list173432708351373" text:style-name="L27">
        <text:list-item>
          <text:p text:style-name="P194">Criando array com construtor</text:p>
        </text:list-item>
      </text:list>
      <text:list xml:id="list1822020511" text:style-name="L35">
        <text:list-item>
          <text:p text:style-name="P210">Manipulando Arrays:</text:p>
        </text:list-item>
        <text:list-item>
          <text:p text:style-name="P210">Criar Array com construtor</text:p>
        </text:list-item>
      </text:list>
      <text:p text:style-name="P124"/>
      <text:p text:style-name="P63"><text:span text:style-name="T31">let</text:span> <text:span text:style-name="T16">myArray1</text:span> = [<text:span text:style-name="T28">'a'</text:span>, <text:span text:style-name="T28">'b'</text:span>, <text:span text:style-name="T28">'c'</text:span>]</text:p>
      <text:p text:style-name="P56"><text:span text:style-name="T16">console</text:span>.<text:span text:style-name="T25">log</text:span>(<text:span text:style-name="T16">myArray1</text:span>)</text:p>
      <text:p text:style-name="P56"><text:span text:style-name="T31">let</text:span> <text:span text:style-name="T16">myArray2</text:span> = <text:span text:style-name="T31">new</text:span> <text:span text:style-name="T42">Array</text:span>(<text:span text:style-name="T28">'d'</text:span>, <text:span text:style-name="T28">'e'</text:span>, <text:span text:style-name="T28">'f'</text:span>)</text:p>
      <text:p text:style-name="P56"><text:span text:style-name="T16">console</text:span>.<text:span text:style-name="T25">log</text:span>(<text:span text:style-name="T16">myArray2</text:span>)</text:p>
      <text:p text:style-name="P56"><text:span text:style-name="T31">let</text:span> <text:span text:style-name="T16">myArray3</text:span> = <text:span text:style-name="T31">new</text:span> <text:span text:style-name="T42">Array</text:span>(<text:span text:style-name="T37">10</text:span>)</text:p>
      <text:p text:style-name="P78"><text:span text:style-name="T18">console</text:span><text:span text:style-name="T24">.</text:span><text:span text:style-name="T27">log</text:span><text:span text:style-name="T24">(</text:span><text:span text:style-name="T18">myArray3</text:span><text:span text:style-name="T24">)</text:span></text:p>
      <text:p text:style-name="P124"/>
      <text:list xml:id="list173433717881359" text:continue-list="list173432476131956" text:style-name="L27">
        <text:list-item>
          <text:p text:style-name="P194">Elementos do Array</text:p>
        </text:list-item>
      </text:list>
      <text:list xml:id="list3611025340" text:style-name="L36">
        <text:list-item>
          <text:p text:style-name="P211">Manipulando Arrays</text:p>
        </text:list-item>
        <text:list-item>
          <text:p text:style-name="P211">Contar elementos de um array</text:p>
        </text:list-item>
      </text:list>
      <text:p text:style-name="P119"/>
      <text:p text:style-name="P79"><text:span text:style-name="T18">console</text:span><text:span text:style-name="T24">.</text:span><text:span text:style-name="T27">log</text:span><text:span text:style-name="T24">([</text:span><text:span text:style-name="T29">"a"</text:span><text:span text:style-name="T24">, </text:span><text:span text:style-name="T29">"b"</text:span><text:span text:style-name="T24">, </text:span><text:span text:style-name="T29">"c"</text:span><text:span text:style-name="T24">].</text:span><text:span text:style-name="T18">length</text:span><text:span text:style-name="T24">)</text:span></text:p>
      <text:p text:style-name="P119"/>
      <text:list xml:id="list173433274610979" text:continue-list="list173433717881359" text:style-name="L27">
        <text:list-item>
          <text:p text:style-name="P194">Strings para arrays</text:p>
        </text:list-item>
      </text:list>
      <text:list xml:id="list4292125307" text:style-name="L37">
        <text:list-item>
          <text:p text:style-name="P212"><text:soft-page-break/>Manipulando Arrays</text:p>
        </text:list-item>
        <text:list-item>
          <text:p text:style-name="P212">Transformar uma cadeia de caracteres em elementos de um array</text:p>
        </text:list-item>
      </text:list>
      <text:p text:style-name="P125"/>
      <text:p text:style-name="P64"><text:span text:style-name="T31">let</text:span> <text:span text:style-name="T16">word</text:span> = <text:span text:style-name="T28">"nabucodonozor"</text:span></text:p>
      <text:p text:style-name="P78"><text:span text:style-name="T18">console</text:span><text:span text:style-name="T24">.</text:span><text:span text:style-name="T27">log</text:span><text:span text:style-name="T24">(</text:span><text:span text:style-name="T43">Array</text:span><text:span text:style-name="T24">.</text:span><text:span text:style-name="T27">from</text:span><text:span text:style-name="T24">(</text:span><text:span text:style-name="T18">word</text:span><text:span text:style-name="T24">))</text:span></text:p>
      <text:p text:style-name="P125"/>
      <text:list xml:id="list173433200275771" text:continue-list="list173433274610979" text:style-name="L27">
        <text:list-item>
          <text:p text:style-name="P194">Manipulandos arrays</text:p>
        </text:list-item>
      </text:list>
      <text:p text:style-name="P119"/>
      <text:p text:style-name="P52"><text:span text:style-name="T31">let</text:span> <text:span text:style-name="T16">techs</text:span> = [<text:span text:style-name="T28">"html"</text:span>, <text:span text:style-name="T28">"css"</text:span>, <text:span text:style-name="T28">"js"</text:span>]</text:p>
      <text:p text:style-name="P78"/>
      <text:p text:style-name="P92">//adicionar um item no fim</text:p>
      <text:p text:style-name="P56"><text:span text:style-name="T16">techs</text:span>.<text:span text:style-name="T25">push</text:span>(<text:span text:style-name="T28">"nodejs"</text:span>)</text:p>
      <text:p text:style-name="P92">//adicionar no começo</text:p>
      <text:p text:style-name="P56"><text:span text:style-name="T16">techs</text:span>.<text:span text:style-name="T25">unshift</text:span>(<text:span text:style-name="T28">"sql"</text:span>)</text:p>
      <text:p text:style-name="P92">//remover do fim</text:p>
      <text:p text:style-name="P56"><text:span text:style-name="T16">techs</text:span>.<text:span text:style-name="T25">pop</text:span>()</text:p>
      <text:p text:style-name="P92">//remover do começo</text:p>
      <text:p text:style-name="P56"><text:span text:style-name="T16">techs</text:span>.<text:span text:style-name="T25">shift</text:span>()</text:p>
      <text:p text:style-name="P92">//pegar somente alguns elementos do array</text:p>
      <text:p text:style-name="P56"><text:span text:style-name="T16">console</text:span>.<text:span text:style-name="T25">log</text:span>(<text:span text:style-name="T16">techs</text:span>.<text:span text:style-name="T25">slice</text:span>(<text:span text:style-name="T37">1</text:span>, <text:span text:style-name="T37">3</text:span>))</text:p>
      <text:p text:style-name="P92">//remover 1 ou mais items em qualquer posição do array</text:p>
      <text:p text:style-name="P56"><text:span text:style-name="T16">techs</text:span>.<text:span text:style-name="T25">splice</text:span>(<text:span text:style-name="T37">1</text:span>, <text:span text:style-name="T37">1</text:span>)</text:p>
      <text:p text:style-name="P92">// encontrar a posição de um elemento no array</text:p>
      <text:p text:style-name="P56"><text:span text:style-name="T31">let</text:span> <text:span text:style-name="T16">index</text:span> = <text:span text:style-name="T16">techs</text:span>.<text:span text:style-name="T25">indexOf</text:span>(<text:span text:style-name="T28">'html'</text:span>)</text:p>
      <text:p text:style-name="P56"><text:span text:style-name="T16">console</text:span>.<text:span text:style-name="T25">log</text:span>(<text:span text:style-name="T16">index</text:span>)</text:p>
      <text:p text:style-name="P56"><text:span text:style-name="T16">techs</text:span>.<text:span text:style-name="T25">splice</text:span>(<text:span text:style-name="T16">index</text:span>, <text:span text:style-name="T37">1</text:span>)</text:p>
      <text:p text:style-name="P56"><text:span text:style-name="T16">console</text:span>.<text:span text:style-name="T25">log</text:span>(<text:span text:style-name="T16">techs</text:span>)</text:p>
      <text:p text:style-name="P137"/>
      <text:p text:style-name="P146">Guias estelares</text:p>
      <text:p text:style-name="P37"><text:span text:style-name="T1">O guia estelar de </text:span><text:span text:style-name="T2">JavaScript</text:span></text:p>
      <text:p text:style-name="P134">Expressões e operadores</text:p>
      <text:list xml:id="list3078463322" text:style-name="L38">
        <text:list-item>
          <text:p text:style-name="P191">Expressões e operadores</text:p>
        </text:list-item>
      </text:list>
      <text:p text:style-name="P116">Expressão é qualquer linha de código que resolve alguma coisa no JS. <text:span text:style-name="T58">Toda expressão pode o não terminar com ;</text:span></text:p>
      <text:p text:style-name="P116"/>
      <text:p text:style-name="P53"><text:span text:style-name="T31">let</text:span> <text:span text:style-name="T16">number</text:span> = <text:span text:style-name="T37">1</text:span> <text:span text:style-name="T35">// expressão</text:span></text:p>
      <text:p text:style-name="P56"><text:span text:style-name="T16">console</text:span>.<text:span text:style-name="T25">log</text:span>(<text:span text:style-name="T16">number</text:span> + <text:span text:style-name="T37">1</text:span>) <text:span text:style-name="T35">//operador binário</text:span></text:p>
      <text:p text:style-name="P56"><text:span text:style-name="T16">console</text:span>.<text:span text:style-name="T25">log</text:span>(++<text:span text:style-name="T16">number</text:span>) <text:span text:style-name="T35">// unário</text:span></text:p>
      <text:p text:style-name="P56"><text:span text:style-name="T16">console</text:span>.<text:span text:style-name="T25">log</text:span>(<text:span text:style-name="T31">typeof</text:span> <text:span text:style-name="T16">number</text:span>) <text:span text:style-name="T35">// unário</text:span></text:p>
      <text:p text:style-name="P56"><text:span text:style-name="T16">console</text:span>.<text:span text:style-name="T25">log</text:span>(<text:span text:style-name="T31">true</text:span> ? <text:span text:style-name="T28">'alo'</text:span> : <text:span text:style-name="T28">'nada'</text:span>) <text:span text:style-name="T35">// ternário</text:span></text:p>
      <text:p text:style-name="P116"/>
      <text:list xml:id="list173432946784817" text:continue-numbering="true" text:style-name="L38">
        <text:list-item>
          <text:p text:style-name="P191">New</text:p>
        </text:list-item>
      </text:list>
      <text:list xml:id="list2374514595" text:style-name="L39">
        <text:list-item>
          <text:p text:style-name="P197">left-hand-side expression</text:p>
        </text:list-item>
        <text:list-item>
          <text:p text:style-name="P197">cria um novo objeto</text:p>
        </text:list-item>
        <text:list-item>
          <text:p text:style-name="P217"><text:span text:style-name="T55">defi</text:span><text:span text:style-name="T56">n</text:span><text:span text:style-name="T55">ição - exp</text:span><text:span text:style-name="T56">r</text:span><text:span text:style-name="T55">essão que serve para criar um novo objeto</text:span></text:p>
        </text:list-item>
      </text:list>
      <text:p text:style-name="P108"/>
      <text:p text:style-name="P65"><text:span text:style-name="T31">let</text:span> <text:span text:style-name="T16">name</text:span> = <text:span text:style-name="T31">new</text:span> <text:span text:style-name="T42">String</text:span>(<text:span text:style-name="T28">'Thiago'</text:span>)</text:p>
      <text:p text:style-name="P56"><text:span text:style-name="T16">name</text:span>.<text:span text:style-name="T16">surName</text:span> = <text:span text:style-name="T28">"Carlos"</text:span></text:p>
      <text:p text:style-name="P56"><text:span text:style-name="T31">let</text:span> <text:span text:style-name="T16">age</text:span> = <text:span text:style-name="T31">new</text:span> <text:span text:style-name="T42">Number</text:span>(<text:span text:style-name="T37">33</text:span>)</text:p>
      <text:p text:style-name="P56"><text:span text:style-name="T16">console</text:span>.<text:span text:style-name="T25">log</text:span>(<text:span text:style-name="T16">name</text:span>.<text:span text:style-name="T16">surName</text:span>, <text:span text:style-name="T16">age</text:span>)</text:p>
      <text:p text:style-name="P78"/>
      <text:p text:style-name="P56"><text:span text:style-name="T31">let</text:span> <text:span text:style-name="T16">date</text:span> = <text:span text:style-name="T31">new</text:span> <text:span text:style-name="T42">Date</text:span>(<text:span text:style-name="T28">'2021-05-03'</text:span>)</text:p>
      <text:p text:style-name="P78"><text:span text:style-name="T18">console</text:span><text:span text:style-name="T24">.</text:span><text:span text:style-name="T27">log</text:span><text:span text:style-name="T24">(</text:span><text:span text:style-name="T18">date</text:span><text:span text:style-name="T24">)</text:span></text:p>
      <text:p text:style-name="P108"/>
      <text:list xml:id="list173433227990729" text:continue-list="list173432946784817" text:style-name="L38">
        <text:list-item>
          <text:p text:style-name="P191">Typeof delete</text:p>
        </text:list-item>
      </text:list>
      <text:list xml:id="list3363173742" text:style-name="L40">
        <text:list-item>
          <text:p text:style-name="P198">Operadores unários</text:p>
          <text:list>
            <text:list-item>
              <text:p text:style-name="P198">typeof - define o tipo de objeto.</text:p>
            </text:list-item>
            <text:list-item>
              <text:p text:style-name="P198">delete - procura uma propriedade dentro de um objeto e vai deletar aquela propriedade de dentro do objeto.</text:p>
            </text:list-item>
          </text:list>
        </text:list-item>
      </text:list>
      <text:p text:style-name="P109"/>
      <text:p text:style-name="P66"><text:span text:style-name="T16">console</text:span>.<text:span text:style-name="T25">log</text:span>(<text:span text:style-name="T31">typeof</text:span> <text:span text:style-name="T28">"Thiago"</text:span>)</text:p>
      <text:p text:style-name="P56"><text:span text:style-name="T31">const</text:span> <text:span text:style-name="T40">person</text:span> = {</text:p>
      <text:p text:style-name="P56"><text:span text:style-name="T16"><text:tab/>name:</text:span> <text:span text:style-name="T28">'Carlos'</text:span>,</text:p>
      <text:p text:style-name="P56"><text:span text:style-name="T16"><text:tab/>age:</text:span> <text:span text:style-name="T37">33</text:span>,</text:p>
      <text:p text:style-name="P56">}</text:p>
      <text:p text:style-name="P56"><text:span text:style-name="T16">console</text:span>.<text:span text:style-name="T25">log</text:span>(<text:span text:style-name="T40">person</text:span>)</text:p>
      <text:p text:style-name="P56"><text:span text:style-name="T31">delete</text:span> <text:span text:style-name="T40">person</text:span>.<text:span text:style-name="T16">age</text:span></text:p>
      <text:p text:style-name="P78"><text:span text:style-name="T18">console</text:span><text:span text:style-name="T24">.</text:span><text:span text:style-name="T27">log</text:span><text:span text:style-name="T24">(</text:span><text:span text:style-name="T41">person</text:span><text:span text:style-name="T24">)</text:span></text:p>
      <text:p text:style-name="P109"/>
      <text:list xml:id="list173432790022715" text:continue-list="list173433227990729" text:style-name="L38">
        <text:list-item>
          <text:p text:style-name="P191">Operadores aritméticos</text:p>
        </text:list-item>
      </text:list>
      <text:p text:style-name="P93"/>
      <text:p text:style-name="P92">// multiplicação *</text:p>
      <text:p text:style-name="P56"><text:span text:style-name="T16">console</text:span>.<text:span text:style-name="T25">log</text:span>(<text:span text:style-name="T37">3</text:span> * <text:span text:style-name="T37">5</text:span>)</text:p>
      <text:p text:style-name="P56"><text:span text:style-name="T16">console</text:span>.<text:span text:style-name="T25">log</text:span>(<text:span text:style-name="T37">3.21</text:span> * <text:span text:style-name="T37">5.5</text:span>)</text:p>
      <text:p text:style-name="P92">// divisão /</text:p>
      <text:p text:style-name="P56"><text:span text:style-name="T16">console</text:span>.<text:span text:style-name="T25">log</text:span>(<text:span text:style-name="T37">12</text:span> / <text:span text:style-name="T37">2</text:span>)</text:p>
      <text:p text:style-name="P92">// soma +</text:p>
      <text:p text:style-name="P56"><text:span text:style-name="T16">console</text:span>.<text:span text:style-name="T25">log</text:span>(<text:span text:style-name="T37">34</text:span> + <text:span text:style-name="T37">67</text:span>)</text:p>
      <text:p text:style-name="P92"><text:soft-page-break/>// subtração -</text:p>
      <text:p text:style-name="P56"><text:span text:style-name="T16">console</text:span>.<text:span text:style-name="T25">log</text:span>(<text:span text:style-name="T37">34</text:span> - <text:span text:style-name="T37">23</text:span>)</text:p>
      <text:p text:style-name="P92">// resto da divisão %</text:p>
      <text:p text:style-name="P56"><text:span text:style-name="T31">let</text:span> <text:span text:style-name="T16">remainder</text:span></text:p>
      <text:p text:style-name="P56"><text:span text:style-name="T16">remainder</text:span> = <text:span text:style-name="T37">11</text:span> % <text:span text:style-name="T37">9</text:span></text:p>
      <text:p text:style-name="P56"><text:span text:style-name="T16">console</text:span>.<text:span text:style-name="T25">log</text:span>(<text:span text:style-name="T16">remainder</text:span>)</text:p>
      <text:p text:style-name="P92">// incremento ++</text:p>
      <text:p text:style-name="P56"><text:span text:style-name="T31">let</text:span> <text:span text:style-name="T16">increment</text:span> = <text:span text:style-name="T37">0</text:span></text:p>
      <text:p text:style-name="P56"><text:span text:style-name="T16">increment</text:span>++</text:p>
      <text:p text:style-name="P56"><text:span text:style-name="T16">increment</text:span>++</text:p>
      <text:p text:style-name="P56"><text:span text:style-name="T16">console</text:span>.<text:span text:style-name="T25">log</text:span>(<text:span text:style-name="T16">increment</text:span>)</text:p>
      <text:p text:style-name="P92">// descremento --</text:p>
      <text:p text:style-name="P56"><text:span text:style-name="T31">let</text:span> <text:span text:style-name="T16">decrement</text:span> = <text:span text:style-name="T37">0</text:span></text:p>
      <text:p text:style-name="P56"><text:span text:style-name="T16">decrement</text:span>--</text:p>
      <text:p text:style-name="P56"><text:span text:style-name="T16">console</text:span>.<text:span text:style-name="T25">log</text:span>(<text:span text:style-name="T16">decrement</text:span>)</text:p>
      <text:p text:style-name="P92">// exponencial **</text:p>
      <text:p text:style-name="P56"><text:span text:style-name="T16">console</text:span>.<text:span text:style-name="T25">log</text:span>(<text:span text:style-name="T37">3</text:span> ** <text:span text:style-name="T37">3</text:span>)</text:p>
      <text:p text:style-name="P107"/>
      <text:list xml:id="list173433645960035" text:continue-numbering="true" text:style-name="L38">
        <text:list-item>
          <text:p text:style-name="P191">Grouping operator</text:p>
        </text:list-item>
      </text:list>
      <text:p text:style-name="P107"/>
      <text:p text:style-name="P54"><text:span text:style-name="T31">let</text:span> <text:span text:style-name="T16">total</text:span> = <text:span text:style-name="T37">2</text:span> + <text:span text:style-name="T37">3</text:span> * <text:span text:style-name="T37">5</text:span></text:p>
      <text:p text:style-name="P56"><text:span text:style-name="T16">console</text:span>.<text:span text:style-name="T25">log</text:span>(<text:span text:style-name="T16">total</text:span>)</text:p>
      <text:p text:style-name="P56"><text:span text:style-name="T31">let</text:span> <text:span text:style-name="T16">total2</text:span> = ((<text:span text:style-name="T37">2</text:span> + <text:span text:style-name="T37">3</text:span>) * <text:span text:style-name="T37">5</text:span>)</text:p>
      <text:p text:style-name="P56"><text:span text:style-name="T16">console</text:span>.<text:span text:style-name="T25">log</text:span>(<text:span text:style-name="T16">total2</text:span>)</text:p>
      <text:p text:style-name="P107"/>
      <text:list xml:id="list173433651422263" text:continue-numbering="true" text:style-name="L38">
        <text:list-item>
          <text:p text:style-name="P191">Operadores de comparação igual a e diferente de</text:p>
        </text:list-item>
      </text:list>
      <text:list xml:id="list2151188819" text:style-name="L41">
        <text:list-item>
          <text:p text:style-name="P199">Operadores de comparação.</text:p>
        </text:list-item>
        <text:list-item>
          <text:p text:style-name="P199">Irá comparar valores e retornar um Boolean como resposta à comparação.</text:p>
        </text:list-item>
      </text:list>
      <text:p text:style-name="P110"/>
      <text:p text:style-name="P67"><text:span text:style-name="T31">let</text:span> <text:span text:style-name="T16">one</text:span> = <text:span text:style-name="T37">1</text:span></text:p>
      <text:p text:style-name="P56"><text:span text:style-name="T31">let</text:span> <text:span text:style-name="T16">two</text:span> = <text:span text:style-name="T37">2</text:span></text:p>
      <text:p text:style-name="P92">// igual a ==</text:p>
      <text:p text:style-name="P56"><text:span text:style-name="T16">console</text:span>.<text:span text:style-name="T25">log</text:span>( <text:span text:style-name="T16">two</text:span> == <text:span text:style-name="T37">1</text:span>)</text:p>
      <text:p text:style-name="P56"><text:span text:style-name="T16">console</text:span>.<text:span text:style-name="T25">log</text:span>( <text:span text:style-name="T16">one</text:span> == <text:span text:style-name="T28">"1"</text:span>)</text:p>
      <text:p text:style-name="P92">// diferente de !=</text:p>
      <text:p text:style-name="P56"><text:span text:style-name="T16">console</text:span>.<text:span text:style-name="T25">log</text:span>(<text:span text:style-name="T16">one</text:span> != <text:span text:style-name="T16">two</text:span>)</text:p>
      <text:p text:style-name="P56"><text:span text:style-name="T16">console</text:span>.<text:span text:style-name="T25">log</text:span>(<text:span text:style-name="T16">one</text:span> != <text:span text:style-name="T37">1</text:span>)</text:p>
      <text:p text:style-name="P78"><text:span text:style-name="T18">console</text:span><text:span text:style-name="T24">.</text:span><text:span text:style-name="T27">log</text:span><text:span text:style-name="T24">(</text:span><text:span text:style-name="T18">one</text:span><text:span text:style-name="T24"> != </text:span><text:span text:style-name="T29">"1"</text:span><text:span text:style-name="T24">)</text:span></text:p>
      <text:p text:style-name="P110"/>
      <text:list xml:id="list173433168586533" text:continue-list="list173433651422263" text:style-name="L38">
        <text:list-item>
          <text:p text:style-name="P191">Operadores de comparação estritamente igual e estritamente diferente</text:p>
        </text:list-item>
      </text:list>
      <text:list xml:id="list1983471408" text:style-name="L42">
        <text:list-item>
          <text:p text:style-name="P200">Operadores de comparação.</text:p>
        </text:list-item>
        <text:list-item>
          <text:p text:style-name="P200">Irá comparar não apenas os valores, mas também o tipo da variável e retornar um Boolean como resposta à comparação.</text:p>
        </text:list-item>
      </text:list>
      <text:p text:style-name="P111"/>
      <text:p text:style-name="P68"><text:span text:style-name="T31">let</text:span> <text:span text:style-name="T16">one</text:span> = <text:span text:style-name="T37">1</text:span></text:p>
      <text:p text:style-name="P56"><text:span text:style-name="T31">let</text:span> <text:span text:style-name="T16">two</text:span> = <text:span text:style-name="T37">2</text:span></text:p>
      <text:p text:style-name="P92">// estritamente igual a ==</text:p>
      <text:p text:style-name="P56"><text:span text:style-name="T16">console</text:span>.<text:span text:style-name="T25">log</text:span>( <text:span text:style-name="T16">one</text:span> === <text:span text:style-name="T37">1</text:span>)</text:p>
      <text:p text:style-name="P56"><text:span text:style-name="T16">console</text:span>.<text:span text:style-name="T25">log</text:span>( <text:span text:style-name="T16">one</text:span> === <text:span text:style-name="T28">"1"</text:span>)</text:p>
      <text:p text:style-name="P92"><text:soft-page-break/>// estritamente diferente de !=</text:p>
      <text:p text:style-name="P56"><text:span text:style-name="T16">console</text:span>.<text:span text:style-name="T25">log</text:span>(<text:span text:style-name="T16">two</text:span> !== <text:span text:style-name="T28">"2"</text:span>)</text:p>
      <text:p text:style-name="P78"><text:span text:style-name="T18">console</text:span><text:span text:style-name="T24">.</text:span><text:span text:style-name="T27">log</text:span><text:span text:style-name="T24">(</text:span><text:span text:style-name="T18">two</text:span><text:span text:style-name="T24"> !== </text:span><text:span text:style-name="T38">2</text:span><text:span text:style-name="T24">)</text:span></text:p>
      <text:p text:style-name="P111"/>
      <text:list xml:id="list173433385507466" text:continue-list="list173433168586533" text:style-name="L38">
        <text:list-item>
          <text:p text:style-name="P191">Operadores de comparação maio<text:span text:style-name="T59">r</text:span> e menor(igual)</text:p>
        </text:list-item>
      </text:list>
      <text:list xml:id="list3719107048" text:style-name="L43">
        <text:list-item>
          <text:p text:style-name="P201">Operadores de comparação</text:p>
        </text:list-item>
        <text:list-item>
          <text:p text:style-name="P201">Irá comparar não apenas os valores e retornar um Boolean como resposta à comparação.</text:p>
        </text:list-item>
      </text:list>
      <text:p text:style-name="P113"/>
      <text:p text:style-name="P69"><text:span text:style-name="T31">let</text:span> <text:span text:style-name="T16">one</text:span> = <text:span text:style-name="T37">1</text:span></text:p>
      <text:p text:style-name="P56"><text:span text:style-name="T31">let</text:span> <text:span text:style-name="T16">two</text:span> = <text:span text:style-name="T37">2</text:span></text:p>
      <text:p text:style-name="P92">// &gt; Maior que</text:p>
      <text:p text:style-name="P56"><text:span text:style-name="T16">console</text:span>.<text:span text:style-name="T25">log</text:span>(<text:span text:style-name="T16">one</text:span> &gt; <text:span text:style-name="T16">two</text:span>)</text:p>
      <text:p text:style-name="P92">// &gt;= Maior igual a </text:p>
      <text:p text:style-name="P56"><text:span text:style-name="T16">console</text:span>.<text:span text:style-name="T25">log</text:span>(<text:span text:style-name="T16">one</text:span> &gt;= <text:span text:style-name="T37">1</text:span>)</text:p>
      <text:p text:style-name="P56"><text:span text:style-name="T16">console</text:span>.<text:span text:style-name="T25">log</text:span>(<text:span text:style-name="T16">two</text:span> &gt;= <text:span text:style-name="T37">1</text:span>)</text:p>
      <text:p text:style-name="P92">// &lt; Menor que</text:p>
      <text:p text:style-name="P56"><text:span text:style-name="T16">console</text:span>.<text:span text:style-name="T25">log</text:span>(<text:span text:style-name="T16">one</text:span> &lt; <text:span text:style-name="T16">two</text:span>)</text:p>
      <text:p text:style-name="P92">// Menor igual a</text:p>
      <text:p text:style-name="P56"><text:span text:style-name="T16">console</text:span>.<text:span text:style-name="T25">log</text:span>(<text:span text:style-name="T16">one</text:span> &lt;= <text:span text:style-name="T16">two</text:span>)</text:p>
      <text:p text:style-name="P56"><text:span text:style-name="T16">console</text:span>.<text:span text:style-name="T25">log</text:span>(<text:span text:style-name="T16">one</text:span> &lt;= <text:span text:style-name="T37">1</text:span>)</text:p>
      <text:p text:style-name="P78"><text:span text:style-name="T18">console</text:span><text:span text:style-name="T24">.</text:span><text:span text:style-name="T27">log</text:span><text:span text:style-name="T24">(</text:span><text:span text:style-name="T18">one</text:span><text:span text:style-name="T24"> &lt;= </text:span><text:span text:style-name="T38">0</text:span><text:span text:style-name="T24">)</text:span></text:p>
      <text:p text:style-name="P113"/>
      <text:list xml:id="list173433786859403" text:continue-list="list173433385507466" text:style-name="L38">
        <text:list-item>
          <text:p text:style-name="P191"><text:span text:style-name="T59">O</text:span>peradores de atribuição</text:p>
        </text:list-item>
      </text:list>
      <text:p text:style-name="P107"/>
      <text:p text:style-name="P87">// Operadores de atribuição (Assignment)</text:p>
      <text:p text:style-name="P56"><text:span text:style-name="T31">let</text:span> <text:span text:style-name="T16">x</text:span></text:p>
      <text:p text:style-name="P92">// assignment</text:p>
      <text:p text:style-name="P56"><text:span text:style-name="T16">x</text:span> = <text:span text:style-name="T37">1</text:span></text:p>
      <text:p text:style-name="P92">// addition assignment</text:p>
      <text:p text:style-name="P92">//x = x + 2</text:p>
      <text:p text:style-name="P56"><text:span text:style-name="T16">x</text:span> += <text:span text:style-name="T37">2</text:span></text:p>
      <text:p text:style-name="P56"><text:span text:style-name="T16">console</text:span>.<text:span text:style-name="T25">log</text:span>(<text:span text:style-name="T16">x</text:span>)</text:p>
      <text:p text:style-name="P92">// subtraction assignment</text:p>
      <text:p text:style-name="P92">// x = x -1</text:p>
      <text:p text:style-name="P56"><text:span text:style-name="T16">x</text:span> -= <text:span text:style-name="T37">1</text:span></text:p>
      <text:p text:style-name="P56"><text:span text:style-name="T16">console</text:span>.<text:span text:style-name="T25">log</text:span>(<text:span text:style-name="T16">x</text:span>)</text:p>
      <text:p text:style-name="P92">// multiplication assignment</text:p>
      <text:p text:style-name="P92">// x = x * 2</text:p>
      <text:p text:style-name="P56"><text:span text:style-name="T16">x</text:span> *= <text:span text:style-name="T37">2</text:span></text:p>
      <text:p text:style-name="P56"><text:span text:style-name="T16">console</text:span>.<text:span text:style-name="T25">log</text:span>(<text:span text:style-name="T16">x</text:span>)</text:p>
      <text:p text:style-name="P92">// division assignment</text:p>
      <text:p text:style-name="P92">// x = x / 2</text:p>
      <text:p text:style-name="P56"><text:span text:style-name="T16">x</text:span> /= <text:span text:style-name="T37">2</text:span></text:p>
      <text:p text:style-name="P56"><text:span text:style-name="T16">console</text:span>.<text:span text:style-name="T25">log</text:span>(<text:span text:style-name="T16">x</text:span>)</text:p>
      <text:p text:style-name="P92">// remainder, exponetiation</text:p>
      <text:p text:style-name="P56"><text:span text:style-name="T16">x</text:span> %= <text:span text:style-name="T37">2</text:span></text:p>
      <text:p text:style-name="P56"><text:span text:style-name="T16">console</text:span>.<text:span text:style-name="T25">log</text:span>(<text:span text:style-name="T16">x</text:span>)</text:p>
      <text:p text:style-name="P56"><text:span text:style-name="T16">x</text:span> **= <text:span text:style-name="T37">2</text:span></text:p>
      <text:p text:style-name="P56"><text:span text:style-name="T16">console</text:span>.<text:span text:style-name="T25">log</text:span>(<text:span text:style-name="T16">x</text:span>)</text:p>
      <text:p text:style-name="P107"/>
      <text:list xml:id="list173433286041887" text:continue-numbering="true" text:style-name="L38">
        <text:list-item>
          <text:p text:style-name="P191"><text:soft-page-break/>Operadores lógicos</text:p>
        </text:list-item>
      </text:list>
      <text:list xml:id="list3769235254" text:style-name="L44">
        <text:list-item>
          <text:p text:style-name="P202">Operadores lógicos (logial operators)</text:p>
        </text:list-item>
        <text:list-item>
          <text:p text:style-name="P202">2 valores booleanos, quando verificados, resultará em verdadeiro ou falso.</text:p>
        </text:list-item>
      </text:list>
      <text:p text:style-name="P114"/>
      <text:p text:style-name="P70"><text:span text:style-name="T31">let</text:span> <text:span text:style-name="T16">pao</text:span> = <text:span text:style-name="T31">true</text:span></text:p>
      <text:p text:style-name="P56"><text:span text:style-name="T31">let</text:span> <text:span text:style-name="T16">queijo</text:span> = <text:span text:style-name="T31">true</text:span></text:p>
      <text:p text:style-name="P92">// AND &amp;&amp;</text:p>
      <text:p text:style-name="P56"><text:span text:style-name="T16">console</text:span>.<text:span text:style-name="T25">log</text:span>(<text:span text:style-name="T16">pao</text:span> &amp;&amp; <text:span text:style-name="T16">queijo</text:span>)</text:p>
      <text:p text:style-name="P92">// OR ||</text:p>
      <text:p text:style-name="P56"><text:span text:style-name="T16">console</text:span>.<text:span text:style-name="T25">log</text:span>(<text:span text:style-name="T16">pao</text:span> || <text:span text:style-name="T16">queijo</text:span>)</text:p>
      <text:p text:style-name="P92">// NOT !</text:p>
      <text:p text:style-name="P78"><text:span text:style-name="T18">console</text:span><text:span text:style-name="T24">.</text:span><text:span text:style-name="T27">log</text:span><text:span text:style-name="T24">(!</text:span><text:span text:style-name="T18">pao</text:span><text:span text:style-name="T24">)</text:span></text:p>
      <text:p text:style-name="P114"/>
      <text:list xml:id="list173432524425549" text:continue-list="list173433286041887" text:style-name="L38">
        <text:list-item>
          <text:p text:style-name="P191">Operado<text:span text:style-name="T67">r</text:span>es condicional ternário</text:p>
        </text:list-item>
      </text:list>
      <text:p text:style-name="P107">Operador Condicional (Ternário)</text:p>
      <text:p text:style-name="P107">Dependendo da condição, nós recebemos valores diferentes</text:p>
      <text:p text:style-name="P107">Condição então valor 1 se não valor 2</text:p>
      <text:p text:style-name="P112">condition ? value1 : value2</text:p>
      <text:p text:style-name="P112">Exemplos:</text:p>
      <text:p text:style-name="P107">Café da manhã top</text:p>
      <text:p text:style-name="P107"/>
      <text:p text:style-name="P54"><text:span text:style-name="T31">let</text:span> <text:span text:style-name="T16">pao</text:span> = <text:span text:style-name="T31">false</text:span></text:p>
      <text:p text:style-name="P56"><text:span text:style-name="T31">let</text:span> <text:span text:style-name="T16">queijo</text:span> = <text:span text:style-name="T31">false</text:span></text:p>
      <text:p text:style-name="P56"><text:span text:style-name="T31">const</text:span> <text:span text:style-name="T40">niceBreakfast</text:span> = <text:span text:style-name="T16">pao</text:span> &amp;&amp; <text:span text:style-name="T16">queijo</text:span> ? <text:span text:style-name="T28">"Café top"</text:span> : <text:span text:style-name="T28">"Café ruim"</text:span></text:p>
      <text:p text:style-name="P56"><text:span text:style-name="T16">console</text:span>.<text:span text:style-name="T25">log</text:span>(<text:span text:style-name="T40">niceBreakfast</text:span>)</text:p>
      <text:p text:style-name="P56"><text:span text:style-name="T31">const</text:span> <text:span text:style-name="T40">niceBreakfast2</text:span> = <text:span text:style-name="T16">pao</text:span> || <text:span text:style-name="T16">queijo</text:span> ? <text:span text:style-name="T28">"Café top"</text:span> : <text:span text:style-name="T28">"Café ruim"</text:span></text:p>
      <text:p text:style-name="P56"><text:span text:style-name="T16">console</text:span>.<text:span text:style-name="T25">log</text:span>(<text:span text:style-name="T40">niceBreakfast2</text:span>)</text:p>
      <text:p text:style-name="P92">// Maior 18</text:p>
      <text:p text:style-name="P56"><text:span text:style-name="T31">let</text:span> <text:span text:style-name="T16">age</text:span> = <text:span text:style-name="T37">18</text:span></text:p>
      <text:p text:style-name="P56"><text:span text:style-name="T31">const</text:span> <text:span text:style-name="T40">canDrive</text:span> = <text:span text:style-name="T16">age</text:span> &gt;= <text:span text:style-name="T37">18</text:span> ? <text:span text:style-name="T28">"Can Drive"</text:span> : <text:span text:style-name="T28">"Can't Drive"</text:span></text:p>
      <text:p text:style-name="P56"><text:span text:style-name="T16">console</text:span>.<text:span text:style-name="T25">log</text:span>(<text:span text:style-name="T40">canDrive</text:span>)</text:p>
      <text:p text:style-name="P107"/>
      <text:list xml:id="list173432098330315" text:continue-numbering="true" text:style-name="L38">
        <text:list-item>
          <text:p text:style-name="P191">Operadores para string</text:p>
        </text:list-item>
      </text:list>
      <text:p text:style-name="P107"/>
      <text:p text:style-name="P87">// Operador de String (String operator)</text:p>
      <text:p text:style-name="P92">// comparison (comparação)</text:p>
      <text:p text:style-name="P78"><text:span text:style-name="T18">console</text:span><text:span text:style-name="T24">.</text:span><text:span text:style-name="T27">log</text:span><text:span text:style-name="T24"> (</text:span><text:span text:style-name="T29">'a'</text:span><text:span text:style-name="T24"> == </text:span><text:span text:style-name="T29">'b'</text:span><text:span text:style-name="T24">)</text:span></text:p>
      <text:p text:style-name="P92">// concatenation (concatenação)</text:p>
      <text:p text:style-name="P92">// Retorna a união de duas Strings</text:p>
      <text:p text:style-name="P56"><text:span text:style-name="T31">let</text:span> <text:span text:style-name="T16">alpha</text:span> = <text:span text:style-name="T28">'alpha'</text:span></text:p>
      <text:p text:style-name="P56"><text:span text:style-name="T16">alpha</text:span> += <text:span text:style-name="T28">'bet'</text:span></text:p>
      <text:p text:style-name="P56"><text:span text:style-name="T16">console</text:span>.<text:span text:style-name="T25">log</text:span>(<text:span text:style-name="T16">alpha</text:span> + <text:span text:style-name="T37">345</text:span>)</text:p>
      <text:p text:style-name="P107"/>
      <text:list xml:id="list173433494826876" text:continue-numbering="true" text:style-name="L38">
        <text:list-item>
          <text:p text:style-name="P191">Falsy e truthy</text:p>
        </text:list-item>
      </text:list>
      <text:p text:style-name="P107"/>
      <text:p text:style-name="P87">// Type conversion (typecastinh) vs Type coersion</text:p>
      <text:p text:style-name="P56"><text:span text:style-name="T16">console</text:span>.<text:span text:style-name="T25">log</text:span>(<text:span text:style-name="T28">'9'</text:span> + <text:span text:style-name="T37">5</text:span>)</text:p>
      <text:p text:style-name="P92">/*</text:p>
      <text:p text:style-name="P92">FALSY</text:p>
      <text:p text:style-name="P92"><text:soft-page-break/>Quando um valor é considerado false em contextos onde um booleano é obrigatório (condicionais e loops)</text:p>
      <text:p text:style-name="P92">false</text:p>
      <text:p text:style-name="P92">0</text:p>
      <text:p text:style-name="P92">-0</text:p>
      <text:p text:style-name="P92">""</text:p>
      <text:p text:style-name="P92">null</text:p>
      <text:p text:style-name="P92">undefined</text:p>
      <text:p text:style-name="P92">NaN</text:p>
      <text:p text:style-name="P92">*/</text:p>
      <text:p text:style-name="P56"><text:span text:style-name="T16">console</text:span>.<text:span text:style-name="T25">log</text:span>(<text:span text:style-name="T16">NaN</text:span> ? <text:span text:style-name="T28">"verdadeiro"</text:span> : <text:span text:style-name="T28">"falso"</text:span>)</text:p>
      <text:p text:style-name="P92">/*</text:p>
      <text:p text:style-name="P92">TRUTHY</text:p>
      <text:p text:style-name="P92">Quando um valor é considerado true em contextos onde um booleano é obrigatório (condicionais e loops)</text:p>
      <text:p text:style-name="P92">true</text:p>
      <text:p text:style-name="P92">{}</text:p>
      <text:p text:style-name="P92">[]</text:p>
      <text:p text:style-name="P92">1</text:p>
      <text:p text:style-name="P92">3.23</text:p>
      <text:p text:style-name="P92">"0"</text:p>
      <text:p text:style-name="P92">"false"</text:p>
      <text:p text:style-name="P92">-1</text:p>
      <text:p text:style-name="P92">Infinity</text:p>
      <text:p text:style-name="P92">-Infinity</text:p>
      <text:p text:style-name="P92">*/</text:p>
      <text:p text:style-name="P56"><text:span text:style-name="T16">console</text:span>.<text:span text:style-name="T25">log</text:span>(<text:span text:style-name="T28">"false"</text:span> ? <text:span text:style-name="T28">"verdadeiro"</text:span> : <text:span text:style-name="T28">"falso"</text:span>)</text:p>
      <text:p text:style-name="P107"/>
      <text:list xml:id="list173432333850099" text:continue-numbering="true" text:style-name="L38">
        <text:list-item>
          <text:p text:style-name="P191">Procedência dos operadores</text:p>
        </text:list-item>
      </text:list>
      <text:p text:style-name="P87">/* Operator precedence</text:p>
      <text:p text:style-name="P92">Precedência de operadores</text:p>
      <text:p text:style-name="P78"/>
      <text:p text:style-name="P92">* grouping ( )</text:p>
      <text:p text:style-name="P92">* negação e incremento ! ++ --</text:p>
      <text:p text:style-name="P92">* multiplicação e divisão * /</text:p>
      <text:p text:style-name="P92">* adição e subtração + -</text:p>
      <text:p text:style-name="P92">* relacional &lt; &lt;= &gt; &gt;=</text:p>
      <text:p text:style-name="P92">* igualdade == != === !==</text:p>
      <text:p text:style-name="P92">* AND &amp;&amp;</text:p>
      <text:p text:style-name="P92">* OR ||</text:p>
      <text:p text:style-name="P92">* condicional ?:</text:p>
      <text:p text:style-name="P92">* assignment (atribuição) = += -= *=</text:p>
      <text:p text:style-name="P92">*/</text:p>
      <text:p text:style-name="P56"><text:span text:style-name="T16">console</text:span>.<text:span text:style-name="T25">log</text:span>( <text:span text:style-name="T37">2</text:span> + <text:span text:style-name="T37">5</text:span> * <text:span text:style-name="T37">10</text:span>)</text:p>
      <text:p text:style-name="P56"><text:span text:style-name="T16">console</text:span>.<text:span text:style-name="T25">log</text:span>(( <text:span text:style-name="T37">2</text:span> + <text:span text:style-name="T37">5</text:span> ) * <text:span text:style-name="T37">10</text:span>)</text:p>
      <text:p text:style-name="P56"><text:span text:style-name="T16">console</text:span>.<text:span text:style-name="T25">log</text:span>( <text:span text:style-name="T37">3</text:span> &gt; <text:span text:style-name="T37">2</text:span> &gt; <text:span text:style-name="T37">1</text:span>)</text:p>
      <text:p text:style-name="P56"><text:span text:style-name="T16">console</text:span>.<text:span text:style-name="T25">log</text:span>( <text:span text:style-name="T37">3</text:span> &gt; ( <text:span text:style-name="T37">2</text:span> &gt; <text:span text:style-name="T37">1</text:span>))</text:p>
      <text:p text:style-name="P56"><text:span text:style-name="T16">console</text:span>.<text:span text:style-name="T25">log</text:span>( <text:span text:style-name="T37">3</text:span> &gt; <text:span text:style-name="T37">2</text:span> &amp;&amp; <text:span text:style-name="T37">2</text:span> &gt; <text:span text:style-name="T37">1</text:span>)</text:p>
      <text:p text:style-name="P115"/>
      <text:p text:style-name="P147">Guias estelares</text:p>
      <text:p text:style-name="P38"><text:span text:style-name="T1">O guia estelar de </text:span><text:span text:style-name="T2">JavaScript</text:span></text:p>
      <text:p text:style-name="P132">Condicionais e controle de fluxo</text:p>
      <text:list xml:id="list3264670424" text:style-name="L45">
        <text:list-item>
          <text:p text:style-name="P195">Controle de fluxo da aplicação</text:p>
        </text:list-item>
      </text:list>
      <text:p text:style-name="P128">Controle de fluxo, como realizar determinada operação voltando no fluxo da apliacação, através de comando pré-determinado.</text:p>
      <text:p text:style-name="P128">Controle de erros.</text:p>
      <text:p text:style-name="P128"/>
      <text:p text:style-name="P55"><text:span text:style-name="T16">console</text:span>.<text:span text:style-name="T25">log</text:span>(<text:span text:style-name="T28">"Controle de fluxo de aplicação"</text:span>)</text:p>
      <text:p text:style-name="P92">// Control flow</text:p>
      <text:p text:style-name="P56"><text:span text:style-name="T16">console</text:span>.<text:span text:style-name="T25">log</text:span>(<text:span text:style-name="T28">'a'</text:span>)</text:p>
      <text:p text:style-name="P56"><text:span text:style-name="T16">console</text:span>.<text:span text:style-name="T25">log</text:span>(<text:span text:style-name="T28">'b'</text:span>)</text:p>
      <text:p text:style-name="P78"/>
      <text:p text:style-name="P92">//se estiver sujo</text:p>
      <text:p text:style-name="P56"><text:span text:style-name="T16">console</text:span>.<text:span text:style-name="T25">log</text:span>(<text:span text:style-name="T28">'lavar o copo'</text:span>)</text:p>
      <text:p text:style-name="P92">//se não estiver sujo</text:p>
      <text:p text:style-name="P56"><text:span text:style-name="T16">console</text:span>.<text:span text:style-name="T25">log</text:span>(<text:span text:style-name="T28">'servir café'</text:span>)</text:p>
      <text:p text:style-name="P128"/>
      <text:list xml:id="list173433275540187" text:continue-numbering="true" text:style-name="L45">
        <text:list-item>
          <text:p text:style-name="P195">If e Else</text:p>
        </text:list-item>
      </text:list>
      <text:p text:style-name="P127"/>
      <text:p text:style-name="P88">// if ...else</text:p>
      <text:p text:style-name="P56"><text:span text:style-name="T31">let</text:span> <text:span text:style-name="T16">temperature</text:span> = <text:span text:style-name="T37">36</text:span></text:p>
      <text:p text:style-name="P56"><text:span text:style-name="T31">let</text:span> <text:span text:style-name="T16">highTemperature</text:span> = <text:span text:style-name="T16">temperature</text:span> &gt;= <text:span text:style-name="T37">37.5</text:span></text:p>
      <text:p text:style-name="P56"><text:span text:style-name="T31">let</text:span> <text:span text:style-name="T16">mediumTemperature</text:span> = <text:span text:style-name="T16">temperature</text:span> &lt; <text:span text:style-name="T37">37.5</text:span> &amp;&amp; <text:span text:style-name="T16">temperature</text:span> &gt;=<text:span text:style-name="T37">37</text:span></text:p>
      <text:p text:style-name="P56"><text:span text:style-name="T48">if</text:span> (<text:span text:style-name="T16">highTemperature</text:span>){</text:p>
      <text:p text:style-name="P56"><text:span text:style-name="T16"><text:tab/>console</text:span>.<text:span text:style-name="T25">log</text:span>(<text:span text:style-name="T28">'Febre alta'</text:span>)</text:p>
      <text:p text:style-name="P56">} <text:span text:style-name="T48">else</text:span> <text:span text:style-name="T48">if</text:span> (<text:span text:style-name="T16">mediumTemperature</text:span>){</text:p>
      <text:p text:style-name="P56"><text:span text:style-name="T16"><text:tab/>console</text:span>.<text:span text:style-name="T25">log</text:span>(<text:span text:style-name="T28">'Febre moderada'</text:span>)</text:p>
      <text:p text:style-name="P56">} <text:span text:style-name="T48">else</text:span> {</text:p>
      <text:p text:style-name="P56"><text:span text:style-name="T16"><text:tab/>console</text:span>.<text:span text:style-name="T25">log</text:span>(<text:span text:style-name="T28">'Saudável'</text:span>)</text:p>
      <text:p text:style-name="P56">}</text:p>
      <text:p text:style-name="P127"/>
      <text:list xml:id="list173432962548122" text:continue-numbering="true" text:style-name="L45">
        <text:list-item>
          <text:p text:style-name="P195">Switch</text:p>
        </text:list-item>
      </text:list>
      <text:p text:style-name="P127"/>
      <text:p text:style-name="P88">// switch</text:p>
      <text:p text:style-name="P56"><text:span text:style-name="T31">let</text:span> <text:span text:style-name="T16">expression</text:span> = <text:span text:style-name="T28">'1'</text:span></text:p>
      <text:p text:style-name="P56"><text:span text:style-name="T48">switch</text:span> (<text:span text:style-name="T16">expression</text:span>) {</text:p>
      <text:p text:style-name="P56"><text:span text:style-name="T48"><text:tab/>case</text:span> <text:span text:style-name="T28">'a'</text:span>:</text:p>
      <text:p text:style-name="P56"><text:span text:style-name="T16"><text:tab/><text:tab/>console</text:span>.<text:span text:style-name="T25">log</text:span>(<text:span text:style-name="T28">'a'</text:span>)</text:p>
      <text:p text:style-name="P139"><text:tab/><text:tab/>break</text:p>
      <text:p text:style-name="P56"><text:span text:style-name="T48"><text:tab/>case</text:span> <text:span text:style-name="T28">'b'</text:span>:</text:p>
      <text:p text:style-name="P56"><text:span text:style-name="T16"><text:tab/><text:tab/>console</text:span>.<text:span text:style-name="T25">log</text:span>(<text:span text:style-name="T28">'b'</text:span>)</text:p>
      <text:p text:style-name="P139"><text:tab/><text:tab/>break</text:p>
      <text:p text:style-name="P56"><text:span text:style-name="T48"><text:tab/>default</text:span>:</text:p>
      <text:p text:style-name="P56"><text:span text:style-name="T16"><text:tab/><text:tab/>console</text:span>.<text:span text:style-name="T25">log</text:span>(<text:span text:style-name="T28">'default'</text:span>)</text:p>
      <text:p text:style-name="P139"><text:tab/><text:tab/>break</text:p>
      <text:p text:style-name="P56">}</text:p>
      <text:p text:style-name="P56"><text:span text:style-name="T31">function</text:span> <text:span text:style-name="T25">calculate</text:span> (<text:span text:style-name="T16">number1</text:span>, <text:span text:style-name="T16">operator</text:span>, <text:span text:style-name="T16">number2</text:span>){</text:p>
      <text:p text:style-name="P56"><text:span text:style-name="T31">let</text:span> <text:span text:style-name="T16">result</text:span> = <text:span text:style-name="T37">0</text:span>;</text:p>
      <text:p text:style-name="P56"><text:span text:style-name="T48">switch</text:span>(<text:span text:style-name="T16">operator</text:span>){</text:p>
      <text:p text:style-name="P56"><text:soft-page-break/><text:span text:style-name="T48"><text:tab/>case</text:span> <text:span text:style-name="T28">'+'</text:span>:</text:p>
      <text:p text:style-name="P56"><text:span text:style-name="T16"><text:tab/><text:tab/>result</text:span> = <text:span text:style-name="T16">number1</text:span> + <text:span text:style-name="T16">number2</text:span></text:p>
      <text:p text:style-name="P139"><text:tab/><text:tab/>break</text:p>
      <text:p text:style-name="P56"><text:span text:style-name="T48"><text:tab/>case</text:span> <text:span text:style-name="T28">'-'</text:span>:</text:p>
      <text:p text:style-name="P56"><text:span text:style-name="T16"><text:tab/><text:tab/>result</text:span> = <text:span text:style-name="T16">number1</text:span> - <text:span text:style-name="T16">number2</text:span></text:p>
      <text:p text:style-name="P139"><text:tab/><text:tab/>break</text:p>
      <text:p text:style-name="P56"><text:span text:style-name="T48"><text:tab/>case</text:span> <text:span text:style-name="T28">'*'</text:span>:</text:p>
      <text:p text:style-name="P56"><text:span text:style-name="T16"><text:tab/><text:tab/>result</text:span> = <text:span text:style-name="T16">number1</text:span> * <text:span text:style-name="T16">number2</text:span></text:p>
      <text:p text:style-name="P139"><text:tab/><text:tab/>break</text:p>
      <text:p text:style-name="P56"><text:span text:style-name="T48"><text:tab/>case</text:span> <text:span text:style-name="T28">'/'</text:span>:</text:p>
      <text:p text:style-name="P56"><text:span text:style-name="T16"><text:tab/><text:tab/>result</text:span> = <text:span text:style-name="T16">number1</text:span> / <text:span text:style-name="T16">number2</text:span></text:p>
      <text:p text:style-name="P139"><text:tab/><text:tab/>break</text:p>
      <text:p text:style-name="P56"><text:span text:style-name="T48"><text:tab/>default</text:span>:</text:p>
      <text:p text:style-name="P56"><text:span text:style-name="T16"><text:tab/><text:tab/>console</text:span>.<text:span text:style-name="T25">log</text:span>(<text:span text:style-name="T28">'não implementado'</text:span>)</text:p>
      <text:p text:style-name="P139"><text:tab/><text:tab/>break</text:p>
      <text:p text:style-name="P56">}</text:p>
      <text:p text:style-name="P56"><text:span text:style-name="T48"><text:tab/>return</text:span> <text:span text:style-name="T16">result</text:span></text:p>
      <text:p text:style-name="P56">}</text:p>
      <text:p text:style-name="P56"><text:span text:style-name="T16">console</text:span>.<text:span text:style-name="T25">log</text:span>(<text:span text:style-name="T25">calculate</text:span>(<text:span text:style-name="T37">4</text:span>, <text:span text:style-name="T28">'%'</text:span>, <text:span text:style-name="T37">8</text:span>))</text:p>
      <text:p text:style-name="P127"/>
      <text:list xml:id="list173433660865345" text:continue-numbering="true" text:style-name="L45">
        <text:list-item>
          <text:p text:style-name="P195">Throw e try/Catch</text:p>
        </text:list-item>
      </text:list>
      <text:p text:style-name="P129">Ao executar uma função você pode disparar uma mensagem de erro no seu programa sem que ele pare de funcionar, usando o comando “<text:span text:style-name="T15">throw</text:span>”. Execute a função dentro do “<text:span text:style-name="T15">try</text:span>” para o programa tentar rodar, caso ele apresente o erro, o comando “<text:span text:style-name="T15">catch</text:span>” irá capturar o erro e seu programa continua sendo executado. Caso não seja realizado o try, catch e throw, se o seu programa apresentar um erro, irá parar por o programa.</text:p>
      <text:p text:style-name="P129"/>
      <text:p text:style-name="P89">// throw - disparar, lançar</text:p>
      <text:p text:style-name="P56"><text:span text:style-name="T31">function</text:span> <text:span text:style-name="T25">sayMyName</text:span>(<text:span text:style-name="T16">name</text:span> = <text:span text:style-name="T28">''</text:span>){</text:p>
      <text:p text:style-name="P56"><text:span text:style-name="T48"><text:tab/>if</text:span>(<text:span text:style-name="T16">name</text:span> ===<text:span text:style-name="T28">''</text:span>){</text:p>
      <text:p text:style-name="P56"><text:span text:style-name="T48"><text:tab/><text:tab/>throw</text:span> <text:span text:style-name="T31">new</text:span> <text:span text:style-name="T42">Error</text:span> (<text:span text:style-name="T28">"Nome é obrigatório"</text:span>)</text:p>
      <text:p text:style-name="P56"><text:tab/>}</text:p>
      <text:p text:style-name="P56"><text:span text:style-name="T16"><text:tab/>console</text:span>.<text:span text:style-name="T25">log</text:span>(<text:span text:style-name="T16">name</text:span>)</text:p>
      <text:p text:style-name="P56">}</text:p>
      <text:p text:style-name="P92">// try(tentar) .. catch(pegar/capturar)</text:p>
      <text:p text:style-name="P56"><text:span text:style-name="T48">try</text:span>{</text:p>
      <text:p text:style-name="P56"><text:span text:style-name="T25"><text:tab/>sayMyName</text:span>(<text:span text:style-name="T28">''</text:span>)</text:p>
      <text:p text:style-name="P56">} <text:span text:style-name="T48">catch</text:span> (<text:span text:style-name="T16">e</text:span>){</text:p>
      <text:p text:style-name="P56"><text:span text:style-name="T16"><text:tab/>console</text:span>.<text:span text:style-name="T25">log</text:span>(<text:span text:style-name="T16">e</text:span>)</text:p>
      <text:p text:style-name="P56">}</text:p>
      <text:p text:style-name="P56"><text:span text:style-name="T16">console</text:span>.<text:span text:style-name="T25">log</text:span>(<text:span text:style-name="T28">'após o try/catch'</text:span>)</text:p>
      <text:p text:style-name="P129"/>
      <text:p text:style-name="P148">Guias estelares</text:p>
      <text:p text:style-name="P39"><text:span text:style-name="T1">O guia estelar de </text:span><text:span text:style-name="T2">JavaScript</text:span></text:p>
      <text:p text:style-name="P133">Estruturas de repetição</text:p>
      <text:list xml:id="list4018743229" text:style-name="L46">
        <text:list-item>
          <text:p text:style-name="P192">For</text:p>
        </text:list-item>
      </text:list>
      <text:p text:style-name="P117"/>
      <text:p text:style-name="P90">//Estrutura de repetição</text:p>
      <text:p text:style-name="P92">// for</text:p>
      <text:p text:style-name="P92">// break - para a execução do loop</text:p>
      <text:p text:style-name="P92">// continue = pula a execução do momento</text:p>
      <text:p text:style-name="P78"/>
      <text:p text:style-name="P56"><text:span text:style-name="T48">for</text:span>(<text:span text:style-name="T31">let</text:span> <text:span text:style-name="T16">i</text:span> = <text:span text:style-name="T37">1</text:span>; <text:span text:style-name="T16">i</text:span> &lt;= <text:span text:style-name="T37">10</text:span>; <text:span text:style-name="T16">i</text:span>++){</text:p>
      <text:p text:style-name="P56"><text:span text:style-name="T16"><text:tab/>console</text:span>.<text:span text:style-name="T25">log</text:span>(<text:span text:style-name="T16">i</text:span>)</text:p>
      <text:p text:style-name="P56">}</text:p>
      <text:p text:style-name="P56"><text:span text:style-name="T48">for</text:span>(<text:span text:style-name="T31">let</text:span> <text:span text:style-name="T16">i</text:span> = <text:span text:style-name="T37">10</text:span>; <text:span text:style-name="T16">i</text:span> &gt; <text:span text:style-name="T37">0</text:span>; <text:span text:style-name="T16">i</text:span>--){</text:p>
      <text:p text:style-name="P56"><text:span text:style-name="T16"><text:tab/>console</text:span>.<text:span text:style-name="T25">log</text:span>(<text:span text:style-name="T16">i</text:span>)</text:p>
      <text:p text:style-name="P56">}</text:p>
      <text:p text:style-name="P56"><text:span text:style-name="T48">for</text:span>(<text:span text:style-name="T31">let</text:span> <text:span text:style-name="T16">i</text:span> = <text:span text:style-name="T37">1</text:span>; <text:span text:style-name="T16">i</text:span> &lt;= <text:span text:style-name="T37">10</text:span>; <text:span text:style-name="T16">i</text:span>++){</text:p>
      <text:p text:style-name="P56"><text:span text:style-name="T48"><text:tab/>if</text:span>(<text:span text:style-name="T16">i</text:span> === <text:span text:style-name="T37">5</text:span>){</text:p>
      <text:p text:style-name="P56"><text:span text:style-name="T48"><text:tab/><text:tab/>break</text:span>;</text:p>
      <text:p text:style-name="P56"><text:tab/>}</text:p>
      <text:p text:style-name="P56"><text:span text:style-name="T16"><text:tab/>console</text:span>.<text:span text:style-name="T25">log</text:span>(<text:span text:style-name="T16">i</text:span>)</text:p>
      <text:p text:style-name="P56">}</text:p>
      <text:p text:style-name="P56"><text:span text:style-name="T48">for</text:span>(<text:span text:style-name="T31">let</text:span> <text:span text:style-name="T16">i</text:span> = <text:span text:style-name="T37">1</text:span>; <text:span text:style-name="T16">i</text:span> &lt;= <text:span text:style-name="T37">10</text:span>; <text:span text:style-name="T16">i</text:span>++){</text:p>
      <text:p text:style-name="P56"><text:span text:style-name="T48"><text:tab/>if</text:span>(<text:span text:style-name="T16">i</text:span> === <text:span text:style-name="T37">5</text:span>){</text:p>
      <text:p text:style-name="P56"><text:span text:style-name="T48"><text:tab/><text:tab/>continue</text:span>;</text:p>
      <text:p text:style-name="P56"><text:tab/>}</text:p>
      <text:p text:style-name="P56"><text:span text:style-name="T16"><text:tab/>console</text:span>.<text:span text:style-name="T25">log</text:span>(<text:span text:style-name="T16">i</text:span>)</text:p>
      <text:p text:style-name="P56">}</text:p>
      <text:p text:style-name="P117"/>
      <text:list xml:id="list173434141213764" text:continue-numbering="true" text:style-name="L46">
        <text:list-item>
          <text:p text:style-name="P192">While</text:p>
        </text:list-item>
      </text:list>
      <text:p text:style-name="P117"/>
      <text:p text:style-name="P90">//Estrutura de repetição</text:p>
      <text:p text:style-name="P92">// while</text:p>
      <text:p text:style-name="P92">// usado quando não sabemos o momento da parada de nossa aplicação.</text:p>
      <text:p text:style-name="P56"><text:span text:style-name="T31">let</text:span> <text:span text:style-name="T16">i</text:span> = <text:span text:style-name="T37">0</text:span>;</text:p>
      <text:p text:style-name="P56"><text:span text:style-name="T48">while</text:span>(<text:span text:style-name="T16">i</text:span> &lt; <text:span text:style-name="T37">10</text:span>){</text:p>
      <text:p text:style-name="P56"><text:span text:style-name="T16"><text:tab/>console</text:span>.<text:span text:style-name="T25">log</text:span>(<text:span text:style-name="T16">i</text:span>)</text:p>
      <text:p text:style-name="P56"><text:span text:style-name="T16"><text:tab/>i</text:span>++;</text:p>
      <text:p text:style-name="P56">}</text:p>
      <text:p text:style-name="P56"><text:span text:style-name="T31">let</text:span> <text:span text:style-name="T16">x</text:span> = <text:span text:style-name="T37">49586394505</text:span></text:p>
      <text:p text:style-name="P56"><text:span text:style-name="T48">while</text:span>(<text:span text:style-name="T16">x</text:span> &gt;<text:span text:style-name="T37">10</text:span>){</text:p>
      <text:p text:style-name="P56"><text:span text:style-name="T16"><text:tab/>console</text:span>.<text:span text:style-name="T25">log</text:span>(<text:span text:style-name="T16">x</text:span>)</text:p>
      <text:p text:style-name="P56"><text:span text:style-name="T16"><text:tab/>x</text:span> /= <text:span text:style-name="T37">35</text:span></text:p>
      <text:p text:style-name="P56">}</text:p>
      <text:p text:style-name="P117"/>
      <text:list xml:id="list173433007046253" text:continue-numbering="true" text:style-name="L46">
        <text:list-item>
          <text:p text:style-name="P192">For of</text:p>
        </text:list-item>
      </text:list>
      <text:p text:style-name="P117"/>
      <text:p text:style-name="P90">//Estrutura de repetição</text:p>
      <text:p text:style-name="P92">// for ..of</text:p>
      <text:p text:style-name="P56"><text:span text:style-name="T31">let</text:span> <text:span text:style-name="T16">name</text:span> = <text:span text:style-name="T28">'Thiago'</text:span></text:p>
      <text:p text:style-name="P56"><text:soft-page-break/><text:span text:style-name="T31">let</text:span> <text:span text:style-name="T16">names</text:span> = [<text:span text:style-name="T28">'Pedro'</text:span>, <text:span text:style-name="T28">'Thiago'</text:span>, <text:span text:style-name="T28">'João'</text:span>]</text:p>
      <text:p text:style-name="P56"><text:span text:style-name="T48">for</text:span> (<text:span text:style-name="T31">let</text:span> <text:span text:style-name="T16">char</text:span> <text:span text:style-name="T31">of</text:span> <text:span text:style-name="T16">name</text:span>){</text:p>
      <text:p text:style-name="P56"><text:span text:style-name="T16"><text:tab/>console</text:span>.<text:span text:style-name="T25">log</text:span>(<text:span text:style-name="T16">char</text:span>)</text:p>
      <text:p text:style-name="P56">}</text:p>
      <text:p text:style-name="P56"><text:span text:style-name="T48">for</text:span> (<text:span text:style-name="T31">let</text:span> <text:span text:style-name="T16">name</text:span> <text:span text:style-name="T31">of</text:span> <text:span text:style-name="T16">names</text:span>){</text:p>
      <text:p text:style-name="P56"><text:span text:style-name="T16"><text:tab/>console</text:span>.<text:span text:style-name="T25">log</text:span>(<text:span text:style-name="T16">name</text:span>)</text:p>
      <text:p text:style-name="P56">}</text:p>
      <text:p text:style-name="P117"/>
      <text:list xml:id="list173432973279571" text:continue-numbering="true" text:style-name="L46">
        <text:list-item>
          <text:p text:style-name="P192">For in</text:p>
        </text:list-item>
      </text:list>
      <text:p text:style-name="P117"/>
      <text:p text:style-name="P90">//Estrutura de repetição</text:p>
      <text:p text:style-name="P92">// for...in</text:p>
      <text:p text:style-name="P56"><text:span text:style-name="T31">let</text:span> <text:span text:style-name="T16">person</text:span> = {</text:p>
      <text:p text:style-name="P56"><text:span text:style-name="T16"><text:tab/>name:</text:span> <text:span text:style-name="T28">'Thiago'</text:span>,</text:p>
      <text:p text:style-name="P56"><text:span text:style-name="T16"><text:tab/>age:</text:span> <text:span text:style-name="T37">33</text:span>,</text:p>
      <text:p text:style-name="P56"><text:span text:style-name="T16"><text:tab/>weight:</text:span> <text:span text:style-name="T37">92.2</text:span>,</text:p>
      <text:p text:style-name="P56">}</text:p>
      <text:p text:style-name="P56"><text:span text:style-name="T48">for</text:span> (<text:span text:style-name="T31">let</text:span> <text:span text:style-name="T16">property</text:span> <text:span text:style-name="T31">in</text:span> <text:span text:style-name="T16">person</text:span>){</text:p>
      <text:p text:style-name="P56"><text:span text:style-name="T16"><text:tab/>console</text:span>.<text:span text:style-name="T25">log</text:span>(<text:span text:style-name="T16">property</text:span>)</text:p>
      <text:p text:style-name="P56"><text:span text:style-name="T16"><text:tab/>console</text:span>.<text:span text:style-name="T25">log</text:span>(<text:span text:style-name="T16">person</text:span>[<text:span text:style-name="T16">property</text:span>])</text:p>
      <text:p text:style-name="P56">}</text:p>
      <text:p text:style-name="P117"/>
      <text:p text:style-name="P219">Guias estelares</text:p>
      <text:p text:style-name="P218"><text:span text:style-name="T1">O guia estelar de </text:span><text:span text:style-name="T2">JavaScript</text:span></text:p>
      <text:p text:style-name="P213">Consolidando com exercícios</text:p>
      <text:list xml:id="list3637385271" text:style-name="L47">
        <text:list-item>
          <text:p text:style-name="P193">Praticar para aperfeiçoar</text:p>
        </text:list-item>
      </text:list>
      <text:p text:style-name="P118"/>
      <text:p text:style-name="P118">Vamos fortalecer e aplicar os conhecimentos, além de aprender truques e dicas para resolver os desafios e avançar para o próximo nível</text:p>
      <text:p text:style-name="P118"/>
      <text:list xml:id="list173432781106626" text:continue-numbering="true" text:style-name="L47">
        <text:list-item>
          <text:p text:style-name="P193">Sistema de notas escolares</text:p>
        </text:list-item>
      </text:list>
      <text:p text:style-name="P118"/>
      <text:p text:style-name="P118">### <text:span text:style-name="T61">T</text:span>ransformar notas escolares</text:p>
      <text:p text:style-name="P118">Crie um algoritmo que transforme as notas do sistema numérico para sistema de notas em caracteres tipo A B C.</text:p>
      <text:p text:style-name="P118">* de 90 para cima <text:s text:c="2"/>- A</text:p>
      <text:p text:style-name="P118">* entre 80 - 89 <text:s text:c="4"/>- B</text:p>
      <text:p text:style-name="P118">* entre 70 - 79 <text:s text:c="4"/>- C</text:p>
      <text:p text:style-name="P118">* entre 60 - 69 <text:s text:c="4"/>- D</text:p>
      <text:p text:style-name="P118">* menor que 60 <text:s text:c="5"/>- F</text:p>
      <text:p text:style-name="P98"/>
      <text:p text:style-name="P56"><text:span text:style-name="T31">function</text:span> <text:span text:style-name="T25">getNote</text:span>(<text:span text:style-name="T16">note</text:span>){</text:p>
      <text:p text:style-name="P56"><text:span text:style-name="T31">let</text:span> <text:span text:style-name="T16">final_note</text:span>;</text:p>
      <text:p text:style-name="P56"><text:span text:style-name="T31">let</text:span> <text:span text:style-name="T16">noteA</text:span> = <text:span text:style-name="T16">note</text:span> &gt;= <text:span text:style-name="T37">90</text:span> &amp;&amp; <text:span text:style-name="T16">note</text:span> &lt;= <text:span text:style-name="T37">100</text:span>;</text:p>
      <text:p text:style-name="P56"><text:span text:style-name="T31">let</text:span> <text:span text:style-name="T16">noteB</text:span> = <text:span text:style-name="T16">note</text:span> &gt;=<text:span text:style-name="T37">80</text:span> &amp;&amp; <text:span text:style-name="T16">note</text:span> &lt; <text:span text:style-name="T37">90</text:span>;</text:p>
      <text:p text:style-name="P56"><text:span text:style-name="T31">let</text:span> <text:span text:style-name="T16">noteC</text:span> = <text:span text:style-name="T16">note</text:span> &gt;= <text:span text:style-name="T37">70</text:span> &amp;&amp; <text:span text:style-name="T16">note</text:span> &lt; <text:span text:style-name="T37">80</text:span>;</text:p>
      <text:p text:style-name="P56"><text:span text:style-name="T31">let</text:span> <text:span text:style-name="T16">noteD</text:span> = <text:span text:style-name="T16">note</text:span> &gt;= <text:span text:style-name="T37">60</text:span> &amp;&amp; <text:span text:style-name="T16">note</text:span> &lt; <text:span text:style-name="T37">70</text:span>;</text:p>
      <text:p text:style-name="P56"><text:span text:style-name="T31">let</text:span> <text:span text:style-name="T16">noteF</text:span> = <text:span text:style-name="T16">note</text:span> &lt; <text:span text:style-name="T37">60</text:span> &amp;&amp; <text:span text:style-name="T16">note</text:span> &gt;= <text:span text:style-name="T37">0</text:span>;</text:p>
      <text:p text:style-name="P56"><text:span text:style-name="T48">if</text:span> (<text:span text:style-name="T16">noteA</text:span>){</text:p>
      <text:p text:style-name="P56"><text:span text:style-name="T16"><text:tab/>final_note</text:span> = <text:span text:style-name="T28">'A'</text:span></text:p>
      <text:p text:style-name="P56">} <text:span text:style-name="T48">else</text:span> <text:span text:style-name="T48">if</text:span> (<text:span text:style-name="T16">noteB</text:span>){</text:p>
      <text:p text:style-name="P56"><text:span text:style-name="T16"><text:tab/>final_note</text:span> = <text:span text:style-name="T28">'B'</text:span></text:p>
      <text:p text:style-name="P56">} <text:span text:style-name="T48">else</text:span> <text:span text:style-name="T48">if</text:span> (<text:span text:style-name="T16">noteC</text:span>){</text:p>
      <text:p text:style-name="P56"><text:span text:style-name="T16"><text:tab/>final_note</text:span> = <text:span text:style-name="T28">'C'</text:span></text:p>
      <text:p text:style-name="P56">}<text:span text:style-name="T48">else</text:span> <text:span text:style-name="T48">if</text:span> (<text:span text:style-name="T16">noteD</text:span>){</text:p>
      <text:p text:style-name="P56"><text:span text:style-name="T16"><text:tab/>final_note</text:span> = <text:span text:style-name="T28">'D'</text:span></text:p>
      <text:p text:style-name="P56">} <text:span text:style-name="T48">else</text:span> <text:span text:style-name="T48">if</text:span> (<text:span text:style-name="T16">noteF</text:span>){</text:p>
      <text:p text:style-name="P56"><text:span text:style-name="T16"><text:tab/>final_note</text:span> = <text:span text:style-name="T28">'F'</text:span></text:p>
      <text:p text:style-name="P56">} <text:span text:style-name="T48">else</text:span> {</text:p>
      <text:p text:style-name="P56"><text:span text:style-name="T16"><text:tab/>final_note</text:span> = <text:span text:style-name="T28">'Nota inválida'</text:span></text:p>
      <text:p text:style-name="P56">}</text:p>
      <text:p text:style-name="P56"><text:span text:style-name="T48">return</text:span> <text:span text:style-name="T16">final_note</text:span></text:p>
      <text:p text:style-name="P56">}</text:p>
      <text:p text:style-name="P78"/>
      <text:p text:style-name="P56"><text:span text:style-name="T16">console</text:span>.<text:span text:style-name="T25">log</text:span>(<text:span text:style-name="T28">'nota final: '</text:span>+<text:span text:style-name="T25">getNote</text:span>(<text:span text:style-name="T37">0</text:span>))</text:p>
      <text:p text:style-name="P56"><text:span text:style-name="T16">console</text:span>.<text:span text:style-name="T25">log</text:span>(<text:span text:style-name="T28">'nota final: '</text:span>+<text:span text:style-name="T25">getNote</text:span>(<text:span text:style-name="T37">59</text:span>))</text:p>
      <text:p text:style-name="P56"><text:span text:style-name="T16">console</text:span>.<text:span text:style-name="T25">log</text:span>(<text:span text:style-name="T28">'nota final: '</text:span>+<text:span text:style-name="T25">getNote</text:span>(<text:span text:style-name="T37">60</text:span>))</text:p>
      <text:p text:style-name="P56"><text:span text:style-name="T16">console</text:span>.<text:span text:style-name="T25">log</text:span>(<text:span text:style-name="T28">'nota final: '</text:span>+<text:span text:style-name="T25">getNote</text:span>(<text:span text:style-name="T37">69</text:span>))</text:p>
      <text:p text:style-name="P56"><text:span text:style-name="T16">console</text:span>.<text:span text:style-name="T25">log</text:span>(<text:span text:style-name="T28">'nota final: '</text:span>+<text:span text:style-name="T25">getNote</text:span>(<text:span text:style-name="T37">70</text:span>))</text:p>
      <text:p text:style-name="P56"><text:span text:style-name="T16">console</text:span>.<text:span text:style-name="T25">log</text:span>(<text:span text:style-name="T28">'nota final: '</text:span>+<text:span text:style-name="T25">getNote</text:span>(<text:span text:style-name="T37">75</text:span>))</text:p>
      <text:p text:style-name="P56"><text:span text:style-name="T16">console</text:span>.<text:span text:style-name="T25">log</text:span>(<text:span text:style-name="T28">'nota final: '</text:span>+<text:span text:style-name="T25">getNote</text:span>(<text:span text:style-name="T37">79</text:span>))</text:p>
      <text:p text:style-name="P56"><text:soft-page-break/><text:span text:style-name="T16">console</text:span>.<text:span text:style-name="T25">log</text:span>(<text:span text:style-name="T28">'nota final: '</text:span>+<text:span text:style-name="T25">getNote</text:span>(<text:span text:style-name="T37">80</text:span>))</text:p>
      <text:p text:style-name="P56"><text:span text:style-name="T16">console</text:span>.<text:span text:style-name="T25">log</text:span>(<text:span text:style-name="T28">'nota final: '</text:span>+<text:span text:style-name="T25">getNote</text:span>(<text:span text:style-name="T37">85</text:span>))</text:p>
      <text:p text:style-name="P56"><text:span text:style-name="T16">console</text:span>.<text:span text:style-name="T25">log</text:span>(<text:span text:style-name="T28">'nota final: '</text:span>+<text:span text:style-name="T25">getNote</text:span>(<text:span text:style-name="T37">89</text:span>))</text:p>
      <text:p text:style-name="P56"><text:span text:style-name="T16">console</text:span>.<text:span text:style-name="T25">log</text:span>(<text:span text:style-name="T28">'nota final: '</text:span>+<text:span text:style-name="T25">getNote</text:span>(<text:span text:style-name="T37">90</text:span>))</text:p>
      <text:p text:style-name="P56"><text:span text:style-name="T16">console</text:span>.<text:span text:style-name="T25">log</text:span>(<text:span text:style-name="T28">'nota final: '</text:span>+<text:span text:style-name="T25">getNote</text:span>(<text:span text:style-name="T37">95</text:span>))</text:p>
      <text:p text:style-name="P56"><text:span text:style-name="T16">console</text:span>.<text:span text:style-name="T25">log</text:span>(<text:span text:style-name="T28">'nota final: '</text:span>+<text:span text:style-name="T25">getNote</text:span>(<text:span text:style-name="T37">100</text:span>))</text:p>
      <text:p text:style-name="P56"><text:span text:style-name="T16">console</text:span>.<text:span text:style-name="T25">log</text:span>(<text:span text:style-name="T28">'nota final: '</text:span>+<text:span text:style-name="T25">getNote</text:span>(<text:span text:style-name="T37">101</text:span>))</text:p>
      <text:p text:style-name="P56"><text:span text:style-name="T16">console</text:span>.<text:span text:style-name="T25">log</text:span>(<text:span text:style-name="T28">'nota final: '</text:span>+<text:span text:style-name="T25">getNote</text:span>(-<text:span text:style-name="T37">1</text:span>))</text:p>
      <text:p text:style-name="P118"/>
      <text:list xml:id="list173432399079488" text:continue-numbering="true" text:style-name="L47">
        <text:list-item>
          <text:p text:style-name="P193">Flu<text:span text:style-name="T60">x</text:span>o e caixa familiar</text:p>
        </text:list-item>
      </text:list>
      <text:p text:style-name="P118"/>
      <text:p text:style-name="P91">/* ### Distema de gastos familiar</text:p>
      <text:p text:style-name="P92">Crie um objeto que possuiŕa 2 propiedades, ambas do tipo array:</text:p>
      <text:p text:style-name="P92">* receitas: []</text:p>
      <text:p text:style-name="P92">* despesas: []</text:p>
      <text:p text:style-name="P92">Agora, crie uma função que irá calcular o total de receitas e despesas e irá mostrar uma mensagem se a família está com saldo positivo ou negativo, seguido do valor do saldo.</text:p>
      <text:p text:style-name="P92">*/</text:p>
      <text:p text:style-name="P56"><text:span text:style-name="T31">let</text:span> <text:span text:style-name="T16">gastoFamiliar</text:span> = {</text:p>
      <text:p text:style-name="P56"><text:span text:style-name="T16">receita:</text:span> [<text:span text:style-name="T16">salario</text:span>=<text:span text:style-name="T37">1000</text:span>, <text:span text:style-name="T16">rendaExtra</text:span>=<text:span text:style-name="T37">2000</text:span>,],</text:p>
      <text:p text:style-name="P56"><text:span text:style-name="T16">despesa:</text:span> [<text:span text:style-name="T16">agua</text:span>=<text:span text:style-name="T37">100.59</text:span>, <text:span text:style-name="T16">aluguel</text:span>=<text:span text:style-name="T37">1000.43</text:span>, <text:span text:style-name="T16">luz</text:span>=<text:span text:style-name="T37">500.37</text:span>, <text:span text:style-name="T16">internet</text:span>=<text:span text:style-name="T37">80</text:span>],</text:p>
      <text:p text:style-name="P56">}</text:p>
      <text:p text:style-name="P92">// receitas</text:p>
      <text:p text:style-name="P56"><text:span text:style-name="T31">function</text:span> <text:span text:style-name="T25">sum</text:span>(<text:span text:style-name="T16">array</text:span>){</text:p>
      <text:p text:style-name="P56"><text:span text:style-name="T31">let</text:span> <text:span text:style-name="T16">total</text:span> = <text:span text:style-name="T37">0</text:span>;</text:p>
      <text:p text:style-name="P56"><text:span text:style-name="T48">for</text:span>(<text:span text:style-name="T31">let</text:span> <text:span text:style-name="T16">value</text:span> <text:span text:style-name="T31">of</text:span> <text:span text:style-name="T16">array</text:span>){</text:p>
      <text:p text:style-name="P56"><text:span text:style-name="T16">total</text:span> += <text:span text:style-name="T16">value</text:span></text:p>
      <text:p text:style-name="P56">}</text:p>
      <text:p text:style-name="P56"><text:span text:style-name="T48">return</text:span> <text:span text:style-name="T16">total</text:span></text:p>
      <text:p text:style-name="P56">}</text:p>
      <text:p text:style-name="P149"/>
      <text:p text:style-name="P92">//resultado final e status saldo</text:p>
      <text:p text:style-name="P56"><text:span text:style-name="T31">function</text:span> <text:span text:style-name="T25">calculateBalance</text:span>(){</text:p>
      <text:p text:style-name="P56"><text:span text:style-name="T31">const</text:span> <text:span text:style-name="T40">totalReceita</text:span> = <text:span text:style-name="T25">sum</text:span>(<text:span text:style-name="T16">gastoFamiliar</text:span>.<text:span text:style-name="T16">receita</text:span>)</text:p>
      <text:p text:style-name="P56"><text:span text:style-name="T31">const</text:span> <text:span text:style-name="T40">totalDespesa</text:span> = <text:span text:style-name="T25">sum</text:span>(<text:span text:style-name="T16">gastoFamiliar</text:span>.<text:span text:style-name="T16">despesa</text:span>)</text:p>
      <text:p text:style-name="P56"><text:span text:style-name="T31">const</text:span> <text:span text:style-name="T40">balance</text:span> = <text:span text:style-name="T40">totalReceita</text:span> - <text:span text:style-name="T40">totalDespesa</text:span></text:p>
      <text:p text:style-name="P56"><text:span text:style-name="T16">saldo</text:span> = <text:span text:style-name="T28">"Negativo"</text:span>;</text:p>
      <text:p text:style-name="P56"><text:span text:style-name="T48">if</text:span>(<text:span text:style-name="T40">balance</text:span> &gt;=<text:span text:style-name="T37">0</text:span>){</text:p>
      <text:p text:style-name="P56"><text:span text:style-name="T16">saldo</text:span> = <text:span text:style-name="T28">"Positivo"</text:span></text:p>
      <text:p text:style-name="P56">}</text:p>
      <text:p text:style-name="P56"><text:span text:style-name="T16">console</text:span>.<text:span text:style-name="T25">log</text:span>(<text:span text:style-name="T28">'Seu saldo é '</text:span>+<text:span text:style-name="T16">saldo</text:span>+<text:span text:style-name="T28">' - R$ '</text:span>+<text:span text:style-name="T40">balance</text:span>.<text:span text:style-name="T25">toFixed</text:span>(<text:span text:style-name="T37">2</text:span>))</text:p>
      <text:p text:style-name="P56">}</text:p>
      <text:p text:style-name="P56"><text:span text:style-name="T25">calculateBalance</text:span>()</text:p>
      <text:p text:style-name="P118"/>
      <text:list xml:id="list173432788075971" text:continue-numbering="true" text:style-name="L47">
        <text:list-item>
          <text:p text:style-name="P193">Celsius to Fahrenheit</text:p>
        </text:list-item>
      </text:list>
      <text:p text:style-name="P118"/>
      <text:list xml:id="list173432085650226" text:continue-numbering="true" text:style-name="L47">
        <text:list-item>
          <text:p text:style-name="P193">Buscando e encontrando dados em Array</text:p>
        </text:list-item>
      </text:list>
      <text:p text:style-name="P1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background-color="#ff8000"/>
    </style:style>
    <style:style style:name="Bullet_20_Symbols" style:display-name="Bullet Symbols" style:family="text">
      <style:text-properties style:font-name="OpenSymbol" fo:font-family="OpenSymbol" style:font-charset="x-symbol" fo:font-weight="normal" style:font-name-asian="OpenSymbol" style:font-family-asian="OpenSymbol" style:font-charset-asian="x-symbol" style:font-weight-asian="normal" style:font-name-complex="OpenSymbol" style:font-family-complex="OpenSymbol" style:font-charset-complex="x-symbo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6T21:40:53.821905271</meta:creation-date>
    <dc:date>2021-10-08T17:34:31.609991922</dc:date>
    <meta:editing-duration>P1DT2H52M13S</meta:editing-duration>
    <meta:editing-cycles>45</meta:editing-cycles>
    <meta:generator>LibreOffice/6.1.5.2$Linux_X86_64 LibreOffice_project/10$Build-2</meta:generator>
    <meta:document-statistic meta:table-count="0" meta:image-count="0" meta:object-count="0" meta:page-count="27" meta:paragraph-count="1009" meta:word-count="4174" meta:character-count="25810" meta:non-whitespace-character-count="22687"/>
  </office:meta>
</office:document-meta>
</file>